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44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8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6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number-columns-repeated="7" table:default-cell-style-name="ce58"/>
        <table:table-column table:style-name="co6" table:default-cell-style-name="ce65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48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Warcries</text:p>
          </table:table-cell>
          <table:table-cell table:style-name="ce13" office:value-type="string">
            <text:p>Superiority</text:p>
          </table:table-cell>
          <table:table-cell table:style-name="ce13" office:value-type="string">
            <text:p>Bloodthirst</text:p>
          </table:table-cell>
          <table:table-cell table:style-name="ce13" office:value-type="string">
            <text:p>Field Control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Pack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 office:value-type="string">
            <text:p>Sanguisuge</text:p>
          </table:table-cell>
          <table:table-cell table:style-name="ce52" office:value-type="string">
            <text:p>Bone</text:p>
          </table:table-cell>
          <table:table-cell table:style-name="ce52" office:value-type="string">
            <text:p>Hexes</text:p>
          </table:table-cell>
          <table:table-cell table:style-name="ce52" office:value-type="string">
            <text:p>Curses</text:p>
          </table:table-cell>
          <table:table-cell table:style-name="ce52" office:value-type="string">
            <text:p>Plague</text:p>
          </table:table-cell>
          <table:table-cell table:style-name="ce52" office:value-type="string">
            <text:p>Scourge</text:p>
          </table:table-cell>
          <table:table-cell table:style-name="ce52" office:value-type="string">
            <text:p>Reaving Combat</text:p>
          </table:table-cell>
          <table:table-cell table:style-name="ce60"/>
          <table:table-cell table:style-name="ce66" office:value-type="string">
            <text:p>Nb talents</text:p>
          </table:table-cell>
          <table:table-cell table:style-name="ce66" office:value-type="string">
            <text:p>Nb skills</text:p>
          </table:table-cell>
          <table:table-cell table:style-name="ce66" office:value-type="string">
            <text:p>Talent/Skill Ratio</text:p>
          </table:table-cell>
          <table:table-cell table:style-name="ce66"/>
          <table:table-cell table:style-name="ce66" office:value-type="string">
            <text:p>Total</text:p>
          </table:table-cell>
          <table:table-cell table:style-name="ce66" table:number-columns-repeated="946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3" office:value-type="float" office:value="-20">
            <text:p>-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60"/>
          <table:table-cell table:style-name="ce66" table:number-columns-repeated="951"/>
        </table:table-row>
        <table:table-row table:style-name="ro1">
          <table:table-cell table:style-name="ce9"/>
          <table:table-cell table:style-name="ce15" table:number-columns-repeated="18"/>
          <table:table-cell table:style-name="ce27" table:number-columns-repeated="22"/>
          <table:table-cell table:style-name="ce38" table:number-columns-repeated="6"/>
          <table:table-cell table:style-name="ce46" table:number-columns-repeated="10"/>
          <table:table-cell table:style-name="ce15" table:number-columns-repeated="8"/>
          <table:table-cell table:style-name="ce54" table:number-columns-repeated="7"/>
          <table:table-cell table:style-name="ce61"/>
          <table:table-cell table:style-name="ce67" table:number-columns-repeated="951"/>
        </table:table-row>
        <table:table-row table:style-name="ro1">
          <table:table-cell table:style-name="ce10"/>
          <table:table-cell table:style-name="ce16" table:number-columns-repeated="18"/>
          <table:table-cell table:style-name="ce28" table:number-columns-repeated="22"/>
          <table:table-cell table:style-name="ce39" table:number-columns-repeated="6"/>
          <table:table-cell table:style-name="ce47" table:number-columns-repeated="10"/>
          <table:table-cell table:style-name="ce16" table:number-columns-repeated="8"/>
          <table:table-cell table:style-name="ce55" table:number-columns-repeated="7"/>
          <table:table-cell table:style-name="ce62"/>
          <table:table-cell table:style-name="ce68" table:number-columns-repeated="951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M$2];&quot;&gt;0&quot;;[.$B6:.$BM6])" office:value-type="float" office:value="140">
            <text:p>140</text:p>
          </table:table-cell>
          <table:table-cell table:style-name="ce72" table:formula="of:=SUMIF([.$B$2:.$BT$2];&quot;&lt;0&quot;;[.$B6:.$BT6])" office:value-type="float" office:value="60">
            <text:p>60</text:p>
          </table:table-cell>
          <table:table-cell table:style-name="ce75" table:formula="of:=[.BV5]/[.BW5]" office:value-type="float" office:value="2.33333333333333">
            <text:p>2,33</text:p>
          </table:table-cell>
          <table:table-cell table:style-name="ce75"/>
          <table:table-cell table:style-name="ce75" table:number-matrix-columns-spanned="1" table:number-matrix-rows-spanned="1" table:formula="of:=SUM(ABS([.B5:.BJ5]))" office:value-type="float" office:value="16.2">
            <text:p>16,2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string" office:string-value=" ">
            <text:p><text:s/></text:p>
          </table:table-cell>
          <table:table-cell table:style-name="ce18" table:formula="of:=IF(ISNUMBER([.Q5]);IF([.Q5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]);IF([.S5]&gt;0;ABS([.S$2]);&quot; &quot;);&quot; &quot;)" office:value-type="string" office:string-value=" ">
            <text:p><text:s/></text:p>
          </table:table-cell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Y5]);IF([.Y5]&gt;0;ABS([.Y$2]);&quot; &quot;);&quot; &quot;)" office:value-type="float" office:value="20">
            <text:p>20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float" office:value="20">
            <text:p>20</text:p>
          </table:table-cell>
          <table:table-cell table:style-name="ce18" table:formula="of:=IF(ISNUMBER([.AC5]);IF([.AC5]&gt;0;ABS([.AC$2]);&quot; &quot;);&quot; &quot;)" office:value-type="string" office:string-value=" ">
            <text:p><text:s/></text:p>
          </table:table-cell>
          <table:table-cell table:style-name="ce18" table:formula="of:=IF(ISNUMBER([.AD5]);IF([.AD5]&gt;0;ABS([.AD$2]);&quot; &quot;);&quot; &quot;)" office:value-type="float" office:value="20">
            <text:p>20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float" office:value="20">
            <text:p>20</text:p>
          </table:table-cell>
          <table:table-cell table:style-name="ce18" table:formula="of:=IF(ISNUMBER([.AG5]);IF([.AG5]&gt;0;ABS([.AG$2]);&quot; &quot;);&quot; &quot;)" office:value-type="float" office:value="20">
            <text:p>20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formula="of:=IF(ISNUMBER([.AK5]);IF([.AK5]&gt;0;ABS([.AK$2]);&quot; &quot;);&quot; &quot;)" office:value-type="string" office:string-value=" ">
            <text:p><text:s/></text:p>
          </table:table-cell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18" table:formula="of:=IF(ISNUMBER([.BI5]);IF([.BI5]&gt;0;ABS([.BI$2]);&quot; &quot;);&quot; &quot;)" office:value-type="string" office:string-value=" ">
            <text:p><text:s/></text:p>
          </table:table-cell>
          <table:table-cell table:style-name="ce18" table:formula="of:=IF(ISNUMBER([.BJ5]);IF([.BJ5]&gt;0;ABS([.BJ$2]);&quot; &quot;);&quot; &quot;)" office:value-type="string" office:string-value=" ">
            <text:p><text:s/></text:p>
          </table:table-cell>
          <table:table-cell table:style-name="ce18" table:formula="of:=IF(ISNUMBER([.BK5]);IF([.BK5]&gt;0;ABS([.BK$2]);&quot; &quot;);&quot; &quot;)" office:value-type="string" office:string-value=" ">
            <text:p><text:s/></text:p>
          </table:table-cell>
          <table:table-cell table:style-name="ce18" table:formula="of:=IF(ISNUMBER([.BL5]);IF([.BL5]&gt;0;ABS([.BL$2]);&quot; &quot;);&quot; &quot;)" office:value-type="string" office:string-value=" ">
            <text:p><text:s/></text:p>
          </table:table-cell>
          <table:table-cell table:style-name="ce18" table:formula="of:=IF(ISNUMBER([.BM5]);IF([.BM5]&gt;0;ABS([.BM$2]);&quot; &quot;);&quot; &quot;)" office:value-type="string" office:string-value=" ">
            <text:p><text:s/></text:p>
          </table:table-cell>
          <table:table-cell table:style-name="ce57" table:formula="of:=IF(ISNUMBER([.BN5]);IF([.BN5]&gt;0;ABS([.BN$2]);&quot; &quot;);&quot; &quot;)" office:value-type="string" office:string-value=" ">
            <text:p><text:s/></text:p>
          </table:table-cell>
          <table:table-cell table:style-name="ce57" table:formula="of:=IF(ISNUMBER([.BO5]);IF([.BO5]&gt;0;ABS([.BO$2]);&quot; &quot;);&quot; &quot;)" office:value-type="string" office:string-value=" ">
            <text:p><text:s/></text:p>
          </table:table-cell>
          <table:table-cell table:style-name="ce57" table:formula="of:=IF(ISNUMBER([.BP5]);IF([.BP5]&gt;0;ABS([.BP$2]);&quot; &quot;);&quot; &quot;)" office:value-type="string" office:string-value=" ">
            <text:p><text:s/></text:p>
          </table:table-cell>
          <table:table-cell table:style-name="ce57" table:formula="of:=IF(ISNUMBER([.BQ5]);IF([.BQ5]&gt;0;ABS([.BQ$2]);&quot; &quot;);&quot; &quot;)" office:value-type="string" office:string-value=" ">
            <text:p><text:s/></text:p>
          </table:table-cell>
          <table:table-cell table:style-name="ce57" table:formula="of:=IF(ISNUMBER([.BR5]);IF([.BR5]&gt;0;ABS([.BR$2]);&quot; &quot;);&quot; &quot;)" office:value-type="string" office:string-value=" ">
            <text:p><text:s/></text:p>
          </table:table-cell>
          <table:table-cell table:style-name="ce57" table:formula="of:=IF(ISNUMBER([.BS5]);IF([.BS5]&gt;0;ABS([.BS$2]);&quot; &quot;);&quot; &quot;)" office:value-type="string" office:string-value=" ">
            <text:p><text:s/></text:p>
          </table:table-cell>
          <table:table-cell table:style-name="ce57" table:formula="of:=IF(ISNUMBER([.BT5]);IF([.BT5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M$2];&quot;&gt;0&quot;;[.$B7:.$BM7])" office:value-type="float" office:value="40">
            <text:p>40</text:p>
          </table:table-cell>
          <table:table-cell table:style-name="ce72" table:formula="of:=SUMIF([.$B$2:.$BT$2];&quot;&lt;0&quot;;[.$B7:.$BT7])" office:value-type="float" office:value="20">
            <text:p>20</text:p>
          </table:table-cell>
          <table:table-cell table:style-name="ce76" table:formula="of:=[.BV6]/[.BW6]" office:value-type="float" office:value="2">
            <text:p>2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5]);IF([.Y5]&gt;0;&quot; &quot;;ABS([.Y$2]));&quot; &quot;)" office:value-type="string" office:string-value=" ">
            <text:p><text:s/>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float" office:value="20">
            <text:p>20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float" office:value="20">
            <text:p>20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formula="of:=IF(ISNUMBER([.AK5]);IF([.AK5]&gt;0;&quot; &quot;;ABS([.AK$2]));&quot; &quot;)" office:value-type="string" office:string-value=" ">
            <text:p><text:s/></text:p>
          </table:table-cell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]);IF([.AS5]&gt;0;&quot; &quot;;ABS([.AS$2]));&quot; &quot;)" office:value-type="float" office:value="20">
            <text:p>20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18" table:formula="of:=IF(ISNUMBER([.BI5]);IF([.BI5]&gt;0;&quot; &quot;;ABS([.BI$2]));&quot; &quot;)" office:value-type="string" office:string-value=" ">
            <text:p><text:s/></text:p>
          </table:table-cell>
          <table:table-cell table:style-name="ce18" table:formula="of:=IF(ISNUMBER([.BJ5]);IF([.BJ5]&gt;0;&quot; &quot;;ABS([.BJ$2]));&quot; &quot;)" office:value-type="string" office:string-value=" ">
            <text:p><text:s/></text:p>
          </table:table-cell>
          <table:table-cell table:style-name="ce18" table:formula="of:=IF(ISNUMBER([.BK5]);IF([.BK5]&gt;0;&quot; &quot;;ABS([.BK$2]));&quot; &quot;)" office:value-type="string" office:string-value=" ">
            <text:p><text:s/></text:p>
          </table:table-cell>
          <table:table-cell table:style-name="ce18" table:formula="of:=IF(ISNUMBER([.BL5]);IF([.BL5]&gt;0;&quot; &quot;;ABS([.BL$2]));&quot; &quot;)" office:value-type="string" office:string-value=" ">
            <text:p><text:s/></text:p>
          </table:table-cell>
          <table:table-cell table:style-name="ce18" table:formula="of:=IF(ISNUMBER([.BM5]);IF([.BM5]&gt;0;&quot; &quot;;ABS([.BM$2]));&quot; &quot;)" office:value-type="string" office:string-value=" ">
            <text:p><text:s/></text:p>
          </table:table-cell>
          <table:table-cell table:style-name="ce57" table:formula="of:=IF(ISNUMBER([.BN5]);IF([.BN5]&gt;0;&quot; &quot;;ABS([.BN$2]));&quot; &quot;)" office:value-type="string" office:string-value=" ">
            <text:p><text:s/></text:p>
          </table:table-cell>
          <table:table-cell table:style-name="ce57" table:formula="of:=IF(ISNUMBER([.BO5]);IF([.BO5]&gt;0;&quot; &quot;;ABS([.BO$2]));&quot; &quot;)" office:value-type="string" office:string-value=" ">
            <text:p><text:s/></text:p>
          </table:table-cell>
          <table:table-cell table:style-name="ce57" table:formula="of:=IF(ISNUMBER([.BP5]);IF([.BP5]&gt;0;&quot; &quot;;ABS([.BP$2]));&quot; &quot;)" office:value-type="string" office:string-value=" ">
            <text:p><text:s/></text:p>
          </table:table-cell>
          <table:table-cell table:style-name="ce57" table:formula="of:=IF(ISNUMBER([.BQ5]);IF([.BQ5]&gt;0;&quot; &quot;;ABS([.BQ$2]));&quot; &quot;)" office:value-type="string" office:string-value=" ">
            <text:p><text:s/></text:p>
          </table:table-cell>
          <table:table-cell table:style-name="ce57" table:formula="of:=IF(ISNUMBER([.BR5]);IF([.BR5]&gt;0;&quot; &quot;;ABS([.BR$2]));&quot; &quot;)" office:value-type="string" office:string-value=" ">
            <text:p><text:s/></text:p>
          </table:table-cell>
          <table:table-cell table:style-name="ce57" table:formula="of:=IF(ISNUMBER([.BS5]);IF([.BS5]&gt;0;&quot; &quot;;ABS([.BS$2]));&quot; &quot;)" office:value-type="string" office:string-value=" ">
            <text:p><text:s/></text:p>
          </table:table-cell>
          <table:table-cell table:style-name="ce57" table:formula="of:=IF(ISNUMBER([.BT5]);IF([.BT5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5]+[.BV6]" office:value-type="float" office:value="180">
            <text:p>180</text:p>
          </table:table-cell>
          <table:table-cell table:style-name="ce73" table:formula="of:=[.BW5]+[.BW6]" office:value-type="float" office:value="80">
            <text:p>80</text:p>
          </table:table-cell>
          <table:table-cell table:style-name="ce76" table:formula="of:=[.BV7]/[.BW7]" office:value-type="float" office:value="2.25">
            <text:p>2,25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40"/>
          <table:table-cell table:style-name="ce40"/>
          <table:table-cell table:style-name="ce40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M$2];&quot;&gt;0&quot;;[.$B9:.$BM9])" office:value-type="float" office:value="60">
            <text:p>60</text:p>
          </table:table-cell>
          <table:table-cell table:style-name="ce72" table:formula="of:=SUMIF([.$B$2:.$BT$2];&quot;&lt;0&quot;;[.$B9:.$BT9])" office:value-type="float" office:value="40">
            <text:p>40</text:p>
          </table:table-cell>
          <table:table-cell table:style-name="ce75" table:formula="of:=[.BV8]/[.BW8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8:.BJ8]))" office:value-type="float" office:value="11.2">
            <text:p>11,2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string" office:string-value=" ">
            <text:p><text:s/></text:p>
          </table:table-cell>
          <table:table-cell table:style-name="ce18" table:formula="of:=IF(ISNUMBER([.AF8]);IF([.AF8]&gt;0;ABS([.AF$2]);&quot; &quot;);&quot; &quot;)" office:value-type="string" office:string-value=" ">
            <text:p><text:s/></text:p>
          </table:table-cell>
          <table:table-cell table:style-name="ce18" table:formula="of:=IF(ISNUMBER([.AG8]);IF([.AG8]&gt;0;ABS([.AG$2]);&quot; &quot;);&quot; &quot;)" office:value-type="string" office:string-value=" ">
            <text:p><text:s/>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float" office:value="20">
            <text:p>20</text:p>
          </table:table-cell>
          <table:table-cell table:style-name="ce18" table:formula="of:=IF(ISNUMBER([.AK8]);IF([.AK8]&gt;0;ABS([.AK$2]);&quot; &quot;);&quot; &quot;)" office:value-type="string" office:string-value=" ">
            <text:p><text:s/></text:p>
          </table:table-cell>
          <table:table-cell table:style-name="ce18" table:formula="of:=IF(ISNUMBER([.AL8]);IF([.AL8]&gt;0;ABS([.AL$2]);&quot; &quot;);&quot; &quot;)" office:value-type="float" office:value="20">
            <text:p>20</text:p>
          </table:table-cell>
          <table:table-cell table:style-name="ce18" table:formula="of:=IF(ISNUMBER([.AM8]);IF([.AM8]&gt;0;ABS([.AM$2]);&quot; &quot;);&quot; &quot;)" office:value-type="float" office:value="20">
            <text:p>20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float" office:value="20">
            <text:p>20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18" table:formula="of:=IF(ISNUMBER([.BI8]);IF([.BI8]&gt;0;ABS([.BI$2]);&quot; &quot;);&quot; &quot;)" office:value-type="string" office:string-value=" ">
            <text:p><text:s/></text:p>
          </table:table-cell>
          <table:table-cell table:style-name="ce18" table:formula="of:=IF(ISNUMBER([.BJ8]);IF([.BJ8]&gt;0;ABS([.BJ$2]);&quot; &quot;);&quot; &quot;)" office:value-type="string" office:string-value=" ">
            <text:p><text:s/></text:p>
          </table:table-cell>
          <table:table-cell table:style-name="ce18" table:formula="of:=IF(ISNUMBER([.BK8]);IF([.BK8]&gt;0;ABS([.BK$2]);&quot; &quot;);&quot; &quot;)" office:value-type="string" office:string-value=" ">
            <text:p><text:s/></text:p>
          </table:table-cell>
          <table:table-cell table:style-name="ce18" table:formula="of:=IF(ISNUMBER([.BL8]);IF([.BL8]&gt;0;ABS([.BL$2]);&quot; &quot;);&quot; &quot;)" office:value-type="string" office:string-value=" ">
            <text:p><text:s/></text:p>
          </table:table-cell>
          <table:table-cell table:style-name="ce18" table:formula="of:=IF(ISNUMBER([.BM8]);IF([.BM8]&gt;0;ABS([.BM$2]);&quot; &quot;);&quot; &quot;)" office:value-type="string" office:string-value=" ">
            <text:p><text:s/></text:p>
          </table:table-cell>
          <table:table-cell table:style-name="ce57" table:formula="of:=IF(ISNUMBER([.BN8]);IF([.BN8]&gt;0;ABS([.BN$2]);&quot; &quot;);&quot; &quot;)" office:value-type="string" office:string-value=" ">
            <text:p><text:s/></text:p>
          </table:table-cell>
          <table:table-cell table:style-name="ce57" table:formula="of:=IF(ISNUMBER([.BO8]);IF([.BO8]&gt;0;ABS([.BO$2]);&quot; &quot;);&quot; &quot;)" office:value-type="string" office:string-value=" ">
            <text:p><text:s/></text:p>
          </table:table-cell>
          <table:table-cell table:style-name="ce57" table:formula="of:=IF(ISNUMBER([.BP8]);IF([.BP8]&gt;0;ABS([.BP$2]);&quot; &quot;);&quot; &quot;)" office:value-type="string" office:string-value=" ">
            <text:p><text:s/></text:p>
          </table:table-cell>
          <table:table-cell table:style-name="ce57" table:formula="of:=IF(ISNUMBER([.BQ8]);IF([.BQ8]&gt;0;ABS([.BQ$2]);&quot; &quot;);&quot; &quot;)" office:value-type="string" office:string-value=" ">
            <text:p><text:s/></text:p>
          </table:table-cell>
          <table:table-cell table:style-name="ce57" table:formula="of:=IF(ISNUMBER([.BR8]);IF([.BR8]&gt;0;ABS([.BR$2]);&quot; &quot;);&quot; &quot;)" office:value-type="string" office:string-value=" ">
            <text:p><text:s/></text:p>
          </table:table-cell>
          <table:table-cell table:style-name="ce57" table:formula="of:=IF(ISNUMBER([.BS8]);IF([.BS8]&gt;0;ABS([.BS$2]);&quot; &quot;);&quot; &quot;)" office:value-type="string" office:string-value=" ">
            <text:p><text:s/></text:p>
          </table:table-cell>
          <table:table-cell table:style-name="ce57" table:formula="of:=IF(ISNUMBER([.BT8]);IF([.BT8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M$2];&quot;&gt;0&quot;;[.$B10:.$BM10])" office:value-type="float" office:value="40">
            <text:p>40</text:p>
          </table:table-cell>
          <table:table-cell table:style-name="ce72" table:formula="of:=SUMIF([.$B$2:.$BT$2];&quot;&lt;0&quot;;[.$B10:.$BT10])" office:value-type="float" office:value="55">
            <text:p>55</text:p>
          </table:table-cell>
          <table:table-cell table:style-name="ce76" table:formula="of:=[.BV9]/[.BW9]" office:value-type="float" office:value="0.727272727272727">
            <text:p>0,73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string" office:string-value=" ">
            <text:p><text:s/>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float" office:value="20">
            <text:p>20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float" office:value="20">
            <text:p>20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8]);IF([.AS8]&gt;0;&quot; &quot;;ABS([.AS$2]));&quot; &quot;)" office:value-type="float" office:value="20">
            <text:p>20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18" table:formula="of:=IF(ISNUMBER([.BI8]);IF([.BI8]&gt;0;&quot; &quot;;ABS([.BI$2]));&quot; &quot;)" office:value-type="string" office:string-value=" ">
            <text:p><text:s/></text:p>
          </table:table-cell>
          <table:table-cell table:style-name="ce18" table:formula="of:=IF(ISNUMBER([.BJ8]);IF([.BJ8]&gt;0;&quot; &quot;;ABS([.BJ$2]));&quot; &quot;)" office:value-type="string" office:string-value=" ">
            <text:p><text:s/></text:p>
          </table:table-cell>
          <table:table-cell table:style-name="ce18" table:formula="of:=IF(ISNUMBER([.BK8]);IF([.BK8]&gt;0;&quot; &quot;;ABS([.BK$2]));&quot; &quot;)" office:value-type="string" office:string-value=" ">
            <text:p><text:s/></text:p>
          </table:table-cell>
          <table:table-cell table:style-name="ce18" table:formula="of:=IF(ISNUMBER([.BL8]);IF([.BL8]&gt;0;&quot; &quot;;ABS([.BL$2]));&quot; &quot;)" office:value-type="string" office:string-value=" ">
            <text:p><text:s/></text:p>
          </table:table-cell>
          <table:table-cell table:style-name="ce18" table:formula="of:=IF(ISNUMBER([.BM8]);IF([.BM8]&gt;0;&quot; &quot;;ABS([.BM$2]));&quot; &quot;)" office:value-type="string" office:string-value=" ">
            <text:p><text:s/></text:p>
          </table:table-cell>
          <table:table-cell table:style-name="ce57" table:formula="of:=IF(ISNUMBER([.BN8]);IF([.BN8]&gt;0;&quot; &quot;;ABS([.BN$2]));&quot; &quot;)" office:value-type="string" office:string-value=" ">
            <text:p><text:s/></text:p>
          </table:table-cell>
          <table:table-cell table:style-name="ce57" table:formula="of:=IF(ISNUMBER([.BO8]);IF([.BO8]&gt;0;&quot; &quot;;ABS([.BO$2]));&quot; &quot;)" office:value-type="string" office:string-value=" ">
            <text:p><text:s/></text:p>
          </table:table-cell>
          <table:table-cell table:style-name="ce57" table:formula="of:=IF(ISNUMBER([.BP8]);IF([.BP8]&gt;0;&quot; &quot;;ABS([.BP$2]));&quot; &quot;)" office:value-type="string" office:string-value=" ">
            <text:p><text:s/></text:p>
          </table:table-cell>
          <table:table-cell table:style-name="ce57" table:formula="of:=IF(ISNUMBER([.BQ8]);IF([.BQ8]&gt;0;&quot; &quot;;ABS([.BQ$2]));&quot; &quot;)" office:value-type="string" office:string-value=" ">
            <text:p><text:s/></text:p>
          </table:table-cell>
          <table:table-cell table:style-name="ce57" table:formula="of:=IF(ISNUMBER([.BR8]);IF([.BR8]&gt;0;&quot; &quot;;ABS([.BR$2]));&quot; &quot;)" office:value-type="string" office:string-value=" ">
            <text:p><text:s/></text:p>
          </table:table-cell>
          <table:table-cell table:style-name="ce57" table:formula="of:=IF(ISNUMBER([.BS8]);IF([.BS8]&gt;0;&quot; &quot;;ABS([.BS$2]));&quot; &quot;)" office:value-type="string" office:string-value=" ">
            <text:p><text:s/></text:p>
          </table:table-cell>
          <table:table-cell table:style-name="ce57" table:formula="of:=IF(ISNUMBER([.BT8]);IF([.BT8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8]+[.BV9]" office:value-type="float" office:value="100">
            <text:p>100</text:p>
          </table:table-cell>
          <table:table-cell table:style-name="ce73" table:formula="of:=[.BW8]+[.BW9]" office:value-type="float" office:value="95">
            <text:p>95</text:p>
          </table:table-cell>
          <table:table-cell table:style-name="ce76" table:formula="of:=[.BV10]/[.BW10]" office:value-type="float" office:value="1.05263157894737">
            <text:p>1,05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Pyr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/>
          <table:table-cell table:style-name="ce29" office:value-type="float" office:value="1.2">
            <text:p>1,2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M$2];&quot;&gt;0&quot;;[.$B12:.$BM12])" office:value-type="float" office:value="120">
            <text:p>120</text:p>
          </table:table-cell>
          <table:table-cell table:style-name="ce72" table:formula="of:=SUMIF([.$B$2:.$BT$2];&quot;&lt;0&quot;;[.$B12:.$BT12])" office:value-type="float" office:value="60">
            <text:p>60</text:p>
          </table:table-cell>
          <table:table-cell table:style-name="ce75" table:formula="of:=[.BV11]/[.BW11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1:.BJ11]))" office:value-type="float" office:value="14.8">
            <text:p>14,8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 table:formula="of:=IF(ISNUMBER([.O11]);IF([.O11]&gt;0;ABS([.O$2]);&quot; &quot;);&quot; &quot;)" office:value-type="string" office:string-value=" ">
            <text:p><text:s/></text:p>
          </table:table-cell>
          <table:table-cell table:style-name="ce18" table:formula="of:=IF(ISNUMBER([.P11]);IF([.P11]&gt;0;ABS([.P$2]);&quot; &quot;);&quot; &quot;)" office:value-type="string" office:string-value=" ">
            <text:p><text:s/></text:p>
          </table:table-cell>
          <table:table-cell table:style-name="ce18" table:formula="of:=IF(ISNUMBER([.Q11]);IF([.Q1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1]);IF([.S11]&gt;0;ABS([.S$2]);&quot; &quot;);&quot; &quot;)" office:value-type="string" office:string-value=" ">
            <text:p><text:s/></text:p>
          </table:table-cell>
          <table:table-cell table:style-name="ce18" table:formula="of:=IF(ISNUMBER([.T11]);IF([.T11]&gt;0;ABS([.T$2]);&quot; &quot;);&quot; &quot;)" office:value-type="float" office:value="20">
            <text:p>20</text:p>
          </table:table-cell>
          <table:table-cell table:style-name="ce18" table:formula="of:=IF(ISNUMBER([.U11]);IF([.U11]&gt;0;ABS([.U$2]);&quot; &quot;);&quot; &quot;)" office:value-type="float" office:value="20">
            <text:p>20</text:p>
          </table:table-cell>
          <table:table-cell table:style-name="ce18" table:formula="of:=IF(ISNUMBER([.V11]);IF([.V11]&gt;0;ABS([.V$2]);&quot; &quot;);&quot; &quot;)" office:value-type="float" office:value="20">
            <text:p>20</text:p>
          </table:table-cell>
          <table:table-cell table:style-name="ce18" table:formula="of:=IF(ISNUMBER([.W11]);IF([.W11]&gt;0;ABS([.W$2]);&quot; &quot;);&quot; &quot;)" office:value-type="string" office:string-value=" ">
            <text:p><text:s/></text:p>
          </table:table-cell>
          <table:table-cell table:style-name="ce18" table:formula="of:=IF(ISNUMBER([.X11]);IF([.X11]&gt;0;ABS([.X$2]);&quot; &quot;);&quot; &quot;)" office:value-type="string" office:string-value=" ">
            <text:p><text:s/></text:p>
          </table:table-cell>
          <table:table-cell table:style-name="ce18" table:formula="of:=IF(ISNUMBER([.Y11]);IF([.Y11]&gt;0;ABS([.Y$2]);&quot; &quot;);&quot; &quot;)" office:value-type="float" office:value="20">
            <text:p>20</text:p>
          </table:table-cell>
          <table:table-cell table:style-name="ce18" table:formula="of:=IF(ISNUMBER([.Z11]);IF([.Z11]&gt;0;ABS([.Z$2]);&quot; &quot;);&quot; &quot;)" office:value-type="string" office:string-value=" ">
            <text:p><text:s/></text:p>
          </table:table-cell>
          <table:table-cell table:style-name="ce18" table:formula="of:=IF(ISNUMBER([.AA11]);IF([.AA11]&gt;0;ABS([.AA$2]);&quot; &quot;);&quot; &quot;)" office:value-type="float" office:value="20">
            <text:p>20</text:p>
          </table:table-cell>
          <table:table-cell table:style-name="ce18" table:formula="of:=IF(ISNUMBER([.AB11]);IF([.AB11]&gt;0;ABS([.AB$2]);&quot; &quot;);&quot; &quot;)" office:value-type="float" office:value="20">
            <text:p>20</text:p>
          </table:table-cell>
          <table:table-cell table:style-name="ce18" table:formula="of:=IF(ISNUMBER([.AC11]);IF([.AC11]&gt;0;ABS([.AC$2]);&quot; &quot;);&quot; &quot;)" office:value-type="string" office:string-value=" ">
            <text:p><text:s/></text:p>
          </table:table-cell>
          <table:table-cell table:style-name="ce18" table:formula="of:=IF(ISNUMBER([.AD11]);IF([.AD11]&gt;0;ABS([.AD$2]);&quot; &quot;);&quot; &quot;)" office:value-type="float" office:value="20">
            <text:p>20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float" office:value="20">
            <text:p>20</text:p>
          </table:table-cell>
          <table:table-cell table:style-name="ce18" table:formula="of:=IF(ISNUMBER([.AG11]);IF([.AG11]&gt;0;ABS([.AG$2]);&quot; &quot;);&quot; &quot;)" office:value-type="float" office:value="20">
            <text:p>20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formula="of:=IF(ISNUMBER([.AJ11]);IF([.AJ11]&gt;0;ABS([.AJ$2]);&quot; &quot;);&quot; &quot;)" office:value-type="string" office:string-value=" ">
            <text:p><text:s/></text:p>
          </table:table-cell>
          <table:table-cell table:style-name="ce18" table:formula="of:=IF(ISNUMBER([.AK11]);IF([.AK11]&gt;0;ABS([.AK$2]);&quot; &quot;);&quot; &quot;)" office:value-type="string" office:string-value=" ">
            <text:p><text:s/></text:p>
          </table:table-cell>
          <table:table-cell table:style-name="ce18" table:formula="of:=IF(ISNUMBER([.AL11]);IF([.AL11]&gt;0;ABS([.AL$2]);&quot; &quot;);&quot; &quot;)" office:value-type="string" office:string-value=" ">
            <text:p><text:s/></text:p>
          </table:table-cell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18" table:formula="of:=IF(ISNUMBER([.BI11]);IF([.BI11]&gt;0;ABS([.BI$2]);&quot; &quot;);&quot; &quot;)" office:value-type="string" office:string-value=" ">
            <text:p><text:s/></text:p>
          </table:table-cell>
          <table:table-cell table:style-name="ce18" table:formula="of:=IF(ISNUMBER([.BJ11]);IF([.BJ11]&gt;0;ABS([.BJ$2]);&quot; &quot;);&quot; &quot;)" office:value-type="string" office:string-value=" ">
            <text:p><text:s/></text:p>
          </table:table-cell>
          <table:table-cell table:style-name="ce18" table:formula="of:=IF(ISNUMBER([.BK11]);IF([.BK11]&gt;0;ABS([.BK$2]);&quot; &quot;);&quot; &quot;)" office:value-type="string" office:string-value=" ">
            <text:p><text:s/></text:p>
          </table:table-cell>
          <table:table-cell table:style-name="ce18" table:formula="of:=IF(ISNUMBER([.BL11]);IF([.BL11]&gt;0;ABS([.BL$2]);&quot; &quot;);&quot; &quot;)" office:value-type="string" office:string-value=" ">
            <text:p><text:s/></text:p>
          </table:table-cell>
          <table:table-cell table:style-name="ce18" table:formula="of:=IF(ISNUMBER([.BM11]);IF([.BM11]&gt;0;ABS([.BM$2]);&quot; &quot;);&quot; &quot;)" office:value-type="string" office:string-value=" ">
            <text:p><text:s/></text:p>
          </table:table-cell>
          <table:table-cell table:style-name="ce57" table:formula="of:=IF(ISNUMBER([.BN11]);IF([.BN11]&gt;0;ABS([.BN$2]);&quot; &quot;);&quot; &quot;)" office:value-type="string" office:string-value=" ">
            <text:p><text:s/></text:p>
          </table:table-cell>
          <table:table-cell table:style-name="ce57" table:formula="of:=IF(ISNUMBER([.BO11]);IF([.BO11]&gt;0;ABS([.BO$2]);&quot; &quot;);&quot; &quot;)" office:value-type="string" office:string-value=" ">
            <text:p><text:s/></text:p>
          </table:table-cell>
          <table:table-cell table:style-name="ce57" table:formula="of:=IF(ISNUMBER([.BP11]);IF([.BP11]&gt;0;ABS([.BP$2]);&quot; &quot;);&quot; &quot;)" office:value-type="string" office:string-value=" ">
            <text:p><text:s/></text:p>
          </table:table-cell>
          <table:table-cell table:style-name="ce57" table:formula="of:=IF(ISNUMBER([.BQ11]);IF([.BQ11]&gt;0;ABS([.BQ$2]);&quot; &quot;);&quot; &quot;)" office:value-type="string" office:string-value=" ">
            <text:p><text:s/></text:p>
          </table:table-cell>
          <table:table-cell table:style-name="ce57" table:formula="of:=IF(ISNUMBER([.BR11]);IF([.BR11]&gt;0;ABS([.BR$2]);&quot; &quot;);&quot; &quot;)" office:value-type="string" office:string-value=" ">
            <text:p><text:s/></text:p>
          </table:table-cell>
          <table:table-cell table:style-name="ce57" table:formula="of:=IF(ISNUMBER([.BS11]);IF([.BS11]&gt;0;ABS([.BS$2]);&quot; &quot;);&quot; &quot;)" office:value-type="string" office:string-value=" ">
            <text:p><text:s/></text:p>
          </table:table-cell>
          <table:table-cell table:style-name="ce57" table:formula="of:=IF(ISNUMBER([.BT11]);IF([.BT11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M$2];&quot;&gt;0&quot;;[.$B13:.$BM13])" office:value-type="float" office:value="40">
            <text:p>40</text:p>
          </table:table-cell>
          <table:table-cell table:style-name="ce72" table:formula="of:=SUMIF([.$B$2:.$BT$2];&quot;&lt;0&quot;;[.$B13:.$BT13])" office:value-type="float" office:value="20">
            <text:p>20</text:p>
          </table:table-cell>
          <table:table-cell table:style-name="ce76" table:formula="of:=[.BV12]/[.BW12]" office:value-type="float" office:value="2">
            <text:p>2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 table:formula="of:=IF(ISNUMBER([.O11]);IF([.O11]&gt;0;&quot; &quot;;ABS([.O$2]));&quot; &quot;)" office:value-type="string" office:string-value=" ">
            <text:p><text:s/></text:p>
          </table:table-cell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string" office:string-value=" ">
            <text:p><text:s/></text:p>
          </table:table-cell>
          <table:table-cell table:style-name="ce18" table:formula="of:=IF(ISNUMBER([.Z11]);IF([.Z11]&gt;0;&quot; &quot;;ABS([.Z$2]));&quot; &quot;)" office:value-type="string" office:string-value=" ">
            <text:p><text:s/></text:p>
          </table:table-cell>
          <table:table-cell table:style-name="ce18" table:formula="of:=IF(ISNUMBER([.AA11]);IF([.AA11]&gt;0;&quot; &quot;;ABS([.AA$2]));&quot; &quot;)" office:value-type="string" office:string-value=" ">
            <text:p><text:s/></text:p>
          </table:table-cell>
          <table:table-cell table:style-name="ce18" table:formula="of:=IF(ISNUMBER([.AB11]);IF([.AB11]&gt;0;&quot; &quot;;ABS([.AB$2]));&quot; &quot;)" office:value-type="string" office:string-value=" ">
            <text:p><text:s/></text:p>
          </table:table-cell>
          <table:table-cell table:style-name="ce18" table:formula="of:=IF(ISNUMBER([.AC11]);IF([.AC11]&gt;0;&quot; &quot;;ABS([.AC$2]));&quot; &quot;)" office:value-type="float" office:value="20">
            <text:p>20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float" office:value="20">
            <text:p>20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formula="of:=IF(ISNUMBER([.AJ11]);IF([.AJ11]&gt;0;&quot; &quot;;ABS([.AJ$2]));&quot; &quot;)" office:value-type="string" office:string-value=" ">
            <text:p><text:s/></text:p>
          </table:table-cell>
          <table:table-cell table:style-name="ce18" table:formula="of:=IF(ISNUMBER([.AK11]);IF([.AK11]&gt;0;&quot; &quot;;ABS([.AK$2]));&quot; &quot;)" office:value-type="string" office:string-value=" ">
            <text:p><text:s/></text:p>
          </table:table-cell>
          <table:table-cell table:style-name="ce18" table:formula="of:=IF(ISNUMBER([.AL11]);IF([.AL11]&gt;0;&quot; &quot;;ABS([.AL$2]));&quot; &quot;)" office:value-type="string" office:string-value=" ">
            <text:p><text:s/></text:p>
          </table:table-cell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11]);IF([.AP11]&gt;0;&quot; &quot;;ABS([.AP$2]));&quot; &quot;)" office:value-type="string" office:string-value=" ">
            <text:p><text:s/>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1]);IF([.AS11]&gt;0;&quot; &quot;;ABS([.AS$2]));&quot; &quot;)" office:value-type="float" office:value="20">
            <text:p>20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18" table:formula="of:=IF(ISNUMBER([.BI11]);IF([.BI11]&gt;0;&quot; &quot;;ABS([.BI$2]));&quot; &quot;)" office:value-type="string" office:string-value=" ">
            <text:p><text:s/></text:p>
          </table:table-cell>
          <table:table-cell table:style-name="ce18" table:formula="of:=IF(ISNUMBER([.BJ11]);IF([.BJ11]&gt;0;&quot; &quot;;ABS([.BJ$2]));&quot; &quot;)" office:value-type="string" office:string-value=" ">
            <text:p><text:s/></text:p>
          </table:table-cell>
          <table:table-cell table:style-name="ce18" table:formula="of:=IF(ISNUMBER([.BK11]);IF([.BK11]&gt;0;&quot; &quot;;ABS([.BK$2]));&quot; &quot;)" office:value-type="string" office:string-value=" ">
            <text:p><text:s/></text:p>
          </table:table-cell>
          <table:table-cell table:style-name="ce18" table:formula="of:=IF(ISNUMBER([.BL11]);IF([.BL11]&gt;0;&quot; &quot;;ABS([.BL$2]));&quot; &quot;)" office:value-type="string" office:string-value=" ">
            <text:p><text:s/></text:p>
          </table:table-cell>
          <table:table-cell table:style-name="ce18" table:formula="of:=IF(ISNUMBER([.BM11]);IF([.BM11]&gt;0;&quot; &quot;;ABS([.BM$2]));&quot; &quot;)" office:value-type="string" office:string-value=" ">
            <text:p><text:s/></text:p>
          </table:table-cell>
          <table:table-cell table:style-name="ce57" table:formula="of:=IF(ISNUMBER([.BN11]);IF([.BN11]&gt;0;&quot; &quot;;ABS([.BN$2]));&quot; &quot;)" office:value-type="string" office:string-value=" ">
            <text:p><text:s/></text:p>
          </table:table-cell>
          <table:table-cell table:style-name="ce57" table:formula="of:=IF(ISNUMBER([.BO11]);IF([.BO11]&gt;0;&quot; &quot;;ABS([.BO$2]));&quot; &quot;)" office:value-type="string" office:string-value=" ">
            <text:p><text:s/></text:p>
          </table:table-cell>
          <table:table-cell table:style-name="ce57" table:formula="of:=IF(ISNUMBER([.BP11]);IF([.BP11]&gt;0;&quot; &quot;;ABS([.BP$2]));&quot; &quot;)" office:value-type="string" office:string-value=" ">
            <text:p><text:s/></text:p>
          </table:table-cell>
          <table:table-cell table:style-name="ce57" table:formula="of:=IF(ISNUMBER([.BQ11]);IF([.BQ11]&gt;0;&quot; &quot;;ABS([.BQ$2]));&quot; &quot;)" office:value-type="string" office:string-value=" ">
            <text:p><text:s/></text:p>
          </table:table-cell>
          <table:table-cell table:style-name="ce57" table:formula="of:=IF(ISNUMBER([.BR11]);IF([.BR11]&gt;0;&quot; &quot;;ABS([.BR$2]));&quot; &quot;)" office:value-type="string" office:string-value=" ">
            <text:p><text:s/></text:p>
          </table:table-cell>
          <table:table-cell table:style-name="ce57" table:formula="of:=IF(ISNUMBER([.BS11]);IF([.BS11]&gt;0;&quot; &quot;;ABS([.BS$2]));&quot; &quot;)" office:value-type="string" office:string-value=" ">
            <text:p><text:s/></text:p>
          </table:table-cell>
          <table:table-cell table:style-name="ce57" table:formula="of:=IF(ISNUMBER([.BT11]);IF([.BT11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11]+[.BV12]" office:value-type="float" office:value="160">
            <text:p>160</text:p>
          </table:table-cell>
          <table:table-cell table:style-name="ce73" table:formula="of:=[.BW11]+[.BW12]" office:value-type="float" office:value="80">
            <text:p>80</text:p>
          </table:table-cell>
          <table:table-cell table:style-name="ce76" table:formula="of:=[.BV13]/[.BW13]" office:value-type="float" office:value="2">
            <text:p>2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Cry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/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M$2];&quot;&gt;0&quot;;[.$B15:.$BM15])" office:value-type="float" office:value="120">
            <text:p>120</text:p>
          </table:table-cell>
          <table:table-cell table:style-name="ce72" table:formula="of:=SUMIF([.$B$2:.$BT$2];&quot;&lt;0&quot;;[.$B15:.$BT15])" office:value-type="float" office:value="60">
            <text:p>60</text:p>
          </table:table-cell>
          <table:table-cell table:style-name="ce75" table:formula="of:=[.BV14]/[.BW14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4:.BJ14]))" office:value-type="float" office:value="14.8">
            <text:p>14,8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 table:formula="of:=IF(ISNUMBER([.O14]);IF([.O14]&gt;0;ABS([.O$2]);&quot; &quot;);&quot; &quot;)" office:value-type="string" office:string-value=" ">
            <text:p><text:s/></text:p>
          </table:table-cell>
          <table:table-cell table:style-name="ce18" table:formula="of:=IF(ISNUMBER([.P14]);IF([.P14]&gt;0;ABS([.P$2]);&quot; &quot;);&quot; &quot;)" office:value-type="string" office:string-value=" ">
            <text:p><text:s/></text:p>
          </table:table-cell>
          <table:table-cell table:style-name="ce18" table:formula="of:=IF(ISNUMBER([.Q14]);IF([.Q14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4]);IF([.S14]&gt;0;ABS([.S$2]);&quot; &quot;);&quot; &quot;)" office:value-type="string" office:string-value=" ">
            <text:p><text:s/>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string" office:string-value=" ">
            <text:p><text:s/></text:p>
          </table:table-cell>
          <table:table-cell table:style-name="ce18" table:formula="of:=IF(ISNUMBER([.V14]);IF([.V14]&gt;0;ABS([.V$2]);&quot; &quot;);&quot; &quot;)" office:value-type="string" office:string-value=" ">
            <text:p><text:s/>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string" office:string-value=" ">
            <text:p><text:s/></text:p>
          </table:table-cell>
          <table:table-cell table:style-name="ce18" table:formula="of:=IF(ISNUMBER([.Z14]);IF([.Z14]&gt;0;ABS([.Z$2]);&quot; &quot;);&quot; &quot;)" office:value-type="float" office:value="20">
            <text:p>20</text:p>
          </table:table-cell>
          <table:table-cell table:style-name="ce18" table:formula="of:=IF(ISNUMBER([.AA14]);IF([.AA14]&gt;0;ABS([.AA$2]);&quot; &quot;);&quot; &quot;)" office:value-type="float" office:value="20">
            <text:p>20</text:p>
          </table:table-cell>
          <table:table-cell table:style-name="ce18" table:formula="of:=IF(ISNUMBER([.AB14]);IF([.AB14]&gt;0;ABS([.AB$2]);&quot; &quot;);&quot; &quot;)" office:value-type="float" office:value="20">
            <text:p>20</text:p>
          </table:table-cell>
          <table:table-cell table:style-name="ce18" table:formula="of:=IF(ISNUMBER([.AC14]);IF([.AC14]&gt;0;ABS([.AC$2]);&quot; &quot;);&quot; &quot;)" office:value-type="string" office:string-value=" ">
            <text:p><text:s/></text:p>
          </table:table-cell>
          <table:table-cell table:style-name="ce18" table:formula="of:=IF(ISNUMBER([.AD14]);IF([.AD14]&gt;0;ABS([.AD$2]);&quot; &quot;);&quot; &quot;)" office:value-type="float" office:value="20">
            <text:p>20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float" office:value="20">
            <text:p>20</text:p>
          </table:table-cell>
          <table:table-cell table:style-name="ce18" table:formula="of:=IF(ISNUMBER([.AG14]);IF([.AG14]&gt;0;ABS([.AG$2]);&quot; &quot;);&quot; &quot;)" office:value-type="float" office:value="20">
            <text:p>20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formula="of:=IF(ISNUMBER([.AJ14]);IF([.AJ14]&gt;0;ABS([.AJ$2]);&quot; &quot;);&quot; &quot;)" office:value-type="string" office:string-value=" ">
            <text:p><text:s/></text:p>
          </table:table-cell>
          <table:table-cell table:style-name="ce18" table:formula="of:=IF(ISNUMBER([.AK14]);IF([.AK14]&gt;0;ABS([.AK$2]);&quot; &quot;);&quot; &quot;)" office:value-type="string" office:string-value=" ">
            <text:p><text:s/></text:p>
          </table:table-cell>
          <table:table-cell table:style-name="ce18" table:formula="of:=IF(ISNUMBER([.AL14]);IF([.AL14]&gt;0;ABS([.AL$2]);&quot; &quot;);&quot; &quot;)" office:value-type="string" office:string-value=" ">
            <text:p><text:s/></text:p>
          </table:table-cell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18" table:formula="of:=IF(ISNUMBER([.BI14]);IF([.BI14]&gt;0;ABS([.BI$2]);&quot; &quot;);&quot; &quot;)" office:value-type="string" office:string-value=" ">
            <text:p><text:s/></text:p>
          </table:table-cell>
          <table:table-cell table:style-name="ce18" table:formula="of:=IF(ISNUMBER([.BJ14]);IF([.BJ14]&gt;0;ABS([.BJ$2]);&quot; &quot;);&quot; &quot;)" office:value-type="string" office:string-value=" ">
            <text:p><text:s/></text:p>
          </table:table-cell>
          <table:table-cell table:style-name="ce18" table:formula="of:=IF(ISNUMBER([.BK14]);IF([.BK14]&gt;0;ABS([.BK$2]);&quot; &quot;);&quot; &quot;)" office:value-type="string" office:string-value=" ">
            <text:p><text:s/></text:p>
          </table:table-cell>
          <table:table-cell table:style-name="ce18" table:formula="of:=IF(ISNUMBER([.BL14]);IF([.BL14]&gt;0;ABS([.BL$2]);&quot; &quot;);&quot; &quot;)" office:value-type="string" office:string-value=" ">
            <text:p><text:s/></text:p>
          </table:table-cell>
          <table:table-cell table:style-name="ce18" table:formula="of:=IF(ISNUMBER([.BM14]);IF([.BM14]&gt;0;ABS([.BM$2]);&quot; &quot;);&quot; &quot;)" office:value-type="string" office:string-value=" ">
            <text:p><text:s/></text:p>
          </table:table-cell>
          <table:table-cell table:style-name="ce57" table:formula="of:=IF(ISNUMBER([.BN14]);IF([.BN14]&gt;0;ABS([.BN$2]);&quot; &quot;);&quot; &quot;)" office:value-type="string" office:string-value=" ">
            <text:p><text:s/></text:p>
          </table:table-cell>
          <table:table-cell table:style-name="ce57" table:formula="of:=IF(ISNUMBER([.BO14]);IF([.BO14]&gt;0;ABS([.BO$2]);&quot; &quot;);&quot; &quot;)" office:value-type="string" office:string-value=" ">
            <text:p><text:s/></text:p>
          </table:table-cell>
          <table:table-cell table:style-name="ce57" table:formula="of:=IF(ISNUMBER([.BP14]);IF([.BP14]&gt;0;ABS([.BP$2]);&quot; &quot;);&quot; &quot;)" office:value-type="string" office:string-value=" ">
            <text:p><text:s/></text:p>
          </table:table-cell>
          <table:table-cell table:style-name="ce57" table:formula="of:=IF(ISNUMBER([.BQ14]);IF([.BQ14]&gt;0;ABS([.BQ$2]);&quot; &quot;);&quot; &quot;)" office:value-type="string" office:string-value=" ">
            <text:p><text:s/></text:p>
          </table:table-cell>
          <table:table-cell table:style-name="ce57" table:formula="of:=IF(ISNUMBER([.BR14]);IF([.BR14]&gt;0;ABS([.BR$2]);&quot; &quot;);&quot; &quot;)" office:value-type="string" office:string-value=" ">
            <text:p><text:s/></text:p>
          </table:table-cell>
          <table:table-cell table:style-name="ce57" table:formula="of:=IF(ISNUMBER([.BS14]);IF([.BS14]&gt;0;ABS([.BS$2]);&quot; &quot;);&quot; &quot;)" office:value-type="string" office:string-value=" ">
            <text:p><text:s/></text:p>
          </table:table-cell>
          <table:table-cell table:style-name="ce57" table:formula="of:=IF(ISNUMBER([.BT14]);IF([.BT14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M$2];&quot;&gt;0&quot;;[.$B16:.$BM16])" office:value-type="float" office:value="40">
            <text:p>40</text:p>
          </table:table-cell>
          <table:table-cell table:style-name="ce72" table:formula="of:=SUMIF([.$B$2:.$BT$2];&quot;&lt;0&quot;;[.$B16:.$BT16])" office:value-type="float" office:value="20">
            <text:p>20</text:p>
          </table:table-cell>
          <table:table-cell table:style-name="ce76" table:formula="of:=[.BV15]/[.BW15]" office:value-type="float" office:value="2">
            <text:p>2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 table:formula="of:=IF(ISNUMBER([.O14]);IF([.O14]&gt;0;&quot; &quot;;ABS([.O$2]));&quot; &quot;)" office:value-type="string" office:string-value=" ">
            <text:p><text:s/></text:p>
          </table:table-cell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string" office:string-value=" ">
            <text:p><text:s/></text:p>
          </table:table-cell>
          <table:table-cell table:style-name="ce18" table:formula="of:=IF(ISNUMBER([.Z14]);IF([.Z14]&gt;0;&quot; &quot;;ABS([.Z$2]));&quot; &quot;)" office:value-type="string" office:string-value=" ">
            <text:p><text:s/></text:p>
          </table:table-cell>
          <table:table-cell table:style-name="ce18" table:formula="of:=IF(ISNUMBER([.AA14]);IF([.AA14]&gt;0;&quot; &quot;;ABS([.AA$2]));&quot; &quot;)" office:value-type="string" office:string-value=" ">
            <text:p><text:s/></text:p>
          </table:table-cell>
          <table:table-cell table:style-name="ce18" table:formula="of:=IF(ISNUMBER([.AB14]);IF([.AB14]&gt;0;&quot; &quot;;ABS([.AB$2]));&quot; &quot;)" office:value-type="string" office:string-value=" ">
            <text:p><text:s/></text:p>
          </table:table-cell>
          <table:table-cell table:style-name="ce18" table:formula="of:=IF(ISNUMBER([.AC14]);IF([.AC14]&gt;0;&quot; &quot;;ABS([.AC$2]));&quot; &quot;)" office:value-type="float" office:value="20">
            <text:p>20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float" office:value="20">
            <text:p>20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formula="of:=IF(ISNUMBER([.AJ14]);IF([.AJ14]&gt;0;&quot; &quot;;ABS([.AJ$2]));&quot; &quot;)" office:value-type="string" office:string-value=" ">
            <text:p><text:s/></text:p>
          </table:table-cell>
          <table:table-cell table:style-name="ce18" table:formula="of:=IF(ISNUMBER([.AK14]);IF([.AK14]&gt;0;&quot; &quot;;ABS([.AK$2]));&quot; &quot;)" office:value-type="string" office:string-value=" ">
            <text:p><text:s/></text:p>
          </table:table-cell>
          <table:table-cell table:style-name="ce18" table:formula="of:=IF(ISNUMBER([.AL14]);IF([.AL14]&gt;0;&quot; &quot;;ABS([.AL$2]));&quot; &quot;)" office:value-type="string" office:string-value=" ">
            <text:p><text:s/></text:p>
          </table:table-cell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P14]);IF([.AP14]&gt;0;&quot; &quot;;ABS([.AP$2]));&quot; &quot;)" office:value-type="string" office:string-value=" ">
            <text:p><text:s/>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4]);IF([.AS14]&gt;0;&quot; &quot;;ABS([.AS$2]));&quot; &quot;)" office:value-type="float" office:value="20">
            <text:p>20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18" table:formula="of:=IF(ISNUMBER([.BI14]);IF([.BI14]&gt;0;&quot; &quot;;ABS([.BI$2]));&quot; &quot;)" office:value-type="string" office:string-value=" ">
            <text:p><text:s/></text:p>
          </table:table-cell>
          <table:table-cell table:style-name="ce18" table:formula="of:=IF(ISNUMBER([.BJ14]);IF([.BJ14]&gt;0;&quot; &quot;;ABS([.BJ$2]));&quot; &quot;)" office:value-type="string" office:string-value=" ">
            <text:p><text:s/></text:p>
          </table:table-cell>
          <table:table-cell table:style-name="ce18" table:formula="of:=IF(ISNUMBER([.BK14]);IF([.BK14]&gt;0;&quot; &quot;;ABS([.BK$2]));&quot; &quot;)" office:value-type="string" office:string-value=" ">
            <text:p><text:s/></text:p>
          </table:table-cell>
          <table:table-cell table:style-name="ce18" table:formula="of:=IF(ISNUMBER([.BL14]);IF([.BL14]&gt;0;&quot; &quot;;ABS([.BL$2]));&quot; &quot;)" office:value-type="string" office:string-value=" ">
            <text:p><text:s/></text:p>
          </table:table-cell>
          <table:table-cell table:style-name="ce18" table:formula="of:=IF(ISNUMBER([.BM14]);IF([.BM14]&gt;0;&quot; &quot;;ABS([.BM$2]));&quot; &quot;)" office:value-type="string" office:string-value=" ">
            <text:p><text:s/></text:p>
          </table:table-cell>
          <table:table-cell table:style-name="ce57" table:formula="of:=IF(ISNUMBER([.BN14]);IF([.BN14]&gt;0;&quot; &quot;;ABS([.BN$2]));&quot; &quot;)" office:value-type="string" office:string-value=" ">
            <text:p><text:s/></text:p>
          </table:table-cell>
          <table:table-cell table:style-name="ce57" table:formula="of:=IF(ISNUMBER([.BO14]);IF([.BO14]&gt;0;&quot; &quot;;ABS([.BO$2]));&quot; &quot;)" office:value-type="string" office:string-value=" ">
            <text:p><text:s/></text:p>
          </table:table-cell>
          <table:table-cell table:style-name="ce57" table:formula="of:=IF(ISNUMBER([.BP14]);IF([.BP14]&gt;0;&quot; &quot;;ABS([.BP$2]));&quot; &quot;)" office:value-type="string" office:string-value=" ">
            <text:p><text:s/></text:p>
          </table:table-cell>
          <table:table-cell table:style-name="ce57" table:formula="of:=IF(ISNUMBER([.BQ14]);IF([.BQ14]&gt;0;&quot; &quot;;ABS([.BQ$2]));&quot; &quot;)" office:value-type="string" office:string-value=" ">
            <text:p><text:s/></text:p>
          </table:table-cell>
          <table:table-cell table:style-name="ce57" table:formula="of:=IF(ISNUMBER([.BR14]);IF([.BR14]&gt;0;&quot; &quot;;ABS([.BR$2]));&quot; &quot;)" office:value-type="string" office:string-value=" ">
            <text:p><text:s/></text:p>
          </table:table-cell>
          <table:table-cell table:style-name="ce57" table:formula="of:=IF(ISNUMBER([.BS14]);IF([.BS14]&gt;0;&quot; &quot;;ABS([.BS$2]));&quot; &quot;)" office:value-type="string" office:string-value=" ">
            <text:p><text:s/></text:p>
          </table:table-cell>
          <table:table-cell table:style-name="ce57" table:formula="of:=IF(ISNUMBER([.BT14]);IF([.BT14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14]+[.BV15]" office:value-type="float" office:value="160">
            <text:p>160</text:p>
          </table:table-cell>
          <table:table-cell table:style-name="ce73" table:formula="of:=[.BW14]+[.BW15]" office:value-type="float" office:value="80">
            <text:p>80</text:p>
          </table:table-cell>
          <table:table-cell table:style-name="ce76" table:formula="of:=[.BV16]/[.BW16]" office:value-type="float" office:value="2">
            <text:p>2</text:p>
          </table:table-cell>
          <table:table-cell table:style-name="ce76" table:number-columns-repeated="948"/>
        </table:table-row>
        <table:table-row table:style-name="ro5">
          <table:table-cell table:number-columns-repeated="7"/>
          <table:table-cell table:style-name="ce24" table:number-columns-repeated="2"/>
          <table:table-cell table:number-columns-repeated="11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31"/>
          <table:table-cell table:style-name="ce64"/>
          <table:table-cell table:style-name="ce70"/>
          <table:table-cell table:style-name="ce73"/>
          <table:table-cell table:style-name="ce76" table:number-columns-repeated="949"/>
        </table:table-row>
        <table:table-row table:style-name="ro1">
          <table:table-cell table:number-columns-repeated="73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6"/>
        </table:table-row>
        <table:table-row table:style-name="ro4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20:.$BT20])" office:value-type="float" office:value="80">
            <text:p>80</text:p>
          </table:table-cell>
          <table:table-cell table:style-name="ce72" table:formula="of:=SUMIF([.$B$2:.$BT$2];&quot;&lt;0&quot;;[.$B20:.$BT20])" office:value-type="float" office:value="55">
            <text:p>55</text:p>
          </table:table-cell>
          <table:table-cell table:style-name="ce75" table:formula="of:=[.BV19]/[.BW19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19:.BJ19]))" office:value-type="float" office:value="14.1">
            <text:p>14,1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 table:formula="of:=IF(ISNUMBER([.T19]);IF([.T19]&gt;0;ABS([.T$2]);&quot; &quot;);&quot; &quot;)" office:value-type="string" office:string-value=" ">
            <text:p><text:s/></text:p>
          </table:table-cell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formula="of:=IF(ISNUMBER([.AE19]);IF([.AE19]&gt;0;ABS([.AE$2]);&quot; &quot;);&quot; &quot;)" office:value-type="string" office:string-value=" ">
            <text:p><text:s/></text:p>
          </table:table-cell>
          <table:table-cell table:style-name="ce18" table:formula="of:=IF(ISNUMBER([.AF19]);IF([.AF19]&gt;0;ABS([.AF$2]);&quot; &quot;);&quot; &quot;)" office:value-type="string" office:string-value=" ">
            <text:p><text:s/></text:p>
          </table:table-cell>
          <table:table-cell table:style-name="ce18" table:formula="of:=IF(ISNUMBER([.AG19]);IF([.AG19]&gt;0;ABS([.AG$2]);&quot; &quot;);&quot; &quot;)" office:value-type="string" office:string-value=" ">
            <text:p><text:s/></text:p>
          </table:table-cell>
          <table:table-cell table:style-name="ce18" table:formula="of:=IF(ISNUMBER([.AH19]);IF([.AH19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9]);IF([.AS19]&gt;0;ABS([.AS$2]);&quot; &quot;);&quot; &quot;)" office:value-type="float" office:value="20">
            <text:p>20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18" table:formula="of:=IF(ISNUMBER([.BI19]);IF([.BI19]&gt;0;ABS([.BI$2]);&quot; &quot;);&quot; &quot;)" office:value-type="string" office:string-value=" ">
            <text:p><text:s/></text:p>
          </table:table-cell>
          <table:table-cell table:style-name="ce18" table:formula="of:=IF(ISNUMBER([.BJ19]);IF([.BJ19]&gt;0;ABS([.BJ$2]);&quot; &quot;);&quot; &quot;)" office:value-type="string" office:string-value=" ">
            <text:p><text:s/></text:p>
          </table:table-cell>
          <table:table-cell table:style-name="ce18" table:formula="of:=IF(ISNUMBER([.BK19]);IF([.BK19]&gt;0;ABS([.BK$2]);&quot; &quot;);&quot; &quot;)" office:value-type="string" office:string-value=" ">
            <text:p><text:s/></text:p>
          </table:table-cell>
          <table:table-cell table:style-name="ce18" table:formula="of:=IF(ISNUMBER([.BL19]);IF([.BL19]&gt;0;ABS([.BL$2]);&quot; &quot;);&quot; &quot;)" office:value-type="string" office:string-value=" ">
            <text:p><text:s/></text:p>
          </table:table-cell>
          <table:table-cell table:style-name="ce18" table:formula="of:=IF(ISNUMBER([.BM19]);IF([.BM19]&gt;0;ABS([.BM$2]);&quot; &quot;);&quot; &quot;)" office:value-type="string" office:string-value=" ">
            <text:p><text:s/></text:p>
          </table:table-cell>
          <table:table-cell table:style-name="ce57" table:formula="of:=IF(ISNUMBER([.BN19]);IF([.BN19]&gt;0;ABS([.BN$2]);&quot; &quot;);&quot; &quot;)" office:value-type="string" office:string-value=" ">
            <text:p><text:s/></text:p>
          </table:table-cell>
          <table:table-cell table:style-name="ce57" table:formula="of:=IF(ISNUMBER([.BO19]);IF([.BO19]&gt;0;ABS([.BO$2]);&quot; &quot;);&quot; &quot;)" office:value-type="string" office:string-value=" ">
            <text:p><text:s/></text:p>
          </table:table-cell>
          <table:table-cell table:style-name="ce57" table:formula="of:=IF(ISNUMBER([.BP19]);IF([.BP19]&gt;0;ABS([.BP$2]);&quot; &quot;);&quot; &quot;)" office:value-type="string" office:string-value=" ">
            <text:p><text:s/></text:p>
          </table:table-cell>
          <table:table-cell table:style-name="ce57" table:formula="of:=IF(ISNUMBER([.BQ19]);IF([.BQ19]&gt;0;ABS([.BQ$2]);&quot; &quot;);&quot; &quot;)" office:value-type="string" office:string-value=" ">
            <text:p><text:s/></text:p>
          </table:table-cell>
          <table:table-cell table:style-name="ce57" table:formula="of:=IF(ISNUMBER([.BR19]);IF([.BR19]&gt;0;ABS([.BR$2]);&quot; &quot;);&quot; &quot;)" office:value-type="string" office:string-value=" ">
            <text:p><text:s/></text:p>
          </table:table-cell>
          <table:table-cell table:style-name="ce57" table:formula="of:=IF(ISNUMBER([.BS19]);IF([.BS19]&gt;0;ABS([.BS$2]);&quot; &quot;);&quot; &quot;)" office:value-type="string" office:string-value=" ">
            <text:p><text:s/></text:p>
          </table:table-cell>
          <table:table-cell table:style-name="ce57" table:formula="of:=IF(ISNUMBER([.BT19]);IF([.BT19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21:.$BT21])" office:value-type="float" office:value="100">
            <text:p>100</text:p>
          </table:table-cell>
          <table:table-cell table:style-name="ce72" table:formula="of:=SUMIF([.$B$2:.$BT$2];&quot;&lt;0&quot;;[.$B21:.$BT21])" office:value-type="float" office:value="20">
            <text:p>20</text:p>
          </table:table-cell>
          <table:table-cell table:style-name="ce76" table:formula="of:=[.BV20]/[.BW20]" office:value-type="float" office:value="5">
            <text:p>5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float" office:value="20">
            <text:p>20</text:p>
          </table:table-cell>
          <table:table-cell table:style-name="ce18" table:formula="of:=IF(ISNUMBER([.P19]);IF([.P19]&gt;0;&quot; &quot;;ABS([.P$2]));&quot; &quot;)" office:value-type="float" office:value="20">
            <text:p>20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float" office:value="20">
            <text:p>20</text:p>
          </table:table-cell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 table:formula="of:=IF(ISNUMBER([.U19]);IF([.U19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formula="of:=IF(ISNUMBER([.AE19]);IF([.AE19]&gt;0;&quot; &quot;;ABS([.AE$2]));&quot; &quot;)" office:value-type="string" office:string-value=" ">
            <text:p><text:s/></text:p>
          </table:table-cell>
          <table:table-cell table:style-name="ce18" table:formula="of:=IF(ISNUMBER([.AF19]);IF([.AF19]&gt;0;&quot; &quot;;ABS([.AF$2]));&quot; &quot;)" office:value-type="string" office:string-value=" ">
            <text:p><text:s/></text:p>
          </table:table-cell>
          <table:table-cell table:style-name="ce18" table:formula="of:=IF(ISNUMBER([.AG19]);IF([.AG19]&gt;0;&quot; &quot;;ABS([.AG$2]));&quot; &quot;)" office:value-type="string" office:string-value=" ">
            <text:p><text:s/></text:p>
          </table:table-cell>
          <table:table-cell table:style-name="ce18" table:formula="of:=IF(ISNUMBER([.AH19]);IF([.AH19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float" office:value="20">
            <text:p>20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18" table:formula="of:=IF(ISNUMBER([.BI19]);IF([.BI19]&gt;0;&quot; &quot;;ABS([.BI$2]));&quot; &quot;)" office:value-type="string" office:string-value=" ">
            <text:p><text:s/></text:p>
          </table:table-cell>
          <table:table-cell table:style-name="ce18" table:formula="of:=IF(ISNUMBER([.BJ19]);IF([.BJ19]&gt;0;&quot; &quot;;ABS([.BJ$2]));&quot; &quot;)" office:value-type="string" office:string-value=" ">
            <text:p><text:s/></text:p>
          </table:table-cell>
          <table:table-cell table:style-name="ce18" table:formula="of:=IF(ISNUMBER([.BK19]);IF([.BK19]&gt;0;&quot; &quot;;ABS([.BK$2]));&quot; &quot;)" office:value-type="string" office:string-value=" ">
            <text:p><text:s/></text:p>
          </table:table-cell>
          <table:table-cell table:style-name="ce18" table:formula="of:=IF(ISNUMBER([.BL19]);IF([.BL19]&gt;0;&quot; &quot;;ABS([.BL$2]));&quot; &quot;)" office:value-type="string" office:string-value=" ">
            <text:p><text:s/></text:p>
          </table:table-cell>
          <table:table-cell table:style-name="ce18" table:formula="of:=IF(ISNUMBER([.BM19]);IF([.BM19]&gt;0;&quot; &quot;;ABS([.BM$2]));&quot; &quot;)" office:value-type="string" office:string-value=" ">
            <text:p><text:s/></text:p>
          </table:table-cell>
          <table:table-cell table:style-name="ce57" table:formula="of:=IF(ISNUMBER([.BN19]);IF([.BN19]&gt;0;&quot; &quot;;ABS([.BN$2]));&quot; &quot;)" office:value-type="string" office:string-value=" ">
            <text:p><text:s/></text:p>
          </table:table-cell>
          <table:table-cell table:style-name="ce57" table:formula="of:=IF(ISNUMBER([.BO19]);IF([.BO19]&gt;0;&quot; &quot;;ABS([.BO$2]));&quot; &quot;)" office:value-type="string" office:string-value=" ">
            <text:p><text:s/></text:p>
          </table:table-cell>
          <table:table-cell table:style-name="ce57" table:formula="of:=IF(ISNUMBER([.BP19]);IF([.BP19]&gt;0;&quot; &quot;;ABS([.BP$2]));&quot; &quot;)" office:value-type="string" office:string-value=" ">
            <text:p><text:s/></text:p>
          </table:table-cell>
          <table:table-cell table:style-name="ce57" table:formula="of:=IF(ISNUMBER([.BQ19]);IF([.BQ19]&gt;0;&quot; &quot;;ABS([.BQ$2]));&quot; &quot;)" office:value-type="string" office:string-value=" ">
            <text:p><text:s/></text:p>
          </table:table-cell>
          <table:table-cell table:style-name="ce57" table:formula="of:=IF(ISNUMBER([.BR19]);IF([.BR19]&gt;0;&quot; &quot;;ABS([.BR$2]));&quot; &quot;)" office:value-type="string" office:string-value=" ">
            <text:p><text:s/></text:p>
          </table:table-cell>
          <table:table-cell table:style-name="ce57" table:formula="of:=IF(ISNUMBER([.BS19]);IF([.BS19]&gt;0;&quot; &quot;;ABS([.BS$2]));&quot; &quot;)" office:value-type="string" office:string-value=" ">
            <text:p><text:s/></text:p>
          </table:table-cell>
          <table:table-cell table:style-name="ce57" table:formula="of:=IF(ISNUMBER([.BT19]);IF([.BT19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19]+[.BV20]" office:value-type="float" office:value="180">
            <text:p>180</text:p>
          </table:table-cell>
          <table:table-cell table:style-name="ce73" table:formula="of:=[.BW19]+[.BW20]" office:value-type="float" office:value="75">
            <text:p>75</text:p>
          </table:table-cell>
          <table:table-cell table:style-name="ce76" table:formula="of:=[.BV21]/[.BW21]" office:value-type="float" office:value="2.4">
            <text:p>2,4</text:p>
          </table:table-cell>
          <table:table-cell table:style-name="ce76" table:number-columns-repeated="948"/>
        </table:table-row>
        <table:table-row table:style-name="ro4">
          <table:table-cell table:style-name="ce11" office:value-type="string">
            <text:p>Berserker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2" office:value-type="float" office:value="1.2">
            <text:p>1,2</text:p>
          </table:table-cell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23:.$BT23])" office:value-type="float" office:value="100">
            <text:p>100</text:p>
          </table:table-cell>
          <table:table-cell table:style-name="ce72" table:formula="of:=SUMIF([.$B$2:.$BT$2];&quot;&lt;0&quot;;[.$B23:.$BT23])" office:value-type="float" office:value="55">
            <text:p>55</text:p>
          </table:table-cell>
          <table:table-cell table:style-name="ce75" table:formula="of:=[.BV22]/[.BW22]" office:value-type="float" office:value="1.81818181818182">
            <text:p>1,82</text:p>
          </table:table-cell>
          <table:table-cell table:style-name="ce75"/>
          <table:table-cell table:style-name="ce75" table:number-matrix-columns-spanned="1" table:number-matrix-rows-spanned="1" table:formula="of:=SUM(ABS([.B22:.BJ22]))" office:value-type="float" office:value="15.3">
            <text:p>15,3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float" office:value="20">
            <text:p>20</text:p>
          </table:table-cell>
          <table:table-cell table:style-name="ce18" table:formula="of:=IF(ISNUMBER([.R22]);IF([.R22]&gt;0;ABS([.R$2]);&quot; &quot;);&quot; &quot;)" office:value-type="string" office:string-value=" ">
            <text:p><text:s/></text:p>
          </table:table-cell>
          <table:table-cell table:style-name="ce18" table:formula="of:=IF(ISNUMBER([.S22]);IF([.S22]&gt;0;ABS([.S$2]);&quot; &quot;);&quot; &quot;)" office:value-type="string" office:string-value=" ">
            <text:p><text:s/></text:p>
          </table:table-cell>
          <table:table-cell table:style-name="ce18" table:formula="of:=IF(ISNUMBER([.T22]);IF([.T22]&gt;0;ABS([.T$2]);&quot; &quot;);&quot; &quot;)" office:value-type="string" office:string-value=" ">
            <text:p><text:s/></text:p>
          </table:table-cell>
          <table:table-cell table:style-name="ce18" table:formula="of:=IF(ISNUMBER([.U22]);IF([.U22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formula="of:=IF(ISNUMBER([.AE22]);IF([.AE22]&gt;0;ABS([.AE$2]);&quot; &quot;);&quot; &quot;)" office:value-type="string" office:string-value=" ">
            <text:p><text:s/></text:p>
          </table:table-cell>
          <table:table-cell table:style-name="ce18" table:formula="of:=IF(ISNUMBER([.AF22]);IF([.AF22]&gt;0;ABS([.AF$2]);&quot; &quot;);&quot; &quot;)" office:value-type="string" office:string-value=" ">
            <text:p><text:s/></text:p>
          </table:table-cell>
          <table:table-cell table:style-name="ce18" table:formula="of:=IF(ISNUMBER([.AG22]);IF([.AG22]&gt;0;ABS([.AG$2]);&quot; &quot;);&quot; &quot;)" office:value-type="string" office:string-value=" ">
            <text:p><text:s/></text:p>
          </table:table-cell>
          <table:table-cell table:style-name="ce18" table:formula="of:=IF(ISNUMBER([.AH22]);IF([.AH22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22]);IF([.AP22]&gt;0;ABS([.AP$2]);&quot; &quot;);&quot; &quot;)" office:value-type="string" office:string-value=" ">
            <text:p><text:s/>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22]);IF([.AS22]&gt;0;ABS([.AS$2]);&quot; &quot;);&quot; &quot;)" office:value-type="float" office:value="20">
            <text:p>20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18" table:formula="of:=IF(ISNUMBER([.BI22]);IF([.BI22]&gt;0;ABS([.BI$2]);&quot; &quot;);&quot; &quot;)" office:value-type="string" office:string-value=" ">
            <text:p><text:s/></text:p>
          </table:table-cell>
          <table:table-cell table:style-name="ce18" table:formula="of:=IF(ISNUMBER([.BJ22]);IF([.BJ22]&gt;0;ABS([.BJ$2]);&quot; &quot;);&quot; &quot;)" office:value-type="string" office:string-value=" ">
            <text:p><text:s/></text:p>
          </table:table-cell>
          <table:table-cell table:style-name="ce18" table:formula="of:=IF(ISNUMBER([.BK22]);IF([.BK22]&gt;0;ABS([.BK$2]);&quot; &quot;);&quot; &quot;)" office:value-type="string" office:string-value=" ">
            <text:p><text:s/></text:p>
          </table:table-cell>
          <table:table-cell table:style-name="ce18" table:formula="of:=IF(ISNUMBER([.BL22]);IF([.BL22]&gt;0;ABS([.BL$2]);&quot; &quot;);&quot; &quot;)" office:value-type="string" office:string-value=" ">
            <text:p><text:s/></text:p>
          </table:table-cell>
          <table:table-cell table:style-name="ce18" table:formula="of:=IF(ISNUMBER([.BM22]);IF([.BM22]&gt;0;ABS([.BM$2]);&quot; &quot;);&quot; &quot;)" office:value-type="string" office:string-value=" ">
            <text:p><text:s/></text:p>
          </table:table-cell>
          <table:table-cell table:style-name="ce57" table:formula="of:=IF(ISNUMBER([.BN22]);IF([.BN22]&gt;0;ABS([.BN$2]);&quot; &quot;);&quot; &quot;)" office:value-type="string" office:string-value=" ">
            <text:p><text:s/></text:p>
          </table:table-cell>
          <table:table-cell table:style-name="ce57" table:formula="of:=IF(ISNUMBER([.BO22]);IF([.BO22]&gt;0;ABS([.BO$2]);&quot; &quot;);&quot; &quot;)" office:value-type="string" office:string-value=" ">
            <text:p><text:s/></text:p>
          </table:table-cell>
          <table:table-cell table:style-name="ce57" table:formula="of:=IF(ISNUMBER([.BP22]);IF([.BP22]&gt;0;ABS([.BP$2]);&quot; &quot;);&quot; &quot;)" office:value-type="string" office:string-value=" ">
            <text:p><text:s/></text:p>
          </table:table-cell>
          <table:table-cell table:style-name="ce57" table:formula="of:=IF(ISNUMBER([.BQ22]);IF([.BQ22]&gt;0;ABS([.BQ$2]);&quot; &quot;);&quot; &quot;)" office:value-type="string" office:string-value=" ">
            <text:p><text:s/></text:p>
          </table:table-cell>
          <table:table-cell table:style-name="ce57" table:formula="of:=IF(ISNUMBER([.BR22]);IF([.BR22]&gt;0;ABS([.BR$2]);&quot; &quot;);&quot; &quot;)" office:value-type="string" office:string-value=" ">
            <text:p><text:s/></text:p>
          </table:table-cell>
          <table:table-cell table:style-name="ce57" table:formula="of:=IF(ISNUMBER([.BS22]);IF([.BS22]&gt;0;ABS([.BS$2]);&quot; &quot;);&quot; &quot;)" office:value-type="string" office:string-value=" ">
            <text:p><text:s/></text:p>
          </table:table-cell>
          <table:table-cell table:style-name="ce57" table:formula="of:=IF(ISNUMBER([.BT22]);IF([.BT22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24:.$BT24])" office:value-type="float" office:value="100">
            <text:p>100</text:p>
          </table:table-cell>
          <table:table-cell table:style-name="ce72" table:formula="of:=SUMIF([.$B$2:.$BT$2];&quot;&lt;0&quot;;[.$B24:.$BT24])" office:value-type="float" office:value="20">
            <text:p>20</text:p>
          </table:table-cell>
          <table:table-cell table:style-name="ce76" table:formula="of:=[.BV23]/[.BW23]" office:value-type="float" office:value="5">
            <text:p>5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float" office:value="20">
            <text:p>20</text:p>
          </table:table-cell>
          <table:table-cell table:style-name="ce18" table:formula="of:=IF(ISNUMBER([.P22]);IF([.P22]&gt;0;&quot; &quot;;ABS([.P$2]));&quot; &quot;)" office:value-type="float" office:value="20">
            <text:p>20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 table:formula="of:=IF(ISNUMBER([.R22]);IF([.R22]&gt;0;&quot; &quot;;ABS([.R$2]));&quot; &quot;)" office:value-type="float" office:value="20">
            <text:p>20</text:p>
          </table:table-cell>
          <table:table-cell table:style-name="ce18" table:formula="of:=IF(ISNUMBER([.S22]);IF([.S22]&gt;0;&quot; &quot;;ABS([.S$2]));&quot; &quot;)" office:value-type="string" office:string-value=" ">
            <text:p><text:s/></text:p>
          </table:table-cell>
          <table:table-cell table:style-name="ce18" table:formula="of:=IF(ISNUMBER([.T22]);IF([.T22]&gt;0;&quot; &quot;;ABS([.T$2]));&quot; &quot;)" office:value-type="string" office:string-value=" ">
            <text:p><text:s/></text:p>
          </table:table-cell>
          <table:table-cell table:style-name="ce18" table:formula="of:=IF(ISNUMBER([.U22]);IF([.U22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formula="of:=IF(ISNUMBER([.AE22]);IF([.AE22]&gt;0;&quot; &quot;;ABS([.AE$2]));&quot; &quot;)" office:value-type="string" office:string-value=" ">
            <text:p><text:s/></text:p>
          </table:table-cell>
          <table:table-cell table:style-name="ce18" table:formula="of:=IF(ISNUMBER([.AF22]);IF([.AF22]&gt;0;&quot; &quot;;ABS([.AF$2]));&quot; &quot;)" office:value-type="string" office:string-value=" ">
            <text:p><text:s/></text:p>
          </table:table-cell>
          <table:table-cell table:style-name="ce18" table:formula="of:=IF(ISNUMBER([.AG22]);IF([.AG22]&gt;0;&quot; &quot;;ABS([.AG$2]));&quot; &quot;)" office:value-type="string" office:string-value=" ">
            <text:p><text:s/></text:p>
          </table:table-cell>
          <table:table-cell table:style-name="ce18" table:formula="of:=IF(ISNUMBER([.AH22]);IF([.AH22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22]);IF([.AP22]&gt;0;&quot; &quot;;ABS([.AP$2]));&quot; &quot;)" office:value-type="string" office:string-value=" ">
            <text:p><text:s/></text:p>
          </table:table-cell>
          <table:table-cell table:style-name="ce18" table:formula="of:=IF(ISNUMBER([.AQ22]);IF([.AQ22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float" office:value="20">
            <text:p>20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18" table:formula="of:=IF(ISNUMBER([.BI22]);IF([.BI22]&gt;0;&quot; &quot;;ABS([.BI$2]));&quot; &quot;)" office:value-type="string" office:string-value=" ">
            <text:p><text:s/></text:p>
          </table:table-cell>
          <table:table-cell table:style-name="ce18" table:formula="of:=IF(ISNUMBER([.BJ22]);IF([.BJ22]&gt;0;&quot; &quot;;ABS([.BJ$2]));&quot; &quot;)" office:value-type="string" office:string-value=" ">
            <text:p><text:s/></text:p>
          </table:table-cell>
          <table:table-cell table:style-name="ce18" table:formula="of:=IF(ISNUMBER([.BK22]);IF([.BK22]&gt;0;&quot; &quot;;ABS([.BK$2]));&quot; &quot;)" office:value-type="string" office:string-value=" ">
            <text:p><text:s/></text:p>
          </table:table-cell>
          <table:table-cell table:style-name="ce18" table:formula="of:=IF(ISNUMBER([.BL22]);IF([.BL22]&gt;0;&quot; &quot;;ABS([.BL$2]));&quot; &quot;)" office:value-type="string" office:string-value=" ">
            <text:p><text:s/></text:p>
          </table:table-cell>
          <table:table-cell table:style-name="ce18" table:formula="of:=IF(ISNUMBER([.BM22]);IF([.BM22]&gt;0;&quot; &quot;;ABS([.BM$2]));&quot; &quot;)" office:value-type="string" office:string-value=" ">
            <text:p><text:s/></text:p>
          </table:table-cell>
          <table:table-cell table:style-name="ce57" table:formula="of:=IF(ISNUMBER([.BN22]);IF([.BN22]&gt;0;&quot; &quot;;ABS([.BN$2]));&quot; &quot;)" office:value-type="string" office:string-value=" ">
            <text:p><text:s/></text:p>
          </table:table-cell>
          <table:table-cell table:style-name="ce57" table:formula="of:=IF(ISNUMBER([.BO22]);IF([.BO22]&gt;0;&quot; &quot;;ABS([.BO$2]));&quot; &quot;)" office:value-type="string" office:string-value=" ">
            <text:p><text:s/></text:p>
          </table:table-cell>
          <table:table-cell table:style-name="ce57" table:formula="of:=IF(ISNUMBER([.BP22]);IF([.BP22]&gt;0;&quot; &quot;;ABS([.BP$2]));&quot; &quot;)" office:value-type="string" office:string-value=" ">
            <text:p><text:s/></text:p>
          </table:table-cell>
          <table:table-cell table:style-name="ce57" table:formula="of:=IF(ISNUMBER([.BQ22]);IF([.BQ22]&gt;0;&quot; &quot;;ABS([.BQ$2]));&quot; &quot;)" office:value-type="string" office:string-value=" ">
            <text:p><text:s/></text:p>
          </table:table-cell>
          <table:table-cell table:style-name="ce57" table:formula="of:=IF(ISNUMBER([.BR22]);IF([.BR22]&gt;0;&quot; &quot;;ABS([.BR$2]));&quot; &quot;)" office:value-type="string" office:string-value=" ">
            <text:p><text:s/></text:p>
          </table:table-cell>
          <table:table-cell table:style-name="ce57" table:formula="of:=IF(ISNUMBER([.BS22]);IF([.BS22]&gt;0;&quot; &quot;;ABS([.BS$2]));&quot; &quot;)" office:value-type="string" office:string-value=" ">
            <text:p><text:s/></text:p>
          </table:table-cell>
          <table:table-cell table:style-name="ce57" table:formula="of:=IF(ISNUMBER([.BT22]);IF([.BT22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22]+[.BV23]" office:value-type="float" office:value="200">
            <text:p>200</text:p>
          </table:table-cell>
          <table:table-cell table:style-name="ce73" table:formula="of:=[.BW22]+[.BW23]" office:value-type="float" office:value="75">
            <text:p>75</text:p>
          </table:table-cell>
          <table:table-cell table:style-name="ce76" table:formula="of:=[.BV24]/[.BW24]" office:value-type="float" office:value="2.66666666666667">
            <text:p>2,67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4" office:value-type="float" office:value="-1.2">
            <text:p>-1,2</text:p>
          </table:table-cell>
          <table:table-cell table:style-name="ce34" office:value-type="float" office:value="-1.2">
            <text:p>-1,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26:.$BT26])" office:value-type="float" office:value="120">
            <text:p>120</text:p>
          </table:table-cell>
          <table:table-cell table:style-name="ce72" table:formula="of:=SUMIF([.$B$2:.$BT$2];&quot;&lt;0&quot;;[.$B26:.$BT26])" office:value-type="float" office:value="55">
            <text:p>55</text:p>
          </table:table-cell>
          <table:table-cell table:style-name="ce75" table:formula="of:=[.BV25]/[.BW25]" office:value-type="float" office:value="2.18181818181818">
            <text:p>2,18</text:p>
          </table:table-cell>
          <table:table-cell table:style-name="ce75"/>
          <table:table-cell table:style-name="ce75" table:number-matrix-columns-spanned="1" table:number-matrix-rows-spanned="1" table:formula="of:=SUM(ABS([.B25:.BJ25]))" office:value-type="float" office:value="13.5">
            <text:p>13,5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string" office:string-value=" ">
            <text:p><text:s/></text:p>
          </table:table-cell>
          <table:table-cell table:style-name="ce18" table:formula="of:=IF(ISNUMBER([.S25]);IF([.S25]&gt;0;ABS([.S$2]);&quot; &quot;);&quot; &quot;)" office:value-type="float" office:value="20">
            <text:p>20</text:p>
          </table:table-cell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 table:formula="of:=IF(ISNUMBER([.U25]);IF([.U25]&gt;0;ABS([.U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float" office:value="20">
            <text:p>20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string" office:string-value=" ">
            <text:p><text:s/></text:p>
          </table:table-cell>
          <table:table-cell table:style-name="ce18" table:formula="of:=IF(ISNUMBER([.AD25]);IF([.AD25]&gt;0;ABS([.AD$2]);&quot; &quot;);&quot; &quot;)" office:value-type="string" office:string-value=" ">
            <text:p><text:s/></text:p>
          </table:table-cell>
          <table:table-cell table:style-name="ce18" table:formula="of:=IF(ISNUMBER([.AE25]);IF([.AE25]&gt;0;ABS([.AE$2]);&quot; &quot;);&quot; &quot;)" office:value-type="string" office:string-value=" ">
            <text:p><text:s/></text:p>
          </table:table-cell>
          <table:table-cell table:style-name="ce18" table:formula="of:=IF(ISNUMBER([.AF25]);IF([.AF25]&gt;0;ABS([.AF$2]);&quot; &quot;);&quot; &quot;)" office:value-type="string" office:string-value=" ">
            <text:p><text:s/></text:p>
          </table:table-cell>
          <table:table-cell table:style-name="ce18" table:formula="of:=IF(ISNUMBER([.AG25]);IF([.AG25]&gt;0;ABS([.AG$2]);&quot; &quot;);&quot; &quot;)" office:value-type="float" office:value="20">
            <text:p>20</text:p>
          </table:table-cell>
          <table:table-cell table:style-name="ce18" table:formula="of:=IF(ISNUMBER([.AH25]);IF([.AH25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25]);IF([.AS25]&gt;0;ABS([.AS$2]);&quot; &quot;);&quot; &quot;)" office:value-type="float" office:value="20">
            <text:p>20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18" table:formula="of:=IF(ISNUMBER([.BI25]);IF([.BI25]&gt;0;ABS([.BI$2]);&quot; &quot;);&quot; &quot;)" office:value-type="string" office:string-value=" ">
            <text:p><text:s/></text:p>
          </table:table-cell>
          <table:table-cell table:style-name="ce18" table:formula="of:=IF(ISNUMBER([.BJ25]);IF([.BJ25]&gt;0;ABS([.BJ$2]);&quot; &quot;);&quot; &quot;)" office:value-type="string" office:string-value=" ">
            <text:p><text:s/></text:p>
          </table:table-cell>
          <table:table-cell table:style-name="ce18" table:formula="of:=IF(ISNUMBER([.BK25]);IF([.BK25]&gt;0;ABS([.BK$2]);&quot; &quot;);&quot; &quot;)" office:value-type="string" office:string-value=" ">
            <text:p><text:s/></text:p>
          </table:table-cell>
          <table:table-cell table:style-name="ce18" table:formula="of:=IF(ISNUMBER([.BL25]);IF([.BL25]&gt;0;ABS([.BL$2]);&quot; &quot;);&quot; &quot;)" office:value-type="string" office:string-value=" ">
            <text:p><text:s/></text:p>
          </table:table-cell>
          <table:table-cell table:style-name="ce18" table:formula="of:=IF(ISNUMBER([.BM25]);IF([.BM25]&gt;0;ABS([.BM$2]);&quot; &quot;);&quot; &quot;)" office:value-type="string" office:string-value=" ">
            <text:p><text:s/></text:p>
          </table:table-cell>
          <table:table-cell table:style-name="ce57" table:formula="of:=IF(ISNUMBER([.BN25]);IF([.BN25]&gt;0;ABS([.BN$2]);&quot; &quot;);&quot; &quot;)" office:value-type="string" office:string-value=" ">
            <text:p><text:s/></text:p>
          </table:table-cell>
          <table:table-cell table:style-name="ce57" table:formula="of:=IF(ISNUMBER([.BO25]);IF([.BO25]&gt;0;ABS([.BO$2]);&quot; &quot;);&quot; &quot;)" office:value-type="string" office:string-value=" ">
            <text:p><text:s/></text:p>
          </table:table-cell>
          <table:table-cell table:style-name="ce57" table:formula="of:=IF(ISNUMBER([.BP25]);IF([.BP25]&gt;0;ABS([.BP$2]);&quot; &quot;);&quot; &quot;)" office:value-type="string" office:string-value=" ">
            <text:p><text:s/></text:p>
          </table:table-cell>
          <table:table-cell table:style-name="ce57" table:formula="of:=IF(ISNUMBER([.BQ25]);IF([.BQ25]&gt;0;ABS([.BQ$2]);&quot; &quot;);&quot; &quot;)" office:value-type="string" office:string-value=" ">
            <text:p><text:s/></text:p>
          </table:table-cell>
          <table:table-cell table:style-name="ce57" table:formula="of:=IF(ISNUMBER([.BR25]);IF([.BR25]&gt;0;ABS([.BR$2]);&quot; &quot;);&quot; &quot;)" office:value-type="string" office:string-value=" ">
            <text:p><text:s/></text:p>
          </table:table-cell>
          <table:table-cell table:style-name="ce57" table:formula="of:=IF(ISNUMBER([.BS25]);IF([.BS25]&gt;0;ABS([.BS$2]);&quot; &quot;);&quot; &quot;)" office:value-type="string" office:string-value=" ">
            <text:p><text:s/></text:p>
          </table:table-cell>
          <table:table-cell table:style-name="ce57" table:formula="of:=IF(ISNUMBER([.BT25]);IF([.BT25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27:.$BT27])" office:value-type="float" office:value="40">
            <text:p>40</text:p>
          </table:table-cell>
          <table:table-cell table:style-name="ce72" table:formula="of:=SUMIF([.$B$2:.$BT$2];&quot;&lt;0&quot;;[.$B27:.$BT27])" office:value-type="float" office:value="40">
            <text:p>40</text:p>
          </table:table-cell>
          <table:table-cell table:style-name="ce76" table:formula="of:=[.BV26]/[.BW26]" office:value-type="float" office:value="1">
            <text:p>1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float" office:value="20">
            <text:p>20</text:p>
          </table:table-cell>
          <table:table-cell table:style-name="ce18" table:formula="of:=IF(ISNUMBER([.AB25]);IF([.AB25]&gt;0;&quot; &quot;;ABS([.AB$2]));&quot; &quot;)" office:value-type="float" office:value="20">
            <text:p>20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formula="of:=IF(ISNUMBER([.AE25]);IF([.AE25]&gt;0;&quot; &quot;;ABS([.AE$2]));&quot; &quot;)" office:value-type="string" office:string-value=" ">
            <text:p><text:s/></text:p>
          </table:table-cell>
          <table:table-cell table:style-name="ce18" table:formula="of:=IF(ISNUMBER([.AF25]);IF([.AF25]&gt;0;&quot; &quot;;ABS([.AF$2]));&quot; &quot;)" office:value-type="string" office:string-value=" ">
            <text:p><text:s/></text:p>
          </table:table-cell>
          <table:table-cell table:style-name="ce18" table:formula="of:=IF(ISNUMBER([.AG25]);IF([.AG25]&gt;0;&quot; &quot;;ABS([.AG$2]));&quot; &quot;)" office:value-type="string" office:string-value=" ">
            <text:p><text:s/></text:p>
          </table:table-cell>
          <table:table-cell table:style-name="ce18" table:formula="of:=IF(ISNUMBER([.AH25]);IF([.AH25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float" office:value="20">
            <text:p>20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18" table:formula="of:=IF(ISNUMBER([.BI25]);IF([.BI25]&gt;0;&quot; &quot;;ABS([.BI$2]));&quot; &quot;)" office:value-type="string" office:string-value=" ">
            <text:p><text:s/></text:p>
          </table:table-cell>
          <table:table-cell table:style-name="ce18" table:formula="of:=IF(ISNUMBER([.BJ25]);IF([.BJ25]&gt;0;&quot; &quot;;ABS([.BJ$2]));&quot; &quot;)" office:value-type="string" office:string-value=" ">
            <text:p><text:s/></text:p>
          </table:table-cell>
          <table:table-cell table:style-name="ce18" table:formula="of:=IF(ISNUMBER([.BK25]);IF([.BK25]&gt;0;&quot; &quot;;ABS([.BK$2]));&quot; &quot;)" office:value-type="string" office:string-value=" ">
            <text:p><text:s/></text:p>
          </table:table-cell>
          <table:table-cell table:style-name="ce18" table:formula="of:=IF(ISNUMBER([.BL25]);IF([.BL25]&gt;0;&quot; &quot;;ABS([.BL$2]));&quot; &quot;)" office:value-type="string" office:string-value=" ">
            <text:p><text:s/></text:p>
          </table:table-cell>
          <table:table-cell table:style-name="ce18" table:formula="of:=IF(ISNUMBER([.BM25]);IF([.BM25]&gt;0;&quot; &quot;;ABS([.BM$2]));&quot; &quot;)" office:value-type="string" office:string-value=" ">
            <text:p><text:s/></text:p>
          </table:table-cell>
          <table:table-cell table:style-name="ce57" table:formula="of:=IF(ISNUMBER([.BN25]);IF([.BN25]&gt;0;&quot; &quot;;ABS([.BN$2]));&quot; &quot;)" office:value-type="string" office:string-value=" ">
            <text:p><text:s/></text:p>
          </table:table-cell>
          <table:table-cell table:style-name="ce57" table:formula="of:=IF(ISNUMBER([.BO25]);IF([.BO25]&gt;0;&quot; &quot;;ABS([.BO$2]));&quot; &quot;)" office:value-type="string" office:string-value=" ">
            <text:p><text:s/></text:p>
          </table:table-cell>
          <table:table-cell table:style-name="ce57" table:formula="of:=IF(ISNUMBER([.BP25]);IF([.BP25]&gt;0;&quot; &quot;;ABS([.BP$2]));&quot; &quot;)" office:value-type="string" office:string-value=" ">
            <text:p><text:s/></text:p>
          </table:table-cell>
          <table:table-cell table:style-name="ce57" table:formula="of:=IF(ISNUMBER([.BQ25]);IF([.BQ25]&gt;0;&quot; &quot;;ABS([.BQ$2]));&quot; &quot;)" office:value-type="string" office:string-value=" ">
            <text:p><text:s/></text:p>
          </table:table-cell>
          <table:table-cell table:style-name="ce57" table:formula="of:=IF(ISNUMBER([.BR25]);IF([.BR25]&gt;0;&quot; &quot;;ABS([.BR$2]));&quot; &quot;)" office:value-type="string" office:string-value=" ">
            <text:p><text:s/></text:p>
          </table:table-cell>
          <table:table-cell table:style-name="ce57" table:formula="of:=IF(ISNUMBER([.BS25]);IF([.BS25]&gt;0;&quot; &quot;;ABS([.BS$2]));&quot; &quot;)" office:value-type="string" office:string-value=" ">
            <text:p><text:s/></text:p>
          </table:table-cell>
          <table:table-cell table:style-name="ce57" table:formula="of:=IF(ISNUMBER([.BT25]);IF([.BT25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25]+[.BV26]" office:value-type="float" office:value="160">
            <text:p>160</text:p>
          </table:table-cell>
          <table:table-cell table:style-name="ce73" table:formula="of:=[.BW25]+[.BW26]" office:value-type="float" office:value="95">
            <text:p>95</text:p>
          </table:table-cell>
          <table:table-cell table:style-name="ce76" table:formula="of:=[.BV27]/[.BW27]" office:value-type="float" office:value="1.68421052631579">
            <text:p>1,68</text:p>
          </table:table-cell>
          <table:table-cell table:style-name="ce76" table:number-columns-repeated="948"/>
        </table:table-row>
        <table:table-row table:style-name="ro1">
          <table:table-cell table:number-columns-repeated="72"/>
          <table:table-cell table:style-name="ce64"/>
          <table:table-cell table:style-name="ce70"/>
          <table:table-cell table:style-name="ce73"/>
          <table:table-cell table:style-name="ce76" table:number-columns-repeated="3"/>
          <table:table-cell table:number-columns-repeated="946"/>
        </table:table-row>
        <table:table-row table:style-name="ro1" table:number-rows-repeated="2">
          <table:table-cell table:number-columns-repeated="73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6"/>
        </table:table-row>
        <table:table-row table:style-name="ro1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style-name="ce43" office:value-type="float" office:value="-1.2">
            <text:p>-1,2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32:.$BT32])" office:value-type="float" office:value="80">
            <text:p>80</text:p>
          </table:table-cell>
          <table:table-cell table:style-name="ce72" table:formula="of:=SUMIF([.$B$2:.$BT$2];&quot;&lt;0&quot;;[.$B32:.$BT32])" office:value-type="float" office:value="55">
            <text:p>55</text:p>
          </table:table-cell>
          <table:table-cell table:style-name="ce75" table:formula="of:=[.BV31]/[.BW31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31:.BJ31]))" office:value-type="float" office:value="13.9">
            <text:p>13,9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 table:formula="of:=IF(ISNUMBER([.R31]);IF([.R31]&gt;0;ABS([.R$2]);&quot; &quot;);&quot; &quot;)" office:value-type="string" office:string-value=" ">
            <text:p><text:s/></text:p>
          </table:table-cell>
          <table:table-cell table:style-name="ce18" table:formula="of:=IF(ISNUMBER([.S31]);IF([.S31]&gt;0;ABS([.S$2]);&quot; &quot;);&quot; &quot;)" office:value-type="string" office:string-value=" ">
            <text:p><text:s/></text:p>
          </table:table-cell>
          <table:table-cell table:style-name="ce18" table:formula="of:=IF(ISNUMBER([.T31]);IF([.T31]&gt;0;ABS([.T$2]);&quot; &quot;);&quot; &quot;)" office:value-type="string" office:string-value=" ">
            <text:p><text:s/></text:p>
          </table:table-cell>
          <table:table-cell table:style-name="ce18" table:formula="of:=IF(ISNUMBER([.U31]);IF([.U31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formula="of:=IF(ISNUMBER([.AE31]);IF([.AE31]&gt;0;ABS([.AE$2]);&quot; &quot;);&quot; &quot;)" office:value-type="string" office:string-value=" ">
            <text:p><text:s/></text:p>
          </table:table-cell>
          <table:table-cell table:style-name="ce18" table:formula="of:=IF(ISNUMBER([.AF31]);IF([.AF31]&gt;0;ABS([.AF$2]);&quot; &quot;);&quot; &quot;)" office:value-type="string" office:string-value=" ">
            <text:p><text:s/></text:p>
          </table:table-cell>
          <table:table-cell table:style-name="ce18" table:formula="of:=IF(ISNUMBER([.AG31]);IF([.AG31]&gt;0;ABS([.AG$2]);&quot; &quot;);&quot; &quot;)" office:value-type="string" office:string-value=" ">
            <text:p><text:s/></text:p>
          </table:table-cell>
          <table:table-cell table:style-name="ce18" table:formula="of:=IF(ISNUMBER([.AH31]);IF([.AH31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31]);IF([.AP31]&gt;0;ABS([.AP$2]);&quot; &quot;);&quot; &quot;)" office:value-type="float" office:value="20">
            <text:p>20</text:p>
          </table:table-cell>
          <table:table-cell table:style-name="ce18" table:formula="of:=IF(ISNUMBER([.AQ31]);IF([.AQ31]&gt;0;ABS([.AQ$2]);&quot; &quot;);&quot; &quot;)" office:value-type="string" office:string-value=" ">
            <text:p><text:s/>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float" office:value="20">
            <text:p>20</text:p>
          </table:table-cell>
          <table:table-cell table:style-name="ce18" table:formula="of:=IF(ISNUMBER([.AT31]);IF([.AT31]&gt;0;ABS([.AT$2]);&quot; &quot;);&quot; &quot;)" office:value-type="float" office:value="20">
            <text:p>20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18" table:formula="of:=IF(ISNUMBER([.BI31]);IF([.BI31]&gt;0;ABS([.BI$2]);&quot; &quot;);&quot; &quot;)" office:value-type="string" office:string-value=" ">
            <text:p><text:s/></text:p>
          </table:table-cell>
          <table:table-cell table:style-name="ce18" table:formula="of:=IF(ISNUMBER([.BJ31]);IF([.BJ31]&gt;0;ABS([.BJ$2]);&quot; &quot;);&quot; &quot;)" office:value-type="string" office:string-value=" ">
            <text:p><text:s/></text:p>
          </table:table-cell>
          <table:table-cell table:style-name="ce18" table:formula="of:=IF(ISNUMBER([.BK31]);IF([.BK31]&gt;0;ABS([.BK$2]);&quot; &quot;);&quot; &quot;)" office:value-type="string" office:string-value=" ">
            <text:p><text:s/></text:p>
          </table:table-cell>
          <table:table-cell table:style-name="ce18" table:formula="of:=IF(ISNUMBER([.BL31]);IF([.BL31]&gt;0;ABS([.BL$2]);&quot; &quot;);&quot; &quot;)" office:value-type="string" office:string-value=" ">
            <text:p><text:s/></text:p>
          </table:table-cell>
          <table:table-cell table:style-name="ce18" table:formula="of:=IF(ISNUMBER([.BM31]);IF([.BM31]&gt;0;ABS([.BM$2]);&quot; &quot;);&quot; &quot;)" office:value-type="string" office:string-value=" ">
            <text:p><text:s/></text:p>
          </table:table-cell>
          <table:table-cell table:style-name="ce57" table:formula="of:=IF(ISNUMBER([.BN31]);IF([.BN31]&gt;0;ABS([.BN$2]);&quot; &quot;);&quot; &quot;)" office:value-type="string" office:string-value=" ">
            <text:p><text:s/></text:p>
          </table:table-cell>
          <table:table-cell table:style-name="ce57" table:formula="of:=IF(ISNUMBER([.BO31]);IF([.BO31]&gt;0;ABS([.BO$2]);&quot; &quot;);&quot; &quot;)" office:value-type="string" office:string-value=" ">
            <text:p><text:s/></text:p>
          </table:table-cell>
          <table:table-cell table:style-name="ce57" table:formula="of:=IF(ISNUMBER([.BP31]);IF([.BP31]&gt;0;ABS([.BP$2]);&quot; &quot;);&quot; &quot;)" office:value-type="string" office:string-value=" ">
            <text:p><text:s/></text:p>
          </table:table-cell>
          <table:table-cell table:style-name="ce57" table:formula="of:=IF(ISNUMBER([.BQ31]);IF([.BQ31]&gt;0;ABS([.BQ$2]);&quot; &quot;);&quot; &quot;)" office:value-type="string" office:string-value=" ">
            <text:p><text:s/></text:p>
          </table:table-cell>
          <table:table-cell table:style-name="ce57" table:formula="of:=IF(ISNUMBER([.BR31]);IF([.BR31]&gt;0;ABS([.BR$2]);&quot; &quot;);&quot; &quot;)" office:value-type="string" office:string-value=" ">
            <text:p><text:s/></text:p>
          </table:table-cell>
          <table:table-cell table:style-name="ce57" table:formula="of:=IF(ISNUMBER([.BS31]);IF([.BS31]&gt;0;ABS([.BS$2]);&quot; &quot;);&quot; &quot;)" office:value-type="string" office:string-value=" ">
            <text:p><text:s/></text:p>
          </table:table-cell>
          <table:table-cell table:style-name="ce57" table:formula="of:=IF(ISNUMBER([.BT31]);IF([.BT31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33:.$BT33])" office:value-type="float" office:value="60">
            <text:p>60</text:p>
          </table:table-cell>
          <table:table-cell table:style-name="ce72" table:formula="of:=SUMIF([.$B$2:.$BT$2];&quot;&lt;0&quot;;[.$B33:.$BT33])" office:value-type="float" office:value="40">
            <text:p>40</text:p>
          </table:table-cell>
          <table:table-cell table:style-name="ce76" table:formula="of:=[.BV32]/[.BW32]" office:value-type="float" office:value="1.5">
            <text:p>1,5</text:p>
          </table:table-cell>
          <table:table-cell table:style-name="ce76" table:number-columns-repeated="948"/>
        </table:table-row>
        <table:table-row table:style-name="ro4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string" office:string-value=" ">
            <text:p><text:s/>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 table:formula="of:=IF(ISNUMBER([.R31]);IF([.R31]&gt;0;&quot; &quot;;ABS([.R$2]));&quot; &quot;)" office:value-type="float" office:value="20">
            <text:p>20</text:p>
          </table:table-cell>
          <table:table-cell table:style-name="ce18" table:formula="of:=IF(ISNUMBER([.S31]);IF([.S31]&gt;0;&quot; &quot;;ABS([.S$2]));&quot; &quot;)" office:value-type="string" office:string-value=" ">
            <text:p><text:s/></text:p>
          </table:table-cell>
          <table:table-cell table:style-name="ce18" table:formula="of:=IF(ISNUMBER([.T31]);IF([.T31]&gt;0;&quot; &quot;;ABS([.T$2]));&quot; &quot;)" office:value-type="string" office:string-value=" ">
            <text:p><text:s/></text:p>
          </table:table-cell>
          <table:table-cell table:style-name="ce18" table:formula="of:=IF(ISNUMBER([.U31]);IF([.U31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formula="of:=IF(ISNUMBER([.AE31]);IF([.AE31]&gt;0;&quot; &quot;;ABS([.AE$2]));&quot; &quot;)" office:value-type="string" office:string-value=" ">
            <text:p><text:s/></text:p>
          </table:table-cell>
          <table:table-cell table:style-name="ce18" table:formula="of:=IF(ISNUMBER([.AF31]);IF([.AF31]&gt;0;&quot; &quot;;ABS([.AF$2]));&quot; &quot;)" office:value-type="string" office:string-value=" ">
            <text:p><text:s/></text:p>
          </table:table-cell>
          <table:table-cell table:style-name="ce18" table:formula="of:=IF(ISNUMBER([.AG31]);IF([.AG31]&gt;0;&quot; &quot;;ABS([.AG$2]));&quot; &quot;)" office:value-type="string" office:string-value=" ">
            <text:p><text:s/></text:p>
          </table:table-cell>
          <table:table-cell table:style-name="ce18" table:formula="of:=IF(ISNUMBER([.AH31]);IF([.AH31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float" office:value="20">
            <text:p>20</text:p>
          </table:table-cell>
          <table:table-cell table:style-name="ce18" table:formula="of:=IF(ISNUMBER([.AR31]);IF([.AR31]&gt;0;&quot; &quot;;ABS([.AR$2]));&quot; &quot;)" office:value-type="float" office:value="20">
            <text:p>20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18" table:formula="of:=IF(ISNUMBER([.BI31]);IF([.BI31]&gt;0;&quot; &quot;;ABS([.BI$2]));&quot; &quot;)" office:value-type="string" office:string-value=" ">
            <text:p><text:s/></text:p>
          </table:table-cell>
          <table:table-cell table:style-name="ce18" table:formula="of:=IF(ISNUMBER([.BJ31]);IF([.BJ31]&gt;0;&quot; &quot;;ABS([.BJ$2]));&quot; &quot;)" office:value-type="string" office:string-value=" ">
            <text:p><text:s/></text:p>
          </table:table-cell>
          <table:table-cell table:style-name="ce18" table:formula="of:=IF(ISNUMBER([.BK31]);IF([.BK31]&gt;0;&quot; &quot;;ABS([.BK$2]));&quot; &quot;)" office:value-type="string" office:string-value=" ">
            <text:p><text:s/></text:p>
          </table:table-cell>
          <table:table-cell table:style-name="ce18" table:formula="of:=IF(ISNUMBER([.BL31]);IF([.BL31]&gt;0;&quot; &quot;;ABS([.BL$2]));&quot; &quot;)" office:value-type="string" office:string-value=" ">
            <text:p><text:s/></text:p>
          </table:table-cell>
          <table:table-cell table:style-name="ce18" table:formula="of:=IF(ISNUMBER([.BM31]);IF([.BM31]&gt;0;&quot; &quot;;ABS([.BM$2]));&quot; &quot;)" office:value-type="string" office:string-value=" ">
            <text:p><text:s/></text:p>
          </table:table-cell>
          <table:table-cell table:style-name="ce57" table:formula="of:=IF(ISNUMBER([.BN31]);IF([.BN31]&gt;0;&quot; &quot;;ABS([.BN$2]));&quot; &quot;)" office:value-type="string" office:string-value=" ">
            <text:p><text:s/></text:p>
          </table:table-cell>
          <table:table-cell table:style-name="ce57" table:formula="of:=IF(ISNUMBER([.BO31]);IF([.BO31]&gt;0;&quot; &quot;;ABS([.BO$2]));&quot; &quot;)" office:value-type="string" office:string-value=" ">
            <text:p><text:s/></text:p>
          </table:table-cell>
          <table:table-cell table:style-name="ce57" table:formula="of:=IF(ISNUMBER([.BP31]);IF([.BP31]&gt;0;&quot; &quot;;ABS([.BP$2]));&quot; &quot;)" office:value-type="string" office:string-value=" ">
            <text:p><text:s/></text:p>
          </table:table-cell>
          <table:table-cell table:style-name="ce57" table:formula="of:=IF(ISNUMBER([.BQ31]);IF([.BQ31]&gt;0;&quot; &quot;;ABS([.BQ$2]));&quot; &quot;)" office:value-type="string" office:string-value=" ">
            <text:p><text:s/></text:p>
          </table:table-cell>
          <table:table-cell table:style-name="ce57" table:formula="of:=IF(ISNUMBER([.BR31]);IF([.BR31]&gt;0;&quot; &quot;;ABS([.BR$2]));&quot; &quot;)" office:value-type="string" office:string-value=" ">
            <text:p><text:s/></text:p>
          </table:table-cell>
          <table:table-cell table:style-name="ce57" table:formula="of:=IF(ISNUMBER([.BS31]);IF([.BS31]&gt;0;&quot; &quot;;ABS([.BS$2]));&quot; &quot;)" office:value-type="string" office:string-value=" ">
            <text:p><text:s/></text:p>
          </table:table-cell>
          <table:table-cell table:style-name="ce57" table:formula="of:=IF(ISNUMBER([.BT31]);IF([.BT31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31]+[.BV32]" office:value-type="float" office:value="140">
            <text:p>140</text:p>
          </table:table-cell>
          <table:table-cell table:style-name="ce73" table:formula="of:=[.BW31]+[.BW32]" office:value-type="float" office:value="95">
            <text:p>95</text:p>
          </table:table-cell>
          <table:table-cell table:style-name="ce76" table:formula="of:=[.BV33]/[.BW33]" office:value-type="float" office:value="1.47368421052632">
            <text:p>1,47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2"/>
          <table:table-cell table:style-name="ce40" office:value-type="float" office:value="1.1">
            <text:p>1,1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35:.$BT35])" office:value-type="float" office:value="120">
            <text:p>120</text:p>
          </table:table-cell>
          <table:table-cell table:style-name="ce72" table:formula="of:=SUMIF([.$B$2:.$BT$2];&quot;&lt;0&quot;;[.$B35:.$BT35])" office:value-type="float" office:value="75">
            <text:p>75</text:p>
          </table:table-cell>
          <table:table-cell table:style-name="ce75" table:formula="of:=[.BV34]/[.BW34]" office:value-type="float" office:value="1.6">
            <text:p>1,6</text:p>
          </table:table-cell>
          <table:table-cell table:style-name="ce75"/>
          <table:table-cell table:style-name="ce75" table:number-matrix-columns-spanned="1" table:number-matrix-rows-spanned="1" table:formula="of:=SUM(ABS([.B34:.BJ34]))" office:value-type="float" office:value="14.5">
            <text:p>14,5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float" office:value="20">
            <text:p>20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formula="of:=IF(ISNUMBER([.AC34]);IF([.AC34]&gt;0;ABS([.AC$2]);&quot; &quot;);&quot; &quot;)" office:value-type="string" office:string-value=" ">
            <text:p><text:s/>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formula="of:=IF(ISNUMBER([.AE34]);IF([.AE34]&gt;0;ABS([.AE$2]);&quot; &quot;);&quot; &quot;)" office:value-type="string" office:string-value=" ">
            <text:p><text:s/></text:p>
          </table:table-cell>
          <table:table-cell table:style-name="ce18" table:formula="of:=IF(ISNUMBER([.AF34]);IF([.AF34]&gt;0;ABS([.AF$2]);&quot; &quot;);&quot; &quot;)" office:value-type="float" office:value="20">
            <text:p>20</text:p>
          </table:table-cell>
          <table:table-cell table:style-name="ce18" table:formula="of:=IF(ISNUMBER([.AG34]);IF([.AG34]&gt;0;ABS([.AG$2]);&quot; &quot;);&quot; &quot;)" office:value-type="string" office:string-value=" ">
            <text:p><text:s/></text:p>
          </table:table-cell>
          <table:table-cell table:style-name="ce18" table:formula="of:=IF(ISNUMBER([.AH34]);IF([.AH34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34]);IF([.AP34]&gt;0;ABS([.AP$2]);&quot; &quot;);&quot; &quot;)" office:value-type="string" office:string-value=" ">
            <text:p><text:s/>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34]);IF([.AS34]&gt;0;ABS([.AS$2]);&quot; &quot;);&quot; &quot;)" office:value-type="float" office:value="20">
            <text:p>20</text:p>
          </table:table-cell>
          <table:table-cell table:style-name="ce18" table:formula="of:=IF(ISNUMBER([.AT34]);IF([.AT34]&gt;0;ABS([.AT$2]);&quot; &quot;);&quot; &quot;)" office:value-type="float" office:value="20">
            <text:p>20</text:p>
          </table:table-cell>
          <table:table-cell table:style-name="ce18" table:formula="of:=IF(ISNUMBER([.AU34]);IF([.AU34]&gt;0;ABS([.AU$2]);&quot; &quot;);&quot; &quot;)" office:value-type="float" office:value="20">
            <text:p>20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18" table:formula="of:=IF(ISNUMBER([.BI34]);IF([.BI34]&gt;0;ABS([.BI$2]);&quot; &quot;);&quot; &quot;)" office:value-type="string" office:string-value=" ">
            <text:p><text:s/></text:p>
          </table:table-cell>
          <table:table-cell table:style-name="ce18" table:formula="of:=IF(ISNUMBER([.BJ34]);IF([.BJ34]&gt;0;ABS([.BJ$2]);&quot; &quot;);&quot; &quot;)" office:value-type="string" office:string-value=" ">
            <text:p><text:s/></text:p>
          </table:table-cell>
          <table:table-cell table:style-name="ce18" table:formula="of:=IF(ISNUMBER([.BK34]);IF([.BK34]&gt;0;ABS([.BK$2]);&quot; &quot;);&quot; &quot;)" office:value-type="string" office:string-value=" ">
            <text:p><text:s/></text:p>
          </table:table-cell>
          <table:table-cell table:style-name="ce18" table:formula="of:=IF(ISNUMBER([.BL34]);IF([.BL34]&gt;0;ABS([.BL$2]);&quot; &quot;);&quot; &quot;)" office:value-type="string" office:string-value=" ">
            <text:p><text:s/></text:p>
          </table:table-cell>
          <table:table-cell table:style-name="ce18" table:formula="of:=IF(ISNUMBER([.BM34]);IF([.BM34]&gt;0;ABS([.BM$2]);&quot; &quot;);&quot; &quot;)" office:value-type="string" office:string-value=" ">
            <text:p><text:s/></text:p>
          </table:table-cell>
          <table:table-cell table:style-name="ce57" table:formula="of:=IF(ISNUMBER([.BN34]);IF([.BN34]&gt;0;ABS([.BN$2]);&quot; &quot;);&quot; &quot;)" office:value-type="string" office:string-value=" ">
            <text:p><text:s/></text:p>
          </table:table-cell>
          <table:table-cell table:style-name="ce57" table:formula="of:=IF(ISNUMBER([.BO34]);IF([.BO34]&gt;0;ABS([.BO$2]);&quot; &quot;);&quot; &quot;)" office:value-type="string" office:string-value=" ">
            <text:p><text:s/></text:p>
          </table:table-cell>
          <table:table-cell table:style-name="ce57" table:formula="of:=IF(ISNUMBER([.BP34]);IF([.BP34]&gt;0;ABS([.BP$2]);&quot; &quot;);&quot; &quot;)" office:value-type="string" office:string-value=" ">
            <text:p><text:s/></text:p>
          </table:table-cell>
          <table:table-cell table:style-name="ce57" table:formula="of:=IF(ISNUMBER([.BQ34]);IF([.BQ34]&gt;0;ABS([.BQ$2]);&quot; &quot;);&quot; &quot;)" office:value-type="string" office:string-value=" ">
            <text:p><text:s/></text:p>
          </table:table-cell>
          <table:table-cell table:style-name="ce57" table:formula="of:=IF(ISNUMBER([.BR34]);IF([.BR34]&gt;0;ABS([.BR$2]);&quot; &quot;);&quot; &quot;)" office:value-type="string" office:string-value=" ">
            <text:p><text:s/></text:p>
          </table:table-cell>
          <table:table-cell table:style-name="ce57" table:formula="of:=IF(ISNUMBER([.BS34]);IF([.BS34]&gt;0;ABS([.BS$2]);&quot; &quot;);&quot; &quot;)" office:value-type="string" office:string-value=" ">
            <text:p><text:s/></text:p>
          </table:table-cell>
          <table:table-cell table:style-name="ce57" table:formula="of:=IF(ISNUMBER([.BT34]);IF([.BT34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36:.$BT36])" office:value-type="float" office:value="60">
            <text:p>60</text:p>
          </table:table-cell>
          <table:table-cell table:style-name="ce72" table:formula="of:=SUMIF([.$B$2:.$BT$2];&quot;&lt;0&quot;;[.$B36:.$BT36])" office:value-type="float" office:value="20">
            <text:p>20</text:p>
          </table:table-cell>
          <table:table-cell table:style-name="ce76" table:formula="of:=[.BV35]/[.BW35]" office:value-type="float" office:value="3">
            <text:p>3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float" office:value="20">
            <text:p>20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formula="of:=IF(ISNUMBER([.AE34]);IF([.AE34]&gt;0;&quot; &quot;;ABS([.AE$2]));&quot; &quot;)" office:value-type="float" office:value="20">
            <text:p>20</text:p>
          </table:table-cell>
          <table:table-cell table:style-name="ce18" table:formula="of:=IF(ISNUMBER([.AF34]);IF([.AF34]&gt;0;&quot; &quot;;ABS([.AF$2]));&quot; &quot;)" office:value-type="string" office:string-value=" ">
            <text:p><text:s/></text:p>
          </table:table-cell>
          <table:table-cell table:style-name="ce18" table:formula="of:=IF(ISNUMBER([.AG34]);IF([.AG34]&gt;0;&quot; &quot;;ABS([.AG$2]));&quot; &quot;)" office:value-type="string" office:string-value=" ">
            <text:p><text:s/></text:p>
          </table:table-cell>
          <table:table-cell table:style-name="ce18" table:formula="of:=IF(ISNUMBER([.AH34]);IF([.AH34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34]);IF([.AP34]&gt;0;&quot; &quot;;ABS([.AP$2]));&quot; &quot;)" office:value-type="float" office:value="20">
            <text:p>20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18" table:formula="of:=IF(ISNUMBER([.BI34]);IF([.BI34]&gt;0;&quot; &quot;;ABS([.BI$2]));&quot; &quot;)" office:value-type="string" office:string-value=" ">
            <text:p><text:s/></text:p>
          </table:table-cell>
          <table:table-cell table:style-name="ce18" table:formula="of:=IF(ISNUMBER([.BJ34]);IF([.BJ34]&gt;0;&quot; &quot;;ABS([.BJ$2]));&quot; &quot;)" office:value-type="string" office:string-value=" ">
            <text:p><text:s/></text:p>
          </table:table-cell>
          <table:table-cell table:style-name="ce18" table:formula="of:=IF(ISNUMBER([.BK34]);IF([.BK34]&gt;0;&quot; &quot;;ABS([.BK$2]));&quot; &quot;)" office:value-type="string" office:string-value=" ">
            <text:p><text:s/></text:p>
          </table:table-cell>
          <table:table-cell table:style-name="ce18" table:formula="of:=IF(ISNUMBER([.BL34]);IF([.BL34]&gt;0;&quot; &quot;;ABS([.BL$2]));&quot; &quot;)" office:value-type="string" office:string-value=" ">
            <text:p><text:s/></text:p>
          </table:table-cell>
          <table:table-cell table:style-name="ce18" table:formula="of:=IF(ISNUMBER([.BM34]);IF([.BM34]&gt;0;&quot; &quot;;ABS([.BM$2]));&quot; &quot;)" office:value-type="string" office:string-value=" ">
            <text:p><text:s/></text:p>
          </table:table-cell>
          <table:table-cell table:style-name="ce57" table:formula="of:=IF(ISNUMBER([.BN34]);IF([.BN34]&gt;0;&quot; &quot;;ABS([.BN$2]));&quot; &quot;)" office:value-type="string" office:string-value=" ">
            <text:p><text:s/></text:p>
          </table:table-cell>
          <table:table-cell table:style-name="ce57" table:formula="of:=IF(ISNUMBER([.BO34]);IF([.BO34]&gt;0;&quot; &quot;;ABS([.BO$2]));&quot; &quot;)" office:value-type="string" office:string-value=" ">
            <text:p><text:s/></text:p>
          </table:table-cell>
          <table:table-cell table:style-name="ce57" table:formula="of:=IF(ISNUMBER([.BP34]);IF([.BP34]&gt;0;&quot; &quot;;ABS([.BP$2]));&quot; &quot;)" office:value-type="string" office:string-value=" ">
            <text:p><text:s/></text:p>
          </table:table-cell>
          <table:table-cell table:style-name="ce57" table:formula="of:=IF(ISNUMBER([.BQ34]);IF([.BQ34]&gt;0;&quot; &quot;;ABS([.BQ$2]));&quot; &quot;)" office:value-type="string" office:string-value=" ">
            <text:p><text:s/></text:p>
          </table:table-cell>
          <table:table-cell table:style-name="ce57" table:formula="of:=IF(ISNUMBER([.BR34]);IF([.BR34]&gt;0;&quot; &quot;;ABS([.BR$2]));&quot; &quot;)" office:value-type="string" office:string-value=" ">
            <text:p><text:s/></text:p>
          </table:table-cell>
          <table:table-cell table:style-name="ce57" table:formula="of:=IF(ISNUMBER([.BS34]);IF([.BS34]&gt;0;&quot; &quot;;ABS([.BS$2]));&quot; &quot;)" office:value-type="string" office:string-value=" ">
            <text:p><text:s/></text:p>
          </table:table-cell>
          <table:table-cell table:style-name="ce57" table:formula="of:=IF(ISNUMBER([.BT34]);IF([.BT34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34]+[.BV35]" office:value-type="float" office:value="180">
            <text:p>180</text:p>
          </table:table-cell>
          <table:table-cell table:style-name="ce73" table:formula="of:=[.BW34]+[.BW35]" office:value-type="float" office:value="95">
            <text:p>95</text:p>
          </table:table-cell>
          <table:table-cell table:style-name="ce76" table:formula="of:=[.BV36]/[.BW36]" office:value-type="float" office:value="1.89473684210526">
            <text:p>1,89</text:p>
          </table:table-cell>
          <table:table-cell table:style-name="ce76" table:number-columns-repeated="948"/>
        </table:table-row>
        <table:table-row table:style-name="ro1" table:number-rows-repeated="2">
          <table:table-cell table:number-columns-repeated="72"/>
          <table:table-cell table:style-name="ce64"/>
          <table:table-cell table:style-name="ce70"/>
          <table:table-cell table:style-name="ce73"/>
          <table:table-cell table:style-name="ce76" table:number-columns-repeated="949"/>
        </table:table-row>
        <table:table-row table:style-name="ro1">
          <table:table-cell table:number-columns-repeated="73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6"/>
        </table:table-row>
        <table:table-row table:style-name="ro1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style-name="ce22"/>
          <table:table-cell table:style-name="ce22"/>
          <table:table-cell table:style-name="ce21" office:value-type="float" office:value="1">
            <text:p>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41:.$BT41])" office:value-type="float" office:value="80">
            <text:p>80</text:p>
          </table:table-cell>
          <table:table-cell table:style-name="ce72" table:formula="of:=SUMIF([.$B$2:.$BT$2];&quot;&lt;0&quot;;[.$B41:.$BT41])" office:value-type="float" office:value="95">
            <text:p>95</text:p>
          </table:table-cell>
          <table:table-cell table:style-name="ce75" table:formula="of:=[.BV40]/[.BW40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0:.BJ40]))" office:value-type="float" office:value="12.2">
            <text:p>12,2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string" office:string-value=" ">
            <text:p><text:s/>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 table:formula="of:=IF(ISNUMBER([.R40]);IF([.R40]&gt;0;ABS([.R$2]);&quot; &quot;);&quot; &quot;)" office:value-type="float" office:value="20">
            <text:p>20</text:p>
          </table:table-cell>
          <table:table-cell table:style-name="ce18" table:formula="of:=IF(ISNUMBER([.S40]);IF([.S40]&gt;0;ABS([.S$2]);&quot; &quot;);&quot; &quot;)" office:value-type="string" office:string-value=" ">
            <text:p><text:s/></text:p>
          </table:table-cell>
          <table:table-cell table:style-name="ce18" table:formula="of:=IF(ISNUMBER([.T40]);IF([.T40]&gt;0;ABS([.T$2]);&quot; &quot;);&quot; &quot;)" office:value-type="string" office:string-value=" ">
            <text:p><text:s/></text:p>
          </table:table-cell>
          <table:table-cell table:style-name="ce18" table:formula="of:=IF(ISNUMBER([.U40]);IF([.U40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formula="of:=IF(ISNUMBER([.AE40]);IF([.AE40]&gt;0;ABS([.AE$2]);&quot; &quot;);&quot; &quot;)" office:value-type="string" office:string-value=" ">
            <text:p><text:s/></text:p>
          </table:table-cell>
          <table:table-cell table:style-name="ce18" table:formula="of:=IF(ISNUMBER([.AF40]);IF([.AF40]&gt;0;ABS([.AF$2]);&quot; &quot;);&quot; &quot;)" office:value-type="string" office:string-value=" ">
            <text:p><text:s/></text:p>
          </table:table-cell>
          <table:table-cell table:style-name="ce18" table:formula="of:=IF(ISNUMBER([.AG40]);IF([.AG40]&gt;0;ABS([.AG$2]);&quot; &quot;);&quot; &quot;)" office:value-type="string" office:string-value=" ">
            <text:p><text:s/></text:p>
          </table:table-cell>
          <table:table-cell table:style-name="ce18" table:formula="of:=IF(ISNUMBER([.AH40]);IF([.AH40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0]);IF([.AP40]&gt;0;ABS([.AP$2]);&quot; &quot;);&quot; &quot;)" office:value-type="string" office:string-value=" ">
            <text:p><text:s/>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float" office:value="20">
            <text:p>20</text:p>
          </table:table-cell>
          <table:table-cell table:style-name="ce18" table:formula="of:=IF(ISNUMBER([.AS40]);IF([.AS40]&gt;0;ABS([.AS$2]);&quot; &quot;);&quot; &quot;)" office:value-type="float" office:value="20">
            <text:p>20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18" table:formula="of:=IF(ISNUMBER([.BI40]);IF([.BI40]&gt;0;ABS([.BI$2]);&quot; &quot;);&quot; &quot;)" office:value-type="string" office:string-value=" ">
            <text:p><text:s/></text:p>
          </table:table-cell>
          <table:table-cell table:style-name="ce18" table:formula="of:=IF(ISNUMBER([.BJ40]);IF([.BJ40]&gt;0;ABS([.BJ$2]);&quot; &quot;);&quot; &quot;)" office:value-type="string" office:string-value=" ">
            <text:p><text:s/></text:p>
          </table:table-cell>
          <table:table-cell table:style-name="ce18" table:formula="of:=IF(ISNUMBER([.BK40]);IF([.BK40]&gt;0;ABS([.BK$2]);&quot; &quot;);&quot; &quot;)" office:value-type="string" office:string-value=" ">
            <text:p><text:s/></text:p>
          </table:table-cell>
          <table:table-cell table:style-name="ce18" table:formula="of:=IF(ISNUMBER([.BL40]);IF([.BL40]&gt;0;ABS([.BL$2]);&quot; &quot;);&quot; &quot;)" office:value-type="string" office:string-value=" ">
            <text:p><text:s/></text:p>
          </table:table-cell>
          <table:table-cell table:style-name="ce18" table:formula="of:=IF(ISNUMBER([.BM40]);IF([.BM40]&gt;0;ABS([.BM$2]);&quot; &quot;);&quot; &quot;)" office:value-type="string" office:string-value=" ">
            <text:p><text:s/></text:p>
          </table:table-cell>
          <table:table-cell table:style-name="ce57" table:formula="of:=IF(ISNUMBER([.BN40]);IF([.BN40]&gt;0;ABS([.BN$2]);&quot; &quot;);&quot; &quot;)" office:value-type="string" office:string-value=" ">
            <text:p><text:s/></text:p>
          </table:table-cell>
          <table:table-cell table:style-name="ce57" table:formula="of:=IF(ISNUMBER([.BO40]);IF([.BO40]&gt;0;ABS([.BO$2]);&quot; &quot;);&quot; &quot;)" office:value-type="string" office:string-value=" ">
            <text:p><text:s/></text:p>
          </table:table-cell>
          <table:table-cell table:style-name="ce57" table:formula="of:=IF(ISNUMBER([.BP40]);IF([.BP40]&gt;0;ABS([.BP$2]);&quot; &quot;);&quot; &quot;)" office:value-type="string" office:string-value=" ">
            <text:p><text:s/></text:p>
          </table:table-cell>
          <table:table-cell table:style-name="ce57" table:formula="of:=IF(ISNUMBER([.BQ40]);IF([.BQ40]&gt;0;ABS([.BQ$2]);&quot; &quot;);&quot; &quot;)" office:value-type="string" office:string-value=" ">
            <text:p><text:s/></text:p>
          </table:table-cell>
          <table:table-cell table:style-name="ce57" table:formula="of:=IF(ISNUMBER([.BR40]);IF([.BR40]&gt;0;ABS([.BR$2]);&quot; &quot;);&quot; &quot;)" office:value-type="string" office:string-value=" ">
            <text:p><text:s/></text:p>
          </table:table-cell>
          <table:table-cell table:style-name="ce57" table:formula="of:=IF(ISNUMBER([.BS40]);IF([.BS40]&gt;0;ABS([.BS$2]);&quot; &quot;);&quot; &quot;)" office:value-type="string" office:string-value=" ">
            <text:p><text:s/></text:p>
          </table:table-cell>
          <table:table-cell table:style-name="ce57" table:formula="of:=IF(ISNUMBER([.BT40]);IF([.BT40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42:.$BT42])" office:value-type="float" office:value="60">
            <text:p>60</text:p>
          </table:table-cell>
          <table:table-cell table:style-name="ce72" table:formula="of:=SUMIF([.$B$2:.$BT$2];&quot;&lt;0&quot;;[.$B42:.$BT42])" office:value-type="float" office:value="0">
            <text:p>0</text:p>
          </table:table-cell>
          <table:table-cell table:style-name="ce76" table:formula="of:=[.BV41]/[.BW41]" office:value-type="float" office:value="0">
            <text:p>#DIV/0!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 table:formula="of:=IF(ISNUMBER([.R40]);IF([.R40]&gt;0;&quot; &quot;;ABS([.R$2]));&quot; &quot;)" office:value-type="string" office:string-value=" ">
            <text:p><text:s/></text:p>
          </table:table-cell>
          <table:table-cell table:style-name="ce18" table:formula="of:=IF(ISNUMBER([.S40]);IF([.S40]&gt;0;&quot; &quot;;ABS([.S$2]));&quot; &quot;)" office:value-type="string" office:string-value=" ">
            <text:p><text:s/></text:p>
          </table:table-cell>
          <table:table-cell table:style-name="ce18" table:formula="of:=IF(ISNUMBER([.T40]);IF([.T40]&gt;0;&quot; &quot;;ABS([.T$2]));&quot; &quot;)" office:value-type="string" office:string-value=" ">
            <text:p><text:s/></text:p>
          </table:table-cell>
          <table:table-cell table:style-name="ce18" table:formula="of:=IF(ISNUMBER([.U40]);IF([.U40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formula="of:=IF(ISNUMBER([.AE40]);IF([.AE40]&gt;0;&quot; &quot;;ABS([.AE$2]));&quot; &quot;)" office:value-type="string" office:string-value=" ">
            <text:p><text:s/></text:p>
          </table:table-cell>
          <table:table-cell table:style-name="ce18" table:formula="of:=IF(ISNUMBER([.AF40]);IF([.AF40]&gt;0;&quot; &quot;;ABS([.AF$2]));&quot; &quot;)" office:value-type="string" office:string-value=" ">
            <text:p><text:s/></text:p>
          </table:table-cell>
          <table:table-cell table:style-name="ce18" table:formula="of:=IF(ISNUMBER([.AG40]);IF([.AG40]&gt;0;&quot; &quot;;ABS([.AG$2]));&quot; &quot;)" office:value-type="string" office:string-value=" ">
            <text:p><text:s/></text:p>
          </table:table-cell>
          <table:table-cell table:style-name="ce18" table:formula="of:=IF(ISNUMBER([.AH40]);IF([.AH40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18" table:formula="of:=IF(ISNUMBER([.BI40]);IF([.BI40]&gt;0;&quot; &quot;;ABS([.BI$2]));&quot; &quot;)" office:value-type="string" office:string-value=" ">
            <text:p><text:s/></text:p>
          </table:table-cell>
          <table:table-cell table:style-name="ce18" table:formula="of:=IF(ISNUMBER([.BJ40]);IF([.BJ40]&gt;0;&quot; &quot;;ABS([.BJ$2]));&quot; &quot;)" office:value-type="string" office:string-value=" ">
            <text:p><text:s/></text:p>
          </table:table-cell>
          <table:table-cell table:style-name="ce18" table:formula="of:=IF(ISNUMBER([.BK40]);IF([.BK40]&gt;0;&quot; &quot;;ABS([.BK$2]));&quot; &quot;)" office:value-type="string" office:string-value=" ">
            <text:p><text:s/></text:p>
          </table:table-cell>
          <table:table-cell table:style-name="ce18" table:formula="of:=IF(ISNUMBER([.BL40]);IF([.BL40]&gt;0;&quot; &quot;;ABS([.BL$2]));&quot; &quot;)" office:value-type="string" office:string-value=" ">
            <text:p><text:s/></text:p>
          </table:table-cell>
          <table:table-cell table:style-name="ce18" table:formula="of:=IF(ISNUMBER([.BM40]);IF([.BM40]&gt;0;&quot; &quot;;ABS([.BM$2]));&quot; &quot;)" office:value-type="string" office:string-value=" ">
            <text:p><text:s/></text:p>
          </table:table-cell>
          <table:table-cell table:style-name="ce57" table:formula="of:=IF(ISNUMBER([.BN40]);IF([.BN40]&gt;0;&quot; &quot;;ABS([.BN$2]));&quot; &quot;)" office:value-type="string" office:string-value=" ">
            <text:p><text:s/></text:p>
          </table:table-cell>
          <table:table-cell table:style-name="ce57" table:formula="of:=IF(ISNUMBER([.BO40]);IF([.BO40]&gt;0;&quot; &quot;;ABS([.BO$2]));&quot; &quot;)" office:value-type="string" office:string-value=" ">
            <text:p><text:s/></text:p>
          </table:table-cell>
          <table:table-cell table:style-name="ce57" table:formula="of:=IF(ISNUMBER([.BP40]);IF([.BP40]&gt;0;&quot; &quot;;ABS([.BP$2]));&quot; &quot;)" office:value-type="string" office:string-value=" ">
            <text:p><text:s/></text:p>
          </table:table-cell>
          <table:table-cell table:style-name="ce57" table:formula="of:=IF(ISNUMBER([.BQ40]);IF([.BQ40]&gt;0;&quot; &quot;;ABS([.BQ$2]));&quot; &quot;)" office:value-type="string" office:string-value=" ">
            <text:p><text:s/></text:p>
          </table:table-cell>
          <table:table-cell table:style-name="ce57" table:formula="of:=IF(ISNUMBER([.BR40]);IF([.BR40]&gt;0;&quot; &quot;;ABS([.BR$2]));&quot; &quot;)" office:value-type="string" office:string-value=" ">
            <text:p><text:s/></text:p>
          </table:table-cell>
          <table:table-cell table:style-name="ce57" table:formula="of:=IF(ISNUMBER([.BS40]);IF([.BS40]&gt;0;&quot; &quot;;ABS([.BS$2]));&quot; &quot;)" office:value-type="string" office:string-value=" ">
            <text:p><text:s/></text:p>
          </table:table-cell>
          <table:table-cell table:style-name="ce57" table:formula="of:=IF(ISNUMBER([.BT40]);IF([.BT40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40]+[.BV41]" office:value-type="float" office:value="140">
            <text:p>140</text:p>
          </table:table-cell>
          <table:table-cell table:style-name="ce73" table:formula="of:=[.BW40]+[.BW41]" office:value-type="float" office:value="95">
            <text:p>95</text:p>
          </table:table-cell>
          <table:table-cell table:style-name="ce76" table:formula="of:=[.BV42]/[.BW42]" office:value-type="float" office:value="1.47368421052632">
            <text:p>1,47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/>
          <table:table-cell table:style-name="ce21"/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44:.$BT44])" office:value-type="float" office:value="80">
            <text:p>80</text:p>
          </table:table-cell>
          <table:table-cell table:style-name="ce72" table:formula="of:=SUMIF([.$B$2:.$BT$2];&quot;&lt;0&quot;;[.$B44:.$BT44])" office:value-type="float" office:value="95">
            <text:p>95</text:p>
          </table:table-cell>
          <table:table-cell table:style-name="ce75" table:formula="of:=[.BV43]/[.BW43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3:.BJ43]))" office:value-type="float" office:value="12.2">
            <text:p>12,2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float" office:value="20">
            <text:p>20</text:p>
          </table:table-cell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formula="of:=IF(ISNUMBER([.AE43]);IF([.AE43]&gt;0;ABS([.AE$2]);&quot; &quot;);&quot; &quot;)" office:value-type="string" office:string-value=" ">
            <text:p><text:s/></text:p>
          </table:table-cell>
          <table:table-cell table:style-name="ce18" table:formula="of:=IF(ISNUMBER([.AF43]);IF([.AF43]&gt;0;ABS([.AF$2]);&quot; &quot;);&quot; &quot;)" office:value-type="string" office:string-value=" ">
            <text:p><text:s/></text:p>
          </table:table-cell>
          <table:table-cell table:style-name="ce18" table:formula="of:=IF(ISNUMBER([.AG43]);IF([.AG43]&gt;0;ABS([.AG$2]);&quot; &quot;);&quot; &quot;)" office:value-type="string" office:string-value=" ">
            <text:p><text:s/></text:p>
          </table:table-cell>
          <table:table-cell table:style-name="ce18" table:formula="of:=IF(ISNUMBER([.AH43]);IF([.AH43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float" office:value="20">
            <text:p>20</text:p>
          </table:table-cell>
          <table:table-cell table:style-name="ce18" table:formula="of:=IF(ISNUMBER([.AS43]);IF([.AS43]&gt;0;ABS([.AS$2]);&quot; &quot;);&quot; &quot;)" office:value-type="float" office:value="20">
            <text:p>20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18" table:formula="of:=IF(ISNUMBER([.BI43]);IF([.BI43]&gt;0;ABS([.BI$2]);&quot; &quot;);&quot; &quot;)" office:value-type="string" office:string-value=" ">
            <text:p><text:s/></text:p>
          </table:table-cell>
          <table:table-cell table:style-name="ce18" table:formula="of:=IF(ISNUMBER([.BJ43]);IF([.BJ43]&gt;0;ABS([.BJ$2]);&quot; &quot;);&quot; &quot;)" office:value-type="string" office:string-value=" ">
            <text:p><text:s/></text:p>
          </table:table-cell>
          <table:table-cell table:style-name="ce18" table:formula="of:=IF(ISNUMBER([.BK43]);IF([.BK43]&gt;0;ABS([.BK$2]);&quot; &quot;);&quot; &quot;)" office:value-type="string" office:string-value=" ">
            <text:p><text:s/></text:p>
          </table:table-cell>
          <table:table-cell table:style-name="ce18" table:formula="of:=IF(ISNUMBER([.BL43]);IF([.BL43]&gt;0;ABS([.BL$2]);&quot; &quot;);&quot; &quot;)" office:value-type="string" office:string-value=" ">
            <text:p><text:s/></text:p>
          </table:table-cell>
          <table:table-cell table:style-name="ce18" table:formula="of:=IF(ISNUMBER([.BM43]);IF([.BM43]&gt;0;ABS([.BM$2]);&quot; &quot;);&quot; &quot;)" office:value-type="string" office:string-value=" ">
            <text:p><text:s/></text:p>
          </table:table-cell>
          <table:table-cell table:style-name="ce57" table:formula="of:=IF(ISNUMBER([.BN43]);IF([.BN43]&gt;0;ABS([.BN$2]);&quot; &quot;);&quot; &quot;)" office:value-type="string" office:string-value=" ">
            <text:p><text:s/></text:p>
          </table:table-cell>
          <table:table-cell table:style-name="ce57" table:formula="of:=IF(ISNUMBER([.BO43]);IF([.BO43]&gt;0;ABS([.BO$2]);&quot; &quot;);&quot; &quot;)" office:value-type="string" office:string-value=" ">
            <text:p><text:s/></text:p>
          </table:table-cell>
          <table:table-cell table:style-name="ce57" table:formula="of:=IF(ISNUMBER([.BP43]);IF([.BP43]&gt;0;ABS([.BP$2]);&quot; &quot;);&quot; &quot;)" office:value-type="string" office:string-value=" ">
            <text:p><text:s/></text:p>
          </table:table-cell>
          <table:table-cell table:style-name="ce57" table:formula="of:=IF(ISNUMBER([.BQ43]);IF([.BQ43]&gt;0;ABS([.BQ$2]);&quot; &quot;);&quot; &quot;)" office:value-type="string" office:string-value=" ">
            <text:p><text:s/></text:p>
          </table:table-cell>
          <table:table-cell table:style-name="ce57" table:formula="of:=IF(ISNUMBER([.BR43]);IF([.BR43]&gt;0;ABS([.BR$2]);&quot; &quot;);&quot; &quot;)" office:value-type="string" office:string-value=" ">
            <text:p><text:s/></text:p>
          </table:table-cell>
          <table:table-cell table:style-name="ce57" table:formula="of:=IF(ISNUMBER([.BS43]);IF([.BS43]&gt;0;ABS([.BS$2]);&quot; &quot;);&quot; &quot;)" office:value-type="string" office:string-value=" ">
            <text:p><text:s/></text:p>
          </table:table-cell>
          <table:table-cell table:style-name="ce57" table:formula="of:=IF(ISNUMBER([.BT43]);IF([.BT43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45:.$BT45])" office:value-type="float" office:value="60">
            <text:p>60</text:p>
          </table:table-cell>
          <table:table-cell table:style-name="ce72" table:formula="of:=SUMIF([.$B$2:.$BT$2];&quot;&lt;0&quot;;[.$B45:.$BT45])" office:value-type="float" office:value="0">
            <text:p>0</text:p>
          </table:table-cell>
          <table:table-cell table:style-name="ce76" table:formula="of:=[.BV44]/[.BW44]" office:value-type="float" office:value="0">
            <text:p>#DIV/0!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formula="of:=IF(ISNUMBER([.AE43]);IF([.AE43]&gt;0;&quot; &quot;;ABS([.AE$2]));&quot; &quot;)" office:value-type="string" office:string-value=" ">
            <text:p><text:s/></text:p>
          </table:table-cell>
          <table:table-cell table:style-name="ce18" table:formula="of:=IF(ISNUMBER([.AF43]);IF([.AF43]&gt;0;&quot; &quot;;ABS([.AF$2]));&quot; &quot;)" office:value-type="string" office:string-value=" ">
            <text:p><text:s/></text:p>
          </table:table-cell>
          <table:table-cell table:style-name="ce18" table:formula="of:=IF(ISNUMBER([.AG43]);IF([.AG43]&gt;0;&quot; &quot;;ABS([.AG$2]));&quot; &quot;)" office:value-type="string" office:string-value=" ">
            <text:p><text:s/></text:p>
          </table:table-cell>
          <table:table-cell table:style-name="ce18" table:formula="of:=IF(ISNUMBER([.AH43]);IF([.AH43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18" table:formula="of:=IF(ISNUMBER([.BI43]);IF([.BI43]&gt;0;&quot; &quot;;ABS([.BI$2]));&quot; &quot;)" office:value-type="string" office:string-value=" ">
            <text:p><text:s/></text:p>
          </table:table-cell>
          <table:table-cell table:style-name="ce18" table:formula="of:=IF(ISNUMBER([.BJ43]);IF([.BJ43]&gt;0;&quot; &quot;;ABS([.BJ$2]));&quot; &quot;)" office:value-type="string" office:string-value=" ">
            <text:p><text:s/></text:p>
          </table:table-cell>
          <table:table-cell table:style-name="ce18" table:formula="of:=IF(ISNUMBER([.BK43]);IF([.BK43]&gt;0;&quot; &quot;;ABS([.BK$2]));&quot; &quot;)" office:value-type="string" office:string-value=" ">
            <text:p><text:s/></text:p>
          </table:table-cell>
          <table:table-cell table:style-name="ce18" table:formula="of:=IF(ISNUMBER([.BL43]);IF([.BL43]&gt;0;&quot; &quot;;ABS([.BL$2]));&quot; &quot;)" office:value-type="string" office:string-value=" ">
            <text:p><text:s/></text:p>
          </table:table-cell>
          <table:table-cell table:style-name="ce18" table:formula="of:=IF(ISNUMBER([.BM43]);IF([.BM43]&gt;0;&quot; &quot;;ABS([.BM$2]));&quot; &quot;)" office:value-type="string" office:string-value=" ">
            <text:p><text:s/></text:p>
          </table:table-cell>
          <table:table-cell table:style-name="ce57" table:formula="of:=IF(ISNUMBER([.BN43]);IF([.BN43]&gt;0;&quot; &quot;;ABS([.BN$2]));&quot; &quot;)" office:value-type="string" office:string-value=" ">
            <text:p><text:s/></text:p>
          </table:table-cell>
          <table:table-cell table:style-name="ce57" table:formula="of:=IF(ISNUMBER([.BO43]);IF([.BO43]&gt;0;&quot; &quot;;ABS([.BO$2]));&quot; &quot;)" office:value-type="string" office:string-value=" ">
            <text:p><text:s/></text:p>
          </table:table-cell>
          <table:table-cell table:style-name="ce57" table:formula="of:=IF(ISNUMBER([.BP43]);IF([.BP43]&gt;0;&quot; &quot;;ABS([.BP$2]));&quot; &quot;)" office:value-type="string" office:string-value=" ">
            <text:p><text:s/></text:p>
          </table:table-cell>
          <table:table-cell table:style-name="ce57" table:formula="of:=IF(ISNUMBER([.BQ43]);IF([.BQ43]&gt;0;&quot; &quot;;ABS([.BQ$2]));&quot; &quot;)" office:value-type="string" office:string-value=" ">
            <text:p><text:s/></text:p>
          </table:table-cell>
          <table:table-cell table:style-name="ce57" table:formula="of:=IF(ISNUMBER([.BR43]);IF([.BR43]&gt;0;&quot; &quot;;ABS([.BR$2]));&quot; &quot;)" office:value-type="string" office:string-value=" ">
            <text:p><text:s/></text:p>
          </table:table-cell>
          <table:table-cell table:style-name="ce57" table:formula="of:=IF(ISNUMBER([.BS43]);IF([.BS43]&gt;0;&quot; &quot;;ABS([.BS$2]));&quot; &quot;)" office:value-type="string" office:string-value=" ">
            <text:p><text:s/></text:p>
          </table:table-cell>
          <table:table-cell table:style-name="ce57" table:formula="of:=IF(ISNUMBER([.BT43]);IF([.BT43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43]+[.BV44]" office:value-type="float" office:value="140">
            <text:p>140</text:p>
          </table:table-cell>
          <table:table-cell table:style-name="ce73" table:formula="of:=[.BW43]+[.BW44]" office:value-type="float" office:value="95">
            <text:p>95</text:p>
          </table:table-cell>
          <table:table-cell table:style-name="ce76" table:formula="of:=[.BV45]/[.BW45]" office:value-type="float" office:value="1.47368421052632">
            <text:p>1,47</text:p>
          </table:table-cell>
          <table:table-cell table:style-name="ce76" table:number-columns-repeated="948"/>
        </table:table-row>
        <table:table-row table:style-name="ro1" table:number-rows-repeated="3">
          <table:table-cell table:number-columns-repeated="73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6"/>
        </table:table-row>
        <table:table-row table:style-name="ro1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50:.$BT50])" office:value-type="float" office:value="60">
            <text:p>60</text:p>
          </table:table-cell>
          <table:table-cell table:style-name="ce72" table:formula="of:=SUMIF([.$B$2:.$BT$2];&quot;&lt;0&quot;;[.$B50:.$BT50])" office:value-type="float" office:value="75">
            <text:p>75</text:p>
          </table:table-cell>
          <table:table-cell table:style-name="ce75" table:formula="of:=[.BV49]/[.BW49]" office:value-type="float" office:value="0.8">
            <text:p>0,8</text:p>
          </table:table-cell>
          <table:table-cell table:style-name="ce75"/>
          <table:table-cell table:style-name="ce75" table:number-matrix-columns-spanned="1" table:number-matrix-rows-spanned="1" table:formula="of:=SUM(ABS([.B49:.BJ49]))" office:value-type="float" office:value="10.4">
            <text:p>10,4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 table:formula="of:=IF(ISNUMBER([.R49]);IF([.R49]&gt;0;ABS([.R$2]);&quot; &quot;);&quot; &quot;)" office:value-type="string" office:string-value=" ">
            <text:p><text:s/></text:p>
          </table:table-cell>
          <table:table-cell table:style-name="ce18" table:formula="of:=IF(ISNUMBER([.S49]);IF([.S49]&gt;0;ABS([.S$2]);&quot; &quot;);&quot; &quot;)" office:value-type="string" office:string-value=" ">
            <text:p><text:s/></text:p>
          </table:table-cell>
          <table:table-cell table:style-name="ce18" table:formula="of:=IF(ISNUMBER([.T49]);IF([.T49]&gt;0;ABS([.T$2]);&quot; &quot;);&quot; &quot;)" office:value-type="string" office:string-value=" ">
            <text:p><text:s/></text:p>
          </table:table-cell>
          <table:table-cell table:style-name="ce18" table:formula="of:=IF(ISNUMBER([.U49]);IF([.U49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formula="of:=IF(ISNUMBER([.AE49]);IF([.AE49]&gt;0;ABS([.AE$2]);&quot; &quot;);&quot; &quot;)" office:value-type="string" office:string-value=" ">
            <text:p><text:s/></text:p>
          </table:table-cell>
          <table:table-cell table:style-name="ce18" table:formula="of:=IF(ISNUMBER([.AF49]);IF([.AF49]&gt;0;ABS([.AF$2]);&quot; &quot;);&quot; &quot;)" office:value-type="string" office:string-value=" ">
            <text:p><text:s/></text:p>
          </table:table-cell>
          <table:table-cell table:style-name="ce18" table:formula="of:=IF(ISNUMBER([.AG49]);IF([.AG49]&gt;0;ABS([.AG$2]);&quot; &quot;);&quot; &quot;)" office:value-type="string" office:string-value=" ">
            <text:p><text:s/></text:p>
          </table:table-cell>
          <table:table-cell table:style-name="ce18" table:formula="of:=IF(ISNUMBER([.AH49]);IF([.AH49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9]);IF([.AP49]&gt;0;ABS([.AP$2]);&quot; &quot;);&quot; &quot;)" office:value-type="string" office:string-value=" ">
            <text:p><text:s/></text:p>
          </table:table-cell>
          <table:table-cell table:style-name="ce18" table:formula="of:=IF(ISNUMBER([.AQ49]);IF([.AQ49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49]);IF([.AS49]&gt;0;ABS([.AS$2]);&quot; &quot;);&quot; &quot;)" office:value-type="float" office:value="20">
            <text:p>20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float" office:value="20">
            <text:p>20</text:p>
          </table:table-cell>
          <table:table-cell table:style-name="ce18" table:formula="of:=IF(ISNUMBER([.AW49]);IF([.AW49]&gt;0;ABS([.AW$2]);&quot; &quot;);&quot; &quot;)" office:value-type="string" office:string-value=" ">
            <text:p><text:s/></text:p>
          </table:table-cell>
          <table:table-cell table:style-name="ce18" table:formula="of:=IF(ISNUMBER([.AX49]);IF([.AX49]&gt;0;ABS([.AX$2]);&quot; &quot;);&quot; &quot;)" office:value-type="string" office:string-value=" ">
            <text:p><text:s/></text:p>
          </table:table-cell>
          <table:table-cell table:style-name="ce18" table:formula="of:=IF(ISNUMBER([.AY49]);IF([.AY49]&gt;0;ABS([.AY$2]);&quot; &quot;);&quot; &quot;)" office:value-type="string" office:string-value=" ">
            <text:p><text:s/></text:p>
          </table:table-cell>
          <table:table-cell table:style-name="ce18" table:formula="of:=IF(ISNUMBER([.AZ49]);IF([.AZ49]&gt;0;ABS([.AZ$2]);&quot; &quot;);&quot; &quot;)" office:value-type="string" office:string-value=" ">
            <text:p><text:s/></text:p>
          </table:table-cell>
          <table:table-cell table:style-name="ce18" table:formula="of:=IF(ISNUMBER([.BA49]);IF([.BA49]&gt;0;ABS([.BA$2]);&quot; &quot;);&quot; &quot;)" office:value-type="string" office:string-value=" ">
            <text:p><text:s/></text:p>
          </table:table-cell>
          <table:table-cell table:style-name="ce18" table:formula="of:=IF(ISNUMBER([.BB49]);IF([.BB49]&gt;0;ABS([.BB$2]);&quot; &quot;);&quot; &quot;)" office:value-type="float" office:value="20">
            <text:p>20</text:p>
          </table:table-cell>
          <table:table-cell table:style-name="ce18" table:formula="of:=IF(ISNUMBER([.BC49]);IF([.BC49]&gt;0;ABS([.BC$2]);&quot; &quot;);&quot; &quot;)" office:value-type="float" office:value="20">
            <text:p>20</text:p>
          </table:table-cell>
          <table:table-cell table:style-name="ce18" table:formula="of:=IF(ISNUMBER([.BD49]);IF([.BD49]&gt;0;ABS([.BD$2]);&quot; &quot;);&quot; &quot;)" office:value-type="float" office:value="20">
            <text:p>20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18" table:formula="of:=IF(ISNUMBER([.BI49]);IF([.BI49]&gt;0;ABS([.BI$2]);&quot; &quot;);&quot; &quot;)" office:value-type="string" office:string-value=" ">
            <text:p><text:s/></text:p>
          </table:table-cell>
          <table:table-cell table:style-name="ce18" table:formula="of:=IF(ISNUMBER([.BJ49]);IF([.BJ49]&gt;0;ABS([.BJ$2]);&quot; &quot;);&quot; &quot;)" office:value-type="string" office:string-value=" ">
            <text:p><text:s/></text:p>
          </table:table-cell>
          <table:table-cell table:style-name="ce18" table:formula="of:=IF(ISNUMBER([.BK49]);IF([.BK49]&gt;0;ABS([.BK$2]);&quot; &quot;);&quot; &quot;)" office:value-type="string" office:string-value=" ">
            <text:p><text:s/></text:p>
          </table:table-cell>
          <table:table-cell table:style-name="ce18" table:formula="of:=IF(ISNUMBER([.BL49]);IF([.BL49]&gt;0;ABS([.BL$2]);&quot; &quot;);&quot; &quot;)" office:value-type="string" office:string-value=" ">
            <text:p><text:s/></text:p>
          </table:table-cell>
          <table:table-cell table:style-name="ce18" table:formula="of:=IF(ISNUMBER([.BM49]);IF([.BM49]&gt;0;ABS([.BM$2]);&quot; &quot;);&quot; &quot;)" office:value-type="string" office:string-value=" ">
            <text:p><text:s/></text:p>
          </table:table-cell>
          <table:table-cell table:style-name="ce57" table:formula="of:=IF(ISNUMBER([.BN49]);IF([.BN49]&gt;0;ABS([.BN$2]);&quot; &quot;);&quot; &quot;)" office:value-type="string" office:string-value=" ">
            <text:p><text:s/></text:p>
          </table:table-cell>
          <table:table-cell table:style-name="ce57" table:formula="of:=IF(ISNUMBER([.BO49]);IF([.BO49]&gt;0;ABS([.BO$2]);&quot; &quot;);&quot; &quot;)" office:value-type="string" office:string-value=" ">
            <text:p><text:s/></text:p>
          </table:table-cell>
          <table:table-cell table:style-name="ce57" table:formula="of:=IF(ISNUMBER([.BP49]);IF([.BP49]&gt;0;ABS([.BP$2]);&quot; &quot;);&quot; &quot;)" office:value-type="string" office:string-value=" ">
            <text:p><text:s/></text:p>
          </table:table-cell>
          <table:table-cell table:style-name="ce57" table:formula="of:=IF(ISNUMBER([.BQ49]);IF([.BQ49]&gt;0;ABS([.BQ$2]);&quot; &quot;);&quot; &quot;)" office:value-type="string" office:string-value=" ">
            <text:p><text:s/></text:p>
          </table:table-cell>
          <table:table-cell table:style-name="ce57" table:formula="of:=IF(ISNUMBER([.BR49]);IF([.BR49]&gt;0;ABS([.BR$2]);&quot; &quot;);&quot; &quot;)" office:value-type="string" office:string-value=" ">
            <text:p><text:s/></text:p>
          </table:table-cell>
          <table:table-cell table:style-name="ce57" table:formula="of:=IF(ISNUMBER([.BS49]);IF([.BS49]&gt;0;ABS([.BS$2]);&quot; &quot;);&quot; &quot;)" office:value-type="string" office:string-value=" ">
            <text:p><text:s/></text:p>
          </table:table-cell>
          <table:table-cell table:style-name="ce57" table:formula="of:=IF(ISNUMBER([.BT49]);IF([.BT49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51:.$BT51])" office:value-type="float" office:value="60">
            <text:p>60</text:p>
          </table:table-cell>
          <table:table-cell table:style-name="ce72" table:formula="of:=SUMIF([.$B$2:.$BT$2];&quot;&lt;0&quot;;[.$B51:.$BT51])" office:value-type="float" office:value="0">
            <text:p>0</text:p>
          </table:table-cell>
          <table:table-cell table:style-name="ce76" table:formula="of:=[.BV50]/[.BW50]" office:value-type="float" office:value="0">
            <text:p>#DIV/0!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 table:formula="of:=IF(ISNUMBER([.R49]);IF([.R49]&gt;0;&quot; &quot;;ABS([.R$2]));&quot; &quot;)" office:value-type="string" office:string-value=" ">
            <text:p><text:s/></text:p>
          </table:table-cell>
          <table:table-cell table:style-name="ce18" table:formula="of:=IF(ISNUMBER([.S49]);IF([.S49]&gt;0;&quot; &quot;;ABS([.S$2]));&quot; &quot;)" office:value-type="string" office:string-value=" ">
            <text:p><text:s/></text:p>
          </table:table-cell>
          <table:table-cell table:style-name="ce18" table:formula="of:=IF(ISNUMBER([.T49]);IF([.T49]&gt;0;&quot; &quot;;ABS([.T$2]));&quot; &quot;)" office:value-type="string" office:string-value=" ">
            <text:p><text:s/></text:p>
          </table:table-cell>
          <table:table-cell table:style-name="ce18" table:formula="of:=IF(ISNUMBER([.U49]);IF([.U49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formula="of:=IF(ISNUMBER([.AE49]);IF([.AE49]&gt;0;&quot; &quot;;ABS([.AE$2]));&quot; &quot;)" office:value-type="string" office:string-value=" ">
            <text:p><text:s/></text:p>
          </table:table-cell>
          <table:table-cell table:style-name="ce18" table:formula="of:=IF(ISNUMBER([.AF49]);IF([.AF49]&gt;0;&quot; &quot;;ABS([.AF$2]));&quot; &quot;)" office:value-type="string" office:string-value=" ">
            <text:p><text:s/></text:p>
          </table:table-cell>
          <table:table-cell table:style-name="ce18" table:formula="of:=IF(ISNUMBER([.AG49]);IF([.AG49]&gt;0;&quot; &quot;;ABS([.AG$2]));&quot; &quot;)" office:value-type="string" office:string-value=" ">
            <text:p><text:s/></text:p>
          </table:table-cell>
          <table:table-cell table:style-name="ce18" table:formula="of:=IF(ISNUMBER([.AH49]);IF([.AH49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string" office:string-value=" ">
            <text:p><text:s/></text:p>
          </table:table-cell>
          <table:table-cell table:style-name="ce18" table:formula="of:=IF(ISNUMBER([.BA49]);IF([.BA49]&gt;0;&quot; &quot;;ABS([.BA$2]));&quot; &quot;)" office:value-type="string" office:string-value=" ">
            <text:p><text:s/></text:p>
          </table:table-cell>
          <table:table-cell table:style-name="ce18" table:formula="of:=IF(ISNUMBER([.BB49]);IF([.BB49]&gt;0;&quot; &quot;;ABS([.BB$2]));&quot; &quot;)" office:value-type="string" office:string-value=" ">
            <text:p><text:s/>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float" office:value="20">
            <text:p>20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18" table:formula="of:=IF(ISNUMBER([.BI49]);IF([.BI49]&gt;0;&quot; &quot;;ABS([.BI$2]));&quot; &quot;)" office:value-type="string" office:string-value=" ">
            <text:p><text:s/></text:p>
          </table:table-cell>
          <table:table-cell table:style-name="ce18" table:formula="of:=IF(ISNUMBER([.BJ49]);IF([.BJ49]&gt;0;&quot; &quot;;ABS([.BJ$2]));&quot; &quot;)" office:value-type="string" office:string-value=" ">
            <text:p><text:s/></text:p>
          </table:table-cell>
          <table:table-cell table:style-name="ce18" table:formula="of:=IF(ISNUMBER([.BK49]);IF([.BK49]&gt;0;&quot; &quot;;ABS([.BK$2]));&quot; &quot;)" office:value-type="string" office:string-value=" ">
            <text:p><text:s/></text:p>
          </table:table-cell>
          <table:table-cell table:style-name="ce18" table:formula="of:=IF(ISNUMBER([.BL49]);IF([.BL49]&gt;0;&quot; &quot;;ABS([.BL$2]));&quot; &quot;)" office:value-type="string" office:string-value=" ">
            <text:p><text:s/></text:p>
          </table:table-cell>
          <table:table-cell table:style-name="ce18" table:formula="of:=IF(ISNUMBER([.BM49]);IF([.BM49]&gt;0;&quot; &quot;;ABS([.BM$2]));&quot; &quot;)" office:value-type="string" office:string-value=" ">
            <text:p><text:s/></text:p>
          </table:table-cell>
          <table:table-cell table:style-name="ce57" table:formula="of:=IF(ISNUMBER([.BN49]);IF([.BN49]&gt;0;&quot; &quot;;ABS([.BN$2]));&quot; &quot;)" office:value-type="string" office:string-value=" ">
            <text:p><text:s/></text:p>
          </table:table-cell>
          <table:table-cell table:style-name="ce57" table:formula="of:=IF(ISNUMBER([.BO49]);IF([.BO49]&gt;0;&quot; &quot;;ABS([.BO$2]));&quot; &quot;)" office:value-type="string" office:string-value=" ">
            <text:p><text:s/></text:p>
          </table:table-cell>
          <table:table-cell table:style-name="ce57" table:formula="of:=IF(ISNUMBER([.BP49]);IF([.BP49]&gt;0;&quot; &quot;;ABS([.BP$2]));&quot; &quot;)" office:value-type="string" office:string-value=" ">
            <text:p><text:s/></text:p>
          </table:table-cell>
          <table:table-cell table:style-name="ce57" table:formula="of:=IF(ISNUMBER([.BQ49]);IF([.BQ49]&gt;0;&quot; &quot;;ABS([.BQ$2]));&quot; &quot;)" office:value-type="string" office:string-value=" ">
            <text:p><text:s/></text:p>
          </table:table-cell>
          <table:table-cell table:style-name="ce57" table:formula="of:=IF(ISNUMBER([.BR49]);IF([.BR49]&gt;0;&quot; &quot;;ABS([.BR$2]));&quot; &quot;)" office:value-type="string" office:string-value=" ">
            <text:p><text:s/></text:p>
          </table:table-cell>
          <table:table-cell table:style-name="ce57" table:formula="of:=IF(ISNUMBER([.BS49]);IF([.BS49]&gt;0;&quot; &quot;;ABS([.BS$2]));&quot; &quot;)" office:value-type="string" office:string-value=" ">
            <text:p><text:s/></text:p>
          </table:table-cell>
          <table:table-cell table:style-name="ce57" table:formula="of:=IF(ISNUMBER([.BT49]);IF([.BT49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49]+[.BV50]" office:value-type="float" office:value="120">
            <text:p>120</text:p>
          </table:table-cell>
          <table:table-cell table:style-name="ce73" table:formula="of:=[.BW49]+[.BW50]" office:value-type="float" office:value="75">
            <text:p>75</text:p>
          </table:table-cell>
          <table:table-cell table:style-name="ce76" table:formula="of:=[.BV51]/[.BW51]" office:value-type="float" office:value="1.6">
            <text:p>1,6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T$2];&quot;&gt;0&quot;;[.$B53:.$BT53])" office:value-type="float" office:value="100">
            <text:p>100</text:p>
          </table:table-cell>
          <table:table-cell table:style-name="ce72" table:formula="of:=SUMIF([.$B$2:.$BT$2];&quot;&lt;0&quot;;[.$B53:.$BT53])" office:value-type="float" office:value="55">
            <text:p>55</text:p>
          </table:table-cell>
          <table:table-cell table:style-name="ce75" table:formula="of:=[.BV52]/[.BW52]" office:value-type="float" office:value="1.81818181818182">
            <text:p>1,82</text:p>
          </table:table-cell>
          <table:table-cell table:style-name="ce75"/>
          <table:table-cell table:style-name="ce75" table:number-matrix-columns-spanned="1" table:number-matrix-rows-spanned="1" table:formula="of:=SUM(ABS([.B52:.BJ52]))" office:value-type="float" office:value="10.9">
            <text:p>10,9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formula="of:=IF(ISNUMBER([.AE52]);IF([.AE52]&gt;0;ABS([.AE$2]);&quot; &quot;);&quot; &quot;)" office:value-type="string" office:string-value=" ">
            <text:p><text:s/></text:p>
          </table:table-cell>
          <table:table-cell table:style-name="ce18" table:formula="of:=IF(ISNUMBER([.AF52]);IF([.AF52]&gt;0;ABS([.AF$2]);&quot; &quot;);&quot; &quot;)" office:value-type="string" office:string-value=" ">
            <text:p><text:s/></text:p>
          </table:table-cell>
          <table:table-cell table:style-name="ce18" table:formula="of:=IF(ISNUMBER([.AG52]);IF([.AG52]&gt;0;ABS([.AG$2]);&quot; &quot;);&quot; &quot;)" office:value-type="string" office:string-value=" ">
            <text:p><text:s/></text:p>
          </table:table-cell>
          <table:table-cell table:style-name="ce18" table:formula="of:=IF(ISNUMBER([.AH52]);IF([.AH52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2]);IF([.AS52]&gt;0;ABS([.AS$2]);&quot; &quot;);&quot; &quot;)" office:value-type="string" office:string-value=" ">
            <text:p><text:s/></text:p>
          </table:table-cell>
          <table:table-cell table:style-name="ce18" table:formula="of:=IF(ISNUMBER([.AT52]);IF([.AT52]&gt;0;ABS([.AT$2]);&quot; &quot;);&quot; &quot;)" office:value-type="string" office:string-value=" ">
            <text:p><text:s/>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float" office:value="20">
            <text:p>20</text:p>
          </table:table-cell>
          <table:table-cell table:style-name="ce18" table:formula="of:=IF(ISNUMBER([.AW52]);IF([.AW52]&gt;0;ABS([.AW$2]);&quot; &quot;);&quot; &quot;)" office:value-type="float" office:value="20">
            <text:p>20</text:p>
          </table:table-cell>
          <table:table-cell table:style-name="ce18" table:formula="of:=IF(ISNUMBER([.AX52]);IF([.AX52]&gt;0;ABS([.AX$2]);&quot; &quot;);&quot; &quot;)" office:value-type="float" office:value="20">
            <text:p>20</text:p>
          </table:table-cell>
          <table:table-cell table:style-name="ce18" table:formula="of:=IF(ISNUMBER([.AY52]);IF([.AY52]&gt;0;ABS([.AY$2]);&quot; &quot;);&quot; &quot;)" office:value-type="float" office:value="20">
            <text:p>20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18" table:formula="of:=IF(ISNUMBER([.BI52]);IF([.BI52]&gt;0;ABS([.BI$2]);&quot; &quot;);&quot; &quot;)" office:value-type="string" office:string-value=" ">
            <text:p><text:s/></text:p>
          </table:table-cell>
          <table:table-cell table:style-name="ce18" table:formula="of:=IF(ISNUMBER([.BJ52]);IF([.BJ52]&gt;0;ABS([.BJ$2]);&quot; &quot;);&quot; &quot;)" office:value-type="string" office:string-value=" ">
            <text:p><text:s/></text:p>
          </table:table-cell>
          <table:table-cell table:style-name="ce18" table:formula="of:=IF(ISNUMBER([.BK52]);IF([.BK52]&gt;0;ABS([.BK$2]);&quot; &quot;);&quot; &quot;)" office:value-type="string" office:string-value=" ">
            <text:p><text:s/></text:p>
          </table:table-cell>
          <table:table-cell table:style-name="ce18" table:formula="of:=IF(ISNUMBER([.BL52]);IF([.BL52]&gt;0;ABS([.BL$2]);&quot; &quot;);&quot; &quot;)" office:value-type="string" office:string-value=" ">
            <text:p><text:s/></text:p>
          </table:table-cell>
          <table:table-cell table:style-name="ce18" table:formula="of:=IF(ISNUMBER([.BM52]);IF([.BM52]&gt;0;ABS([.BM$2]);&quot; &quot;);&quot; &quot;)" office:value-type="string" office:string-value=" ">
            <text:p><text:s/></text:p>
          </table:table-cell>
          <table:table-cell table:style-name="ce57" table:formula="of:=IF(ISNUMBER([.BN52]);IF([.BN52]&gt;0;ABS([.BN$2]);&quot; &quot;);&quot; &quot;)" office:value-type="string" office:string-value=" ">
            <text:p><text:s/></text:p>
          </table:table-cell>
          <table:table-cell table:style-name="ce57" table:formula="of:=IF(ISNUMBER([.BO52]);IF([.BO52]&gt;0;ABS([.BO$2]);&quot; &quot;);&quot; &quot;)" office:value-type="string" office:string-value=" ">
            <text:p><text:s/></text:p>
          </table:table-cell>
          <table:table-cell table:style-name="ce57" table:formula="of:=IF(ISNUMBER([.BP52]);IF([.BP52]&gt;0;ABS([.BP$2]);&quot; &quot;);&quot; &quot;)" office:value-type="string" office:string-value=" ">
            <text:p><text:s/></text:p>
          </table:table-cell>
          <table:table-cell table:style-name="ce57" table:formula="of:=IF(ISNUMBER([.BQ52]);IF([.BQ52]&gt;0;ABS([.BQ$2]);&quot; &quot;);&quot; &quot;)" office:value-type="string" office:string-value=" ">
            <text:p><text:s/></text:p>
          </table:table-cell>
          <table:table-cell table:style-name="ce57" table:formula="of:=IF(ISNUMBER([.BR52]);IF([.BR52]&gt;0;ABS([.BR$2]);&quot; &quot;);&quot; &quot;)" office:value-type="string" office:string-value=" ">
            <text:p><text:s/></text:p>
          </table:table-cell>
          <table:table-cell table:style-name="ce57" table:formula="of:=IF(ISNUMBER([.BS52]);IF([.BS52]&gt;0;ABS([.BS$2]);&quot; &quot;);&quot; &quot;)" office:value-type="string" office:string-value=" ">
            <text:p><text:s/></text:p>
          </table:table-cell>
          <table:table-cell table:style-name="ce57" table:formula="of:=IF(ISNUMBER([.BT52]);IF([.BT52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54:.$BT54])" office:value-type="float" office:value="40">
            <text:p>40</text:p>
          </table:table-cell>
          <table:table-cell table:style-name="ce72" table:formula="of:=SUMIF([.$B$2:.$BT$2];&quot;&lt;0&quot;;[.$B54:.$BT54])" office:value-type="float" office:value="20">
            <text:p>20</text:p>
          </table:table-cell>
          <table:table-cell table:style-name="ce76" table:formula="of:=[.BV53]/[.BW53]" office:value-type="float" office:value="2">
            <text:p>2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formula="of:=IF(ISNUMBER([.AE52]);IF([.AE52]&gt;0;&quot; &quot;;ABS([.AE$2]));&quot; &quot;)" office:value-type="string" office:string-value=" ">
            <text:p><text:s/></text:p>
          </table:table-cell>
          <table:table-cell table:style-name="ce18" table:formula="of:=IF(ISNUMBER([.AF52]);IF([.AF52]&gt;0;&quot; &quot;;ABS([.AF$2]));&quot; &quot;)" office:value-type="string" office:string-value=" ">
            <text:p><text:s/></text:p>
          </table:table-cell>
          <table:table-cell table:style-name="ce18" table:formula="of:=IF(ISNUMBER([.AG52]);IF([.AG52]&gt;0;&quot; &quot;;ABS([.AG$2]));&quot; &quot;)" office:value-type="string" office:string-value=" ">
            <text:p><text:s/></text:p>
          </table:table-cell>
          <table:table-cell table:style-name="ce18" table:formula="of:=IF(ISNUMBER([.AH52]);IF([.AH52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2]);IF([.AS52]&gt;0;&quot; &quot;;ABS([.AS$2]));&quot; &quot;)" office:value-type="float" office:value="20">
            <text:p>20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18" table:formula="of:=IF(ISNUMBER([.BI52]);IF([.BI52]&gt;0;&quot; &quot;;ABS([.BI$2]));&quot; &quot;)" office:value-type="string" office:string-value=" ">
            <text:p><text:s/></text:p>
          </table:table-cell>
          <table:table-cell table:style-name="ce18" table:formula="of:=IF(ISNUMBER([.BJ52]);IF([.BJ52]&gt;0;&quot; &quot;;ABS([.BJ$2]));&quot; &quot;)" office:value-type="string" office:string-value=" ">
            <text:p><text:s/></text:p>
          </table:table-cell>
          <table:table-cell table:style-name="ce18" table:formula="of:=IF(ISNUMBER([.BK52]);IF([.BK52]&gt;0;&quot; &quot;;ABS([.BK$2]));&quot; &quot;)" office:value-type="string" office:string-value=" ">
            <text:p><text:s/></text:p>
          </table:table-cell>
          <table:table-cell table:style-name="ce18" table:formula="of:=IF(ISNUMBER([.BL52]);IF([.BL52]&gt;0;&quot; &quot;;ABS([.BL$2]));&quot; &quot;)" office:value-type="string" office:string-value=" ">
            <text:p><text:s/></text:p>
          </table:table-cell>
          <table:table-cell table:style-name="ce18" table:formula="of:=IF(ISNUMBER([.BM52]);IF([.BM52]&gt;0;&quot; &quot;;ABS([.BM$2]));&quot; &quot;)" office:value-type="string" office:string-value=" ">
            <text:p><text:s/></text:p>
          </table:table-cell>
          <table:table-cell table:style-name="ce57" table:formula="of:=IF(ISNUMBER([.BN52]);IF([.BN52]&gt;0;&quot; &quot;;ABS([.BN$2]));&quot; &quot;)" office:value-type="string" office:string-value=" ">
            <text:p><text:s/></text:p>
          </table:table-cell>
          <table:table-cell table:style-name="ce57" table:formula="of:=IF(ISNUMBER([.BO52]);IF([.BO52]&gt;0;&quot; &quot;;ABS([.BO$2]));&quot; &quot;)" office:value-type="string" office:string-value=" ">
            <text:p><text:s/></text:p>
          </table:table-cell>
          <table:table-cell table:style-name="ce57" table:formula="of:=IF(ISNUMBER([.BP52]);IF([.BP52]&gt;0;&quot; &quot;;ABS([.BP$2]));&quot; &quot;)" office:value-type="string" office:string-value=" ">
            <text:p><text:s/></text:p>
          </table:table-cell>
          <table:table-cell table:style-name="ce57" table:formula="of:=IF(ISNUMBER([.BQ52]);IF([.BQ52]&gt;0;&quot; &quot;;ABS([.BQ$2]));&quot; &quot;)" office:value-type="string" office:string-value=" ">
            <text:p><text:s/></text:p>
          </table:table-cell>
          <table:table-cell table:style-name="ce57" table:formula="of:=IF(ISNUMBER([.BR52]);IF([.BR52]&gt;0;&quot; &quot;;ABS([.BR$2]));&quot; &quot;)" office:value-type="string" office:string-value=" ">
            <text:p><text:s/></text:p>
          </table:table-cell>
          <table:table-cell table:style-name="ce57" table:formula="of:=IF(ISNUMBER([.BS52]);IF([.BS52]&gt;0;&quot; &quot;;ABS([.BS$2]));&quot; &quot;)" office:value-type="string" office:string-value=" ">
            <text:p><text:s/></text:p>
          </table:table-cell>
          <table:table-cell table:style-name="ce57" table:formula="of:=IF(ISNUMBER([.BT52]);IF([.BT52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52]+[.BV53]" office:value-type="float" office:value="140">
            <text:p>140</text:p>
          </table:table-cell>
          <table:table-cell table:style-name="ce73" table:formula="of:=[.BW52]+[.BW53]" office:value-type="float" office:value="75">
            <text:p>75</text:p>
          </table:table-cell>
          <table:table-cell table:style-name="ce76" table:formula="of:=[.BV54]/[.BW54]" office:value-type="float" office:value="1.86666666666667">
            <text:p>1,87</text:p>
          </table:table-cell>
          <table:table-cell table:style-name="ce76" table:number-columns-repeated="948"/>
        </table:table-row>
        <table:table-row table:style-name="ro1" table:number-rows-repeated="3">
          <table:table-cell table:number-columns-repeated="73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6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2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M$2];&quot;&gt;0&quot;;[.$B59:.$BM59])" office:value-type="float" office:value="80">
            <text:p>80</text:p>
          </table:table-cell>
          <table:table-cell table:style-name="ce72" table:formula="of:=SUMIF([.$B$2:.$BT$2];&quot;&lt;0&quot;;[.$B59:.$BT59])" office:value-type="float" office:value="55">
            <text:p>55</text:p>
          </table:table-cell>
          <table:table-cell table:style-name="ce75" table:formula="of:=[.BV58]/[.BW58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58:.BJ58]))" office:value-type="float" office:value="10.1">
            <text:p>10,1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 table:formula="of:=IF(ISNUMBER([.R58]);IF([.R58]&gt;0;ABS([.R$2]);&quot; &quot;);&quot; &quot;)" office:value-type="string" office:string-value=" ">
            <text:p><text:s/></text:p>
          </table:table-cell>
          <table:table-cell table:style-name="ce18" table:formula="of:=IF(ISNUMBER([.S58]);IF([.S58]&gt;0;ABS([.S$2]);&quot; &quot;);&quot; &quot;)" office:value-type="string" office:string-value=" ">
            <text:p><text:s/></text:p>
          </table:table-cell>
          <table:table-cell table:style-name="ce18" table:formula="of:=IF(ISNUMBER([.T58]);IF([.T58]&gt;0;ABS([.T$2]);&quot; &quot;);&quot; &quot;)" office:value-type="string" office:string-value=" ">
            <text:p><text:s/></text:p>
          </table:table-cell>
          <table:table-cell table:style-name="ce18" table:formula="of:=IF(ISNUMBER([.U58]);IF([.U58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formula="of:=IF(ISNUMBER([.AE58]);IF([.AE58]&gt;0;ABS([.AE$2]);&quot; &quot;);&quot; &quot;)" office:value-type="string" office:string-value=" ">
            <text:p><text:s/></text:p>
          </table:table-cell>
          <table:table-cell table:style-name="ce18" table:formula="of:=IF(ISNUMBER([.AF58]);IF([.AF58]&gt;0;ABS([.AF$2]);&quot; &quot;);&quot; &quot;)" office:value-type="string" office:string-value=" ">
            <text:p><text:s/></text:p>
          </table:table-cell>
          <table:table-cell table:style-name="ce18" table:formula="of:=IF(ISNUMBER([.AG58]);IF([.AG58]&gt;0;ABS([.AG$2]);&quot; &quot;);&quot; &quot;)" office:value-type="string" office:string-value=" ">
            <text:p><text:s/></text:p>
          </table:table-cell>
          <table:table-cell table:style-name="ce18" table:formula="of:=IF(ISNUMBER([.AH58]);IF([.AH58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string" office:string-value=" ">
            <text:p><text:s/></text:p>
          </table:table-cell>
          <table:table-cell table:style-name="ce18" table:formula="of:=IF(ISNUMBER([.BB58]);IF([.BB58]&gt;0;ABS([.BB$2]);&quot; &quot;);&quot; &quot;)" office:value-type="string" office:string-value=" ">
            <text:p><text:s/></text:p>
          </table:table-cell>
          <table:table-cell table:style-name="ce18" table:formula="of:=IF(ISNUMBER([.BC58]);IF([.BC58]&gt;0;ABS([.BC$2]);&quot; &quot;);&quot; &quot;)" office:value-type="string" office:string-value=" ">
            <text:p><text:s/></text:p>
          </table:table-cell>
          <table:table-cell table:style-name="ce18" table:formula="of:=IF(ISNUMBER([.BD58]);IF([.BD58]&gt;0;ABS([.BD$2]);&quot; &quot;);&quot; &quot;)" office:value-type="string" office:string-value=" ">
            <text:p><text:s/></text:p>
          </table:table-cell>
          <table:table-cell table:style-name="ce18" table:formula="of:=IF(ISNUMBER([.BE58]);IF([.BE58]&gt;0;ABS([.BE$2]);&quot; &quot;);&quot; &quot;)" office:value-type="string" office:string-value=" ">
            <text:p><text:s/></text:p>
          </table:table-cell>
          <table:table-cell table:style-name="ce18" table:formula="of:=IF(ISNUMBER([.BF58]);IF([.BF58]&gt;0;ABS([.BF$2]);&quot; &quot;);&quot; &quot;)" office:value-type="float" office:value="20">
            <text:p>20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float" office:value="20">
            <text:p>20</text:p>
          </table:table-cell>
          <table:table-cell table:style-name="ce18" table:formula="of:=IF(ISNUMBER([.BI58]);IF([.BI58]&gt;0;ABS([.BI$2]);&quot; &quot;);&quot; &quot;)" office:value-type="float" office:value="20">
            <text:p>20</text:p>
          </table:table-cell>
          <table:table-cell table:style-name="ce18" table:formula="of:=IF(ISNUMBER([.BJ58]);IF([.BJ58]&gt;0;ABS([.BJ$2]);&quot; &quot;);&quot; &quot;)" office:value-type="string" office:string-value=" ">
            <text:p><text:s/></text:p>
          </table:table-cell>
          <table:table-cell table:style-name="ce18" table:formula="of:=IF(ISNUMBER([.BK58]);IF([.BK58]&gt;0;ABS([.BK$2]);&quot; &quot;);&quot; &quot;)" office:value-type="string" office:string-value=" ">
            <text:p><text:s/></text:p>
          </table:table-cell>
          <table:table-cell table:style-name="ce18" table:formula="of:=IF(ISNUMBER([.BL58]);IF([.BL58]&gt;0;ABS([.BL$2]);&quot; &quot;);&quot; &quot;)" office:value-type="string" office:string-value=" ">
            <text:p><text:s/></text:p>
          </table:table-cell>
          <table:table-cell table:style-name="ce18" table:formula="of:=IF(ISNUMBER([.BM58]);IF([.BM58]&gt;0;ABS([.BM$2]);&quot; &quot;);&quot; &quot;)" office:value-type="string" office:string-value=" ">
            <text:p><text:s/></text:p>
          </table:table-cell>
          <table:table-cell table:style-name="ce57" table:formula="of:=IF(ISNUMBER([.BN58]);IF([.BN58]&gt;0;ABS([.BN$2]);&quot; &quot;);&quot; &quot;)" office:value-type="string" office:string-value=" ">
            <text:p><text:s/></text:p>
          </table:table-cell>
          <table:table-cell table:style-name="ce57" table:formula="of:=IF(ISNUMBER([.BO58]);IF([.BO58]&gt;0;ABS([.BO$2]);&quot; &quot;);&quot; &quot;)" office:value-type="string" office:string-value=" ">
            <text:p><text:s/></text:p>
          </table:table-cell>
          <table:table-cell table:style-name="ce57" table:formula="of:=IF(ISNUMBER([.BP58]);IF([.BP58]&gt;0;ABS([.BP$2]);&quot; &quot;);&quot; &quot;)" office:value-type="string" office:string-value=" ">
            <text:p><text:s/></text:p>
          </table:table-cell>
          <table:table-cell table:style-name="ce57" table:formula="of:=IF(ISNUMBER([.BQ58]);IF([.BQ58]&gt;0;ABS([.BQ$2]);&quot; &quot;);&quot; &quot;)" office:value-type="string" office:string-value=" ">
            <text:p><text:s/></text:p>
          </table:table-cell>
          <table:table-cell table:style-name="ce57" table:formula="of:=IF(ISNUMBER([.BR58]);IF([.BR58]&gt;0;ABS([.BR$2]);&quot; &quot;);&quot; &quot;)" office:value-type="string" office:string-value=" ">
            <text:p><text:s/></text:p>
          </table:table-cell>
          <table:table-cell table:style-name="ce57" table:formula="of:=IF(ISNUMBER([.BS58]);IF([.BS58]&gt;0;ABS([.BS$2]);&quot; &quot;);&quot; &quot;)" office:value-type="string" office:string-value=" ">
            <text:p><text:s/></text:p>
          </table:table-cell>
          <table:table-cell table:style-name="ce57" table:formula="of:=IF(ISNUMBER([.BT58]);IF([.BT58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M$2];&quot;&gt;0&quot;;[.$B60:.$BM60])" office:value-type="float" office:value="40">
            <text:p>40</text:p>
          </table:table-cell>
          <table:table-cell table:style-name="ce72" table:formula="of:=SUMIF([.$B$2:.$BT$2];&quot;&lt;0&quot;;[.$B60:.$BT60])" office:value-type="float" office:value="20">
            <text:p>20</text:p>
          </table:table-cell>
          <table:table-cell table:style-name="ce76" table:formula="of:=[.BV59]/[.BW59]" office:value-type="float" office:value="2">
            <text:p>2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 table:formula="of:=IF(ISNUMBER([.R58]);IF([.R58]&gt;0;&quot; &quot;;ABS([.R$2]));&quot; &quot;)" office:value-type="string" office:string-value=" ">
            <text:p><text:s/></text:p>
          </table:table-cell>
          <table:table-cell table:style-name="ce18" table:formula="of:=IF(ISNUMBER([.S58]);IF([.S58]&gt;0;&quot; &quot;;ABS([.S$2]));&quot; &quot;)" office:value-type="string" office:string-value=" ">
            <text:p><text:s/></text:p>
          </table:table-cell>
          <table:table-cell table:style-name="ce18" table:formula="of:=IF(ISNUMBER([.T58]);IF([.T58]&gt;0;&quot; &quot;;ABS([.T$2]));&quot; &quot;)" office:value-type="string" office:string-value=" ">
            <text:p><text:s/></text:p>
          </table:table-cell>
          <table:table-cell table:style-name="ce18" table:formula="of:=IF(ISNUMBER([.U58]);IF([.U58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formula="of:=IF(ISNUMBER([.AE58]);IF([.AE58]&gt;0;&quot; &quot;;ABS([.AE$2]));&quot; &quot;)" office:value-type="string" office:string-value=" ">
            <text:p><text:s/></text:p>
          </table:table-cell>
          <table:table-cell table:style-name="ce18" table:formula="of:=IF(ISNUMBER([.AF58]);IF([.AF58]&gt;0;&quot; &quot;;ABS([.AF$2]));&quot; &quot;)" office:value-type="string" office:string-value=" ">
            <text:p><text:s/></text:p>
          </table:table-cell>
          <table:table-cell table:style-name="ce18" table:formula="of:=IF(ISNUMBER([.AG58]);IF([.AG58]&gt;0;&quot; &quot;;ABS([.AG$2]));&quot; &quot;)" office:value-type="string" office:string-value=" ">
            <text:p><text:s/></text:p>
          </table:table-cell>
          <table:table-cell table:style-name="ce18" table:formula="of:=IF(ISNUMBER([.AH58]);IF([.AH58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58]);IF([.AP58]&gt;0;&quot; &quot;;ABS([.AP$2]));&quot; &quot;)" office:value-type="string" office:string-value=" ">
            <text:p><text:s/>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58]);IF([.AS58]&gt;0;&quot; &quot;;ABS([.AS$2]));&quot; &quot;)" office:value-type="float" office:value="20">
            <text:p>20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string" office:string-value=" ">
            <text:p><text:s/></text:p>
          </table:table-cell>
          <table:table-cell table:style-name="ce18" table:formula="of:=IF(ISNUMBER([.BC58]);IF([.BC58]&gt;0;&quot; &quot;;ABS([.BC$2]));&quot; &quot;)" office:value-type="string" office:string-value=" ">
            <text:p><text:s/></text:p>
          </table:table-cell>
          <table:table-cell table:style-name="ce18" table:formula="of:=IF(ISNUMBER([.BD58]);IF([.BD58]&gt;0;&quot; &quot;;ABS([.BD$2]));&quot; &quot;)" office:value-type="string" office:string-value=" ">
            <text:p><text:s/>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float" office:value="20">
            <text:p>20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18" table:formula="of:=IF(ISNUMBER([.BI58]);IF([.BI58]&gt;0;&quot; &quot;;ABS([.BI$2]));&quot; &quot;)" office:value-type="string" office:string-value=" ">
            <text:p><text:s/></text:p>
          </table:table-cell>
          <table:table-cell table:style-name="ce18" table:formula="of:=IF(ISNUMBER([.BJ58]);IF([.BJ58]&gt;0;&quot; &quot;;ABS([.BJ$2]));&quot; &quot;)" office:value-type="string" office:string-value=" ">
            <text:p><text:s/></text:p>
          </table:table-cell>
          <table:table-cell table:style-name="ce18" table:formula="of:=IF(ISNUMBER([.BK58]);IF([.BK58]&gt;0;&quot; &quot;;ABS([.BK$2]));&quot; &quot;)" office:value-type="string" office:string-value=" ">
            <text:p><text:s/></text:p>
          </table:table-cell>
          <table:table-cell table:style-name="ce18" table:formula="of:=IF(ISNUMBER([.BL58]);IF([.BL58]&gt;0;&quot; &quot;;ABS([.BL$2]));&quot; &quot;)" office:value-type="string" office:string-value=" ">
            <text:p><text:s/></text:p>
          </table:table-cell>
          <table:table-cell table:style-name="ce18" table:formula="of:=IF(ISNUMBER([.BM58]);IF([.BM58]&gt;0;&quot; &quot;;ABS([.BM$2]));&quot; &quot;)" office:value-type="string" office:string-value=" ">
            <text:p><text:s/></text:p>
          </table:table-cell>
          <table:table-cell table:style-name="ce57" table:formula="of:=IF(ISNUMBER([.BN58]);IF([.BN58]&gt;0;&quot; &quot;;ABS([.BN$2]));&quot; &quot;)" office:value-type="string" office:string-value=" ">
            <text:p><text:s/></text:p>
          </table:table-cell>
          <table:table-cell table:style-name="ce57" table:formula="of:=IF(ISNUMBER([.BO58]);IF([.BO58]&gt;0;&quot; &quot;;ABS([.BO$2]));&quot; &quot;)" office:value-type="string" office:string-value=" ">
            <text:p><text:s/></text:p>
          </table:table-cell>
          <table:table-cell table:style-name="ce57" table:formula="of:=IF(ISNUMBER([.BP58]);IF([.BP58]&gt;0;&quot; &quot;;ABS([.BP$2]));&quot; &quot;)" office:value-type="string" office:string-value=" ">
            <text:p><text:s/></text:p>
          </table:table-cell>
          <table:table-cell table:style-name="ce57" table:formula="of:=IF(ISNUMBER([.BQ58]);IF([.BQ58]&gt;0;&quot; &quot;;ABS([.BQ$2]));&quot; &quot;)" office:value-type="string" office:string-value=" ">
            <text:p><text:s/></text:p>
          </table:table-cell>
          <table:table-cell table:style-name="ce57" table:formula="of:=IF(ISNUMBER([.BR58]);IF([.BR58]&gt;0;&quot; &quot;;ABS([.BR$2]));&quot; &quot;)" office:value-type="string" office:string-value=" ">
            <text:p><text:s/></text:p>
          </table:table-cell>
          <table:table-cell table:style-name="ce57" table:formula="of:=IF(ISNUMBER([.BS58]);IF([.BS58]&gt;0;&quot; &quot;;ABS([.BS$2]));&quot; &quot;)" office:value-type="string" office:string-value=" ">
            <text:p><text:s/></text:p>
          </table:table-cell>
          <table:table-cell table:style-name="ce57" table:formula="of:=IF(ISNUMBER([.BT58]);IF([.BT58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58]+[.BV59]" office:value-type="float" office:value="120">
            <text:p>120</text:p>
          </table:table-cell>
          <table:table-cell table:style-name="ce73" table:formula="of:=[.BW58]+[.BW59]" office:value-type="float" office:value="75">
            <text:p>75</text:p>
          </table:table-cell>
          <table:table-cell table:style-name="ce76" table:formula="of:=[.BV60]/[.BW60]" office:value-type="float" office:value="1.6">
            <text:p>1,6</text:p>
          </table:table-cell>
          <table:table-cell table:style-name="ce76" table:number-columns-repeated="948"/>
        </table:table-row>
        <table:table-row table:style-name="ro1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number-columns-repeated="3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3" office:value-type="string">
            <text:p>At1</text:p>
          </table:table-cell>
          <table:table-cell table:style-name="ce69" table:formula="of:=SUMIF([.$B$2:.$BT$2];&quot;&gt;0&quot;;[.$B62:.$BT62])" office:value-type="float" office:value="60">
            <text:p>60</text:p>
          </table:table-cell>
          <table:table-cell table:style-name="ce72" table:formula="of:=SUMIF([.$B$2:.$BT$2];&quot;&lt;0&quot;;[.$B62:.$BT62])" office:value-type="float" office:value="40">
            <text:p>40</text:p>
          </table:table-cell>
          <table:table-cell table:style-name="ce75" table:formula="of:=[.BV61]/[.BW61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61:.BJ61]))" office:value-type="float" office:value="6.3">
            <text:p>6,3</text:p>
          </table:table-cell>
          <table:table-cell table:style-name="ce75" table:number-columns-repeated="946"/>
        </table:table-row>
        <table:table-row table:style-name="ro1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number-columns-repeated="3"/>
          <table:table-cell table:style-name="ce18" table:formula="of:=IF(ISNUMBER([.R61]);IF([.R61]&gt;0;ABS([.R$2]);&quot; &quot;);&quot; &quot;)" office:value-type="string" office:string-value=" ">
            <text:p><text:s/></text:p>
          </table:table-cell>
          <table:table-cell table:style-name="ce18" table:formula="of:=IF(ISNUMBER([.S61]);IF([.S61]&gt;0;ABS([.S$2]);&quot; &quot;);&quot; &quot;)" office:value-type="string" office:string-value=" ">
            <text:p><text:s/></text:p>
          </table:table-cell>
          <table:table-cell table:style-name="ce18" table:formula="of:=IF(ISNUMBER([.T61]);IF([.T61]&gt;0;ABS([.T$2]);&quot; &quot;);&quot; &quot;)" office:value-type="string" office:string-value=" ">
            <text:p><text:s/></text:p>
          </table:table-cell>
          <table:table-cell table:style-name="ce18" table:formula="of:=IF(ISNUMBER([.U61]);IF([.U61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formula="of:=IF(ISNUMBER([.AE61]);IF([.AE61]&gt;0;ABS([.AE$2]);&quot; &quot;);&quot; &quot;)" office:value-type="string" office:string-value=" ">
            <text:p><text:s/></text:p>
          </table:table-cell>
          <table:table-cell table:style-name="ce18" table:formula="of:=IF(ISNUMBER([.AF61]);IF([.AF61]&gt;0;ABS([.AF$2]);&quot; &quot;);&quot; &quot;)" office:value-type="string" office:string-value=" ">
            <text:p><text:s/></text:p>
          </table:table-cell>
          <table:table-cell table:style-name="ce18" table:formula="of:=IF(ISNUMBER([.AG61]);IF([.AG61]&gt;0;ABS([.AG$2]);&quot; &quot;);&quot; &quot;)" office:value-type="string" office:string-value=" ">
            <text:p><text:s/></text:p>
          </table:table-cell>
          <table:table-cell table:style-name="ce18" table:formula="of:=IF(ISNUMBER([.AH61]);IF([.AH61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string" office:string-value=" ">
            <text:p><text:s/></text:p>
          </table:table-cell>
          <table:table-cell table:style-name="ce18" table:formula="of:=IF(ISNUMBER([.BB61]);IF([.BB61]&gt;0;ABS([.BB$2]);&quot; &quot;);&quot; &quot;)" office:value-type="string" office:string-value=" ">
            <text:p><text:s/></text:p>
          </table:table-cell>
          <table:table-cell table:style-name="ce18" table:formula="of:=IF(ISNUMBER([.BC61]);IF([.BC61]&gt;0;ABS([.BC$2]);&quot; &quot;);&quot; &quot;)" office:value-type="string" office:string-value=" ">
            <text:p><text:s/></text:p>
          </table:table-cell>
          <table:table-cell table:style-name="ce18" table:formula="of:=IF(ISNUMBER([.BD61]);IF([.BD61]&gt;0;ABS([.BD$2]);&quot; &quot;);&quot; &quot;)" office:value-type="string" office:string-value=" ">
            <text:p><text:s/></text:p>
          </table:table-cell>
          <table:table-cell table:style-name="ce18" table:formula="of:=IF(ISNUMBER([.BE61]);IF([.BE61]&gt;0;ABS([.BE$2]);&quot; &quot;);&quot; &quot;)" office:value-type="string" office:string-value=" ">
            <text:p><text:s/></text:p>
          </table:table-cell>
          <table:table-cell table:style-name="ce18" table:formula="of:=IF(ISNUMBER([.BF61]);IF([.BF61]&gt;0;ABS([.BF$2]);&quot; &quot;);&quot; &quot;)" office:value-type="float" office:value="20">
            <text:p>20</text:p>
          </table:table-cell>
          <table:table-cell table:style-name="ce18" table:formula="of:=IF(ISNUMBER([.BG61]);IF([.BG61]&gt;0;ABS([.BG$2]);&quot; &quot;);&quot; &quot;)" office:value-type="string" office:string-value=" ">
            <text:p><text:s/></text:p>
          </table:table-cell>
          <table:table-cell table:style-name="ce18" table:formula="of:=IF(ISNUMBER([.BH61]);IF([.BH61]&gt;0;ABS([.BH$2]);&quot; &quot;);&quot; &quot;)" office:value-type="string" office:string-value=" ">
            <text:p><text:s/></text:p>
          </table:table-cell>
          <table:table-cell table:style-name="ce18" table:formula="of:=IF(ISNUMBER([.BI61]);IF([.BI61]&gt;0;ABS([.BI$2]);&quot; &quot;);&quot; &quot;)" office:value-type="float" office:value="20">
            <text:p>20</text:p>
          </table:table-cell>
          <table:table-cell table:style-name="ce18" table:formula="of:=IF(ISNUMBER([.BJ61]);IF([.BJ61]&gt;0;ABS([.BJ$2]);&quot; &quot;);&quot; &quot;)" office:value-type="string" office:string-value=" ">
            <text:p><text:s/></text:p>
          </table:table-cell>
          <table:table-cell table:style-name="ce18" table:formula="of:=IF(ISNUMBER([.BK61]);IF([.BK61]&gt;0;ABS([.BK$2]);&quot; &quot;);&quot; &quot;)" office:value-type="float" office:value="20">
            <text:p>20</text:p>
          </table:table-cell>
          <table:table-cell table:style-name="ce18" table:formula="of:=IF(ISNUMBER([.BL61]);IF([.BL61]&gt;0;ABS([.BL$2]);&quot; &quot;);&quot; &quot;)" office:value-type="float" office:value="20">
            <text:p>20</text:p>
          </table:table-cell>
          <table:table-cell table:style-name="ce18" table:formula="of:=IF(ISNUMBER([.BM61]);IF([.BM61]&gt;0;ABS([.BM$2]);&quot; &quot;);&quot; &quot;)" office:value-type="float" office:value="20">
            <text:p>20</text:p>
          </table:table-cell>
          <table:table-cell table:style-name="ce57" table:formula="of:=IF(ISNUMBER([.BN61]);IF([.BN61]&gt;0;ABS([.BN$2]);&quot; &quot;);&quot; &quot;)" office:value-type="string" office:string-value=" ">
            <text:p><text:s/></text:p>
          </table:table-cell>
          <table:table-cell table:style-name="ce57" table:formula="of:=IF(ISNUMBER([.BO61]);IF([.BO61]&gt;0;ABS([.BO$2]);&quot; &quot;);&quot; &quot;)" office:value-type="string" office:string-value=" ">
            <text:p><text:s/></text:p>
          </table:table-cell>
          <table:table-cell table:style-name="ce57" table:formula="of:=IF(ISNUMBER([.BP61]);IF([.BP61]&gt;0;ABS([.BP$2]);&quot; &quot;);&quot; &quot;)" office:value-type="string" office:string-value=" ">
            <text:p><text:s/></text:p>
          </table:table-cell>
          <table:table-cell table:style-name="ce57" table:formula="of:=IF(ISNUMBER([.BQ61]);IF([.BQ61]&gt;0;ABS([.BQ$2]);&quot; &quot;);&quot; &quot;)" office:value-type="string" office:string-value=" ">
            <text:p><text:s/></text:p>
          </table:table-cell>
          <table:table-cell table:style-name="ce57" table:formula="of:=IF(ISNUMBER([.BR61]);IF([.BR61]&gt;0;ABS([.BR$2]);&quot; &quot;);&quot; &quot;)" office:value-type="string" office:string-value=" ">
            <text:p><text:s/></text:p>
          </table:table-cell>
          <table:table-cell table:style-name="ce57" table:formula="of:=IF(ISNUMBER([.BS61]);IF([.BS61]&gt;0;ABS([.BS$2]);&quot; &quot;);&quot; &quot;)" office:value-type="string" office:string-value=" ">
            <text:p><text:s/></text:p>
          </table:table-cell>
          <table:table-cell table:style-name="ce57" table:formula="of:=IF(ISNUMBER([.BT61]);IF([.BT61]&gt;0;ABS([.BT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63:.$BT63])" office:value-type="float" office:value="40">
            <text:p>40</text:p>
          </table:table-cell>
          <table:table-cell table:style-name="ce72" table:formula="of:=SUMIF([.$B$2:.$BT$2];&quot;&lt;0&quot;;[.$B63:.$BT63])" office:value-type="float" office:value="20">
            <text:p>20</text:p>
          </table:table-cell>
          <table:table-cell table:style-name="ce76" table:formula="of:=[.BV62]/[.BW62]" office:value-type="float" office:value="2">
            <text:p>2</text:p>
          </table:table-cell>
          <table:table-cell table:style-name="ce76" table:number-columns-repeated="2"/>
          <table:table-cell table:number-columns-repeated="946"/>
        </table:table-row>
        <table:table-row table:style-name="ro1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number-columns-repeated="3"/>
          <table:table-cell table:style-name="ce18" table:formula="of:=IF(ISNUMBER([.R61]);IF([.R61]&gt;0;&quot; &quot;;ABS([.R$2]));&quot; &quot;)" office:value-type="string" office:string-value=" ">
            <text:p><text:s/></text:p>
          </table:table-cell>
          <table:table-cell table:style-name="ce18" table:formula="of:=IF(ISNUMBER([.S61]);IF([.S61]&gt;0;&quot; &quot;;ABS([.S$2]));&quot; &quot;)" office:value-type="string" office:string-value=" ">
            <text:p><text:s/></text:p>
          </table:table-cell>
          <table:table-cell table:style-name="ce18" table:formula="of:=IF(ISNUMBER([.T61]);IF([.T61]&gt;0;&quot; &quot;;ABS([.T$2]));&quot; &quot;)" office:value-type="string" office:string-value=" ">
            <text:p><text:s/></text:p>
          </table:table-cell>
          <table:table-cell table:style-name="ce18" table:formula="of:=IF(ISNUMBER([.U61]);IF([.U61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formula="of:=IF(ISNUMBER([.AE61]);IF([.AE61]&gt;0;&quot; &quot;;ABS([.AE$2]));&quot; &quot;)" office:value-type="string" office:string-value=" ">
            <text:p><text:s/></text:p>
          </table:table-cell>
          <table:table-cell table:style-name="ce18" table:formula="of:=IF(ISNUMBER([.AF61]);IF([.AF61]&gt;0;&quot; &quot;;ABS([.AF$2]));&quot; &quot;)" office:value-type="string" office:string-value=" ">
            <text:p><text:s/></text:p>
          </table:table-cell>
          <table:table-cell table:style-name="ce18" table:formula="of:=IF(ISNUMBER([.AG61]);IF([.AG61]&gt;0;&quot; &quot;;ABS([.AG$2]));&quot; &quot;)" office:value-type="string" office:string-value=" ">
            <text:p><text:s/></text:p>
          </table:table-cell>
          <table:table-cell table:style-name="ce18" table:formula="of:=IF(ISNUMBER([.AH61]);IF([.AH61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61]);IF([.AP61]&gt;0;&quot; &quot;;ABS([.AP$2]));&quot; &quot;)" office:value-type="string" office:string-value=" ">
            <text:p><text:s/>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61]);IF([.AS61]&gt;0;&quot; &quot;;ABS([.AS$2]));&quot; &quot;)" office:value-type="float" office:value="20">
            <text:p>20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string" office:string-value=" ">
            <text:p><text:s/></text:p>
          </table:table-cell>
          <table:table-cell table:style-name="ce18" table:formula="of:=IF(ISNUMBER([.BC61]);IF([.BC61]&gt;0;&quot; &quot;;ABS([.BC$2]));&quot; &quot;)" office:value-type="string" office:string-value=" ">
            <text:p><text:s/></text:p>
          </table:table-cell>
          <table:table-cell table:style-name="ce18" table:formula="of:=IF(ISNUMBER([.BD61]);IF([.BD61]&gt;0;&quot; &quot;;ABS([.BD$2]));&quot; &quot;)" office:value-type="string" office:string-value=" ">
            <text:p><text:s/></text:p>
          </table:table-cell>
          <table:table-cell table:style-name="ce18" table:formula="of:=IF(ISNUMBER([.BE61]);IF([.BE61]&gt;0;&quot; &quot;;ABS([.BE$2]));&quot; &quot;)" office:value-type="string" office:string-value=" ">
            <text:p><text:s/></text:p>
          </table:table-cell>
          <table:table-cell table:style-name="ce18" table:formula="of:=IF(ISNUMBER([.BF61]);IF([.BF61]&gt;0;&quot; &quot;;ABS([.BF$2]));&quot; &quot;)" office:value-type="string" office:string-value=" ">
            <text:p><text:s/></text:p>
          </table:table-cell>
          <table:table-cell table:style-name="ce18" table:formula="of:=IF(ISNUMBER([.BG61]);IF([.BG61]&gt;0;&quot; &quot;;ABS([.BG$2]));&quot; &quot;)" office:value-type="float" office:value="20">
            <text:p>20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18" table:formula="of:=IF(ISNUMBER([.BI61]);IF([.BI61]&gt;0;&quot; &quot;;ABS([.BI$2]));&quot; &quot;)" office:value-type="string" office:string-value=" ">
            <text:p><text:s/></text:p>
          </table:table-cell>
          <table:table-cell table:style-name="ce18" table:formula="of:=IF(ISNUMBER([.BJ61]);IF([.BJ61]&gt;0;&quot; &quot;;ABS([.BJ$2]));&quot; &quot;)" office:value-type="float" office:value="20">
            <text:p>20</text:p>
          </table:table-cell>
          <table:table-cell table:style-name="ce18" table:formula="of:=IF(ISNUMBER([.BK61]);IF([.BK61]&gt;0;&quot; &quot;;ABS([.BK$2]));&quot; &quot;)" office:value-type="string" office:string-value=" ">
            <text:p><text:s/></text:p>
          </table:table-cell>
          <table:table-cell table:style-name="ce18" table:formula="of:=IF(ISNUMBER([.BL61]);IF([.BL61]&gt;0;&quot; &quot;;ABS([.BL$2]));&quot; &quot;)" office:value-type="string" office:string-value=" ">
            <text:p><text:s/></text:p>
          </table:table-cell>
          <table:table-cell table:style-name="ce18" table:formula="of:=IF(ISNUMBER([.BM61]);IF([.BM61]&gt;0;&quot; &quot;;ABS([.BM$2]));&quot; &quot;)" office:value-type="string" office:string-value=" ">
            <text:p><text:s/></text:p>
          </table:table-cell>
          <table:table-cell table:style-name="ce57" table:formula="of:=IF(ISNUMBER([.BN61]);IF([.BN61]&gt;0;&quot; &quot;;ABS([.BN$2]));&quot; &quot;)" office:value-type="string" office:string-value=" ">
            <text:p><text:s/></text:p>
          </table:table-cell>
          <table:table-cell table:style-name="ce57" table:formula="of:=IF(ISNUMBER([.BO61]);IF([.BO61]&gt;0;&quot; &quot;;ABS([.BO$2]));&quot; &quot;)" office:value-type="string" office:string-value=" ">
            <text:p><text:s/></text:p>
          </table:table-cell>
          <table:table-cell table:style-name="ce57" table:formula="of:=IF(ISNUMBER([.BP61]);IF([.BP61]&gt;0;&quot; &quot;;ABS([.BP$2]));&quot; &quot;)" office:value-type="string" office:string-value=" ">
            <text:p><text:s/></text:p>
          </table:table-cell>
          <table:table-cell table:style-name="ce57" table:formula="of:=IF(ISNUMBER([.BQ61]);IF([.BQ61]&gt;0;&quot; &quot;;ABS([.BQ$2]));&quot; &quot;)" office:value-type="string" office:string-value=" ">
            <text:p><text:s/></text:p>
          </table:table-cell>
          <table:table-cell table:style-name="ce57" table:formula="of:=IF(ISNUMBER([.BR61]);IF([.BR61]&gt;0;&quot; &quot;;ABS([.BR$2]));&quot; &quot;)" office:value-type="string" office:string-value=" ">
            <text:p><text:s/></text:p>
          </table:table-cell>
          <table:table-cell table:style-name="ce57" table:formula="of:=IF(ISNUMBER([.BS61]);IF([.BS61]&gt;0;&quot; &quot;;ABS([.BS$2]));&quot; &quot;)" office:value-type="string" office:string-value=" ">
            <text:p><text:s/></text:p>
          </table:table-cell>
          <table:table-cell table:style-name="ce57" table:formula="of:=IF(ISNUMBER([.BT61]);IF([.BT61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61]+[.BV62]" office:value-type="float" office:value="100">
            <text:p>100</text:p>
          </table:table-cell>
          <table:table-cell table:style-name="ce73" table:formula="of:=[.BW61]+[.BW62]" office:value-type="float" office:value="60">
            <text:p>60</text:p>
          </table:table-cell>
          <table:table-cell table:style-name="ce76" table:formula="of:=[.BV63]/[.BW63]" office:value-type="float" office:value="1.66666666666667">
            <text:p>1,67</text:p>
          </table:table-cell>
          <table:table-cell table:style-name="ce76" table:number-columns-repeated="948"/>
        </table:table-row>
        <table:table-row table:style-name="ro1" table:number-rows-repeated="3">
          <table:table-cell table:number-columns-repeated="77"/>
          <table:table-cell table:style-name="ce76"/>
          <table:table-cell table:number-columns-repeated="946"/>
        </table:table-row>
        <table:table-row table:style-name="ro1">
          <table:table-cell table:style-name="ce11" office:value-type="string">
            <text:p>Reav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.3">
            <text:p>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/>
          <table:table-cell table:style-name="ce22"/>
          <table:table-cell table:style-name="ce17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63" office:value-type="string">
            <text:p>At1</text:p>
          </table:table-cell>
          <table:table-cell table:style-name="ce69" table:formula="of:=SUMIF([.$B$2:.$BT$2];&quot;&gt;0&quot;;[.$B68:.$BT68])" office:value-type="float" office:value="80">
            <text:p>80</text:p>
          </table:table-cell>
          <table:table-cell table:style-name="ce72" table:formula="of:=SUMIF([.$B$2:.$BT$2];&quot;&lt;0&quot;;[.$B68:.$BT68])" office:value-type="float" office:value="55">
            <text:p>55</text:p>
          </table:table-cell>
          <table:table-cell table:style-name="ce75" table:formula="of:=[.BV67]/[.BW67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67:.BJ67]))" office:value-type="float" office:value="2.4">
            <text:p>2,4</text:p>
          </table:table-cell>
          <table:table-cell table:style-name="ce75" table:number-columns-repeated="946"/>
        </table:table-row>
        <table:table-row table:style-name="ro4">
          <table:table-cell/>
          <table:table-cell table:style-name="ce18" table:formula="of:=IF(ISNUMBER([.B67]);IF([.B67]&gt;0;ABS([.B$2]);&quot; &quot;);&quot; &quot;)" office:value-type="string" office:string-value=" ">
            <text:p><text:s/></text:p>
          </table:table-cell>
          <table:table-cell table:style-name="ce18" table:formula="of:=IF(ISNUMBER([.C67]);IF([.C67]&gt;0;ABS([.C$2]);&quot; &quot;);&quot; &quot;)" office:value-type="string" office:string-value=" ">
            <text:p><text:s/></text:p>
          </table:table-cell>
          <table:table-cell table:style-name="ce18" table:formula="of:=IF(ISNUMBER([.D67]);IF([.D67]&gt;0;ABS([.D$2]);&quot; &quot;);&quot; &quot;)" office:value-type="string" office:string-value=" ">
            <text:p><text:s/></text:p>
          </table:table-cell>
          <table:table-cell table:style-name="ce18" table:formula="of:=IF(ISNUMBER([.E67]);IF([.E67]&gt;0;ABS([.E$2]);&quot; &quot;);&quot; &quot;)" office:value-type="string" office:string-value=" ">
            <text:p><text:s/></text:p>
          </table:table-cell>
          <table:table-cell table:style-name="ce18" table:formula="of:=IF(ISNUMBER([.F67]);IF([.F67]&gt;0;ABS([.F$2]);&quot; &quot;);&quot; &quot;)" office:value-type="string" office:string-value=" ">
            <text:p><text:s/></text:p>
          </table:table-cell>
          <table:table-cell table:style-name="ce18" table:formula="of:=IF(ISNUMBER([.G67]);IF([.G67]&gt;0;ABS([.G$2]);&quot; &quot;);&quot; &quot;)" office:value-type="string" office:string-value=" ">
            <text:p><text:s/></text:p>
          </table:table-cell>
          <table:table-cell table:style-name="ce18" table:formula="of:=IF(ISNUMBER([.H67]);IF([.H67]&gt;0;ABS([.H$2]);&quot; &quot;);&quot; &quot;)" office:value-type="string" office:string-value=" ">
            <text:p><text:s/></text:p>
          </table:table-cell>
          <table:table-cell table:style-name="ce18" table:formula="of:=IF(ISNUMBER([.I67]);IF([.I67]&gt;0;ABS([.I$2]);&quot; &quot;);&quot; &quot;)" office:value-type="string" office:string-value=" ">
            <text:p><text:s/></text:p>
          </table:table-cell>
          <table:table-cell table:style-name="ce18" table:formula="of:=IF(ISNUMBER([.J67]);IF([.J67]&gt;0;ABS([.J$2]);&quot; &quot;);&quot; &quot;)" office:value-type="float" office:value="35">
            <text:p>35</text:p>
          </table:table-cell>
          <table:table-cell table:style-name="ce18" table:formula="of:=IF(ISNUMBER([.K67]);IF([.K67]&gt;0;ABS([.K$2]);&quot; &quot;);&quot; &quot;)" office:value-type="string" office:string-value=" ">
            <text:p><text:s/></text:p>
          </table:table-cell>
          <table:table-cell table:style-name="ce18" table:formula="of:=IF(ISNUMBER([.L67]);IF([.L67]&gt;0;ABS([.L$2]);&quot; &quot;);&quot; &quot;)" office:value-type="string" office:string-value=" ">
            <text:p><text:s/></text:p>
          </table:table-cell>
          <table:table-cell table:style-name="ce18" table:formula="of:=IF(ISNUMBER([.M67]);IF([.M67]&gt;0;ABS([.M$2]);&quot; &quot;);&quot; &quot;)" office:value-type="string" office:string-value=" ">
            <text:p><text:s/></text:p>
          </table:table-cell>
          <table:table-cell table:style-name="ce18" table:formula="of:=IF(ISNUMBER([.N67]);IF([.N67]&gt;0;ABS([.N$2]);&quot; &quot;);&quot; &quot;)" office:value-type="string" office:string-value=" ">
            <text:p><text:s/></text:p>
          </table:table-cell>
          <table:table-cell table:style-name="ce18" table:formula="of:=IF(ISNUMBER([.O67]);IF([.O67]&gt;0;ABS([.O$2]);&quot; &quot;);&quot; &quot;)" office:value-type="string" office:string-value=" ">
            <text:p><text:s/></text:p>
          </table:table-cell>
          <table:table-cell table:style-name="ce18" table:formula="of:=IF(ISNUMBER([.P67]);IF([.P67]&gt;0;ABS([.P$2]);&quot; &quot;);&quot; &quot;)" office:value-type="string" office:string-value=" ">
            <text:p><text:s/></text:p>
          </table:table-cell>
          <table:table-cell table:style-name="ce18" table:formula="of:=IF(ISNUMBER([.Q67]);IF([.Q67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ABS([.S$2]);&quot; &quot;);&quot; &quot;)" office:value-type="string" office:string-value=" ">
            <text:p><text:s/></text:p>
          </table:table-cell>
          <table:table-cell table:style-name="ce18" table:formula="of:=IF(ISNUMBER([.T67]);IF([.T67]&gt;0;ABS([.T$2]);&quot; &quot;);&quot; &quot;)" office:value-type="string" office:string-value=" ">
            <text:p><text:s/></text:p>
          </table:table-cell>
          <table:table-cell table:style-name="ce18" table:formula="of:=IF(ISNUMBER([.U67]);IF([.U67]&gt;0;ABS([.U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W67]);IF([.W67]&gt;0;ABS([.W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Y67]);IF([.Y67]&gt;0;ABS([.Y$2]);&quot; &quot;);&quot; &quot;)" office:value-type="string" office:string-value=" ">
            <text:p><text:s/></text:p>
          </table:table-cell>
          <table:table-cell table:style-name="ce18" table:formula="of:=IF(ISNUMBER([.Z67]);IF([.Z67]&gt;0;ABS([.Z$2]);&quot; &quot;);&quot; &quot;)" office:value-type="string" office:string-value=" ">
            <text:p><text:s/></text:p>
          </table:table-cell>
          <table:table-cell table:style-name="ce18" table:formula="of:=IF(ISNUMBER([.AA67]);IF([.AA67]&gt;0;ABS([.AA$2]);&quot; &quot;);&quot; &quot;)" office:value-type="string" office:string-value=" ">
            <text:p><text:s/></text:p>
          </table:table-cell>
          <table:table-cell table:style-name="ce18" table:formula="of:=IF(ISNUMBER([.AB67]);IF([.AB67]&gt;0;ABS([.AB$2]);&quot; &quot;);&quot; &quot;)" office:value-type="string" office:string-value=" ">
            <text:p><text:s/></text:p>
          </table:table-cell>
          <table:table-cell table:style-name="ce18" table:formula="of:=IF(ISNUMBER([.AC67]);IF([.AC67]&gt;0;ABS([.AC$2]);&quot; &quot;);&quot; &quot;)" office:value-type="string" office:string-value=" ">
            <text:p><text:s/></text:p>
          </table:table-cell>
          <table:table-cell table:style-name="ce18" table:formula="of:=IF(ISNUMBER([.AD67]);IF([.AD67]&gt;0;ABS([.AD$2]);&quot; &quot;);&quot; &quot;)" office:value-type="string" office:string-value=" ">
            <text:p><text:s/></text:p>
          </table:table-cell>
          <table:table-cell table:style-name="ce18" table:formula="of:=IF(ISNUMBER([.AE67]);IF([.AE67]&gt;0;ABS([.AE$2]);&quot; &quot;);&quot; &quot;)" office:value-type="string" office:string-value=" ">
            <text:p><text:s/></text:p>
          </table:table-cell>
          <table:table-cell table:style-name="ce18" table:formula="of:=IF(ISNUMBER([.AF67]);IF([.AF67]&gt;0;ABS([.AF$2]);&quot; &quot;);&quot; &quot;)" office:value-type="string" office:string-value=" ">
            <text:p><text:s/></text:p>
          </table:table-cell>
          <table:table-cell table:style-name="ce18" table:formula="of:=IF(ISNUMBER([.AG67]);IF([.AG67]&gt;0;ABS([.AG$2]);&quot; &quot;);&quot; &quot;)" office:value-type="string" office:string-value=" ">
            <text:p><text:s/></text:p>
          </table:table-cell>
          <table:table-cell table:style-name="ce18" table:formula="of:=IF(ISNUMBER([.AH67]);IF([.AH67]&gt;0;ABS([.AH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67]);IF([.AP67]&gt;0;ABS([.AP$2]);&quot; &quot;);&quot; &quot;)" office:value-type="string" office:string-value=" ">
            <text:p><text:s/></text:p>
          </table:table-cell>
          <table:table-cell table:style-name="ce18" table:formula="of:=IF(ISNUMBER([.AQ67]);IF([.AQ67]&gt;0;ABS([.A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67]);IF([.AS67]&gt;0;ABS([.AS$2]);&quot; &quot;);&quot; &quot;)" office:value-type="string" office:string-value=" ">
            <text:p><text:s/></text:p>
          </table:table-cell>
          <table:table-cell table:style-name="ce18" table:formula="of:=IF(ISNUMBER([.AT67]);IF([.AT67]&gt;0;ABS([.AT$2]);&quot; &quot;);&quot; &quot;)" office:value-type="string" office:string-value=" ">
            <text:p><text:s/></text:p>
          </table:table-cell>
          <table:table-cell table:style-name="ce18" table:formula="of:=IF(ISNUMBER([.AU67]);IF([.AU67]&gt;0;ABS([.AU$2]);&quot; &quot;);&quot; &quot;)" office:value-type="string" office:string-value=" ">
            <text:p><text:s/></text:p>
          </table:table-cell>
          <table:table-cell table:style-name="ce18" table:formula="of:=IF(ISNUMBER([.AV67]);IF([.AV67]&gt;0;ABS([.AV$2]);&quot; &quot;);&quot; &quot;)" office:value-type="string" office:string-value=" ">
            <text:p><text:s/></text:p>
          </table:table-cell>
          <table:table-cell table:style-name="ce18" table:formula="of:=IF(ISNUMBER([.AW67]);IF([.AW67]&gt;0;ABS([.AW$2]);&quot; &quot;);&quot; &quot;)" office:value-type="string" office:string-value=" ">
            <text:p><text:s/></text:p>
          </table:table-cell>
          <table:table-cell table:style-name="ce18" table:formula="of:=IF(ISNUMBER([.AX67]);IF([.AX67]&gt;0;ABS([.AX$2]);&quot; &quot;);&quot; &quot;)" office:value-type="string" office:string-value=" ">
            <text:p><text:s/></text:p>
          </table:table-cell>
          <table:table-cell table:style-name="ce18" table:formula="of:=IF(ISNUMBER([.AY67]);IF([.AY67]&gt;0;ABS([.AY$2]);&quot; &quot;);&quot; &quot;)" office:value-type="string" office:string-value=" ">
            <text:p><text:s/></text:p>
          </table:table-cell>
          <table:table-cell table:style-name="ce18" table:formula="of:=IF(ISNUMBER([.AZ67]);IF([.AZ67]&gt;0;ABS([.AZ$2]);&quot; &quot;);&quot; &quot;)" office:value-type="string" office:string-value=" ">
            <text:p><text:s/></text:p>
          </table:table-cell>
          <table:table-cell table:style-name="ce18" table:formula="of:=IF(ISNUMBER([.BA67]);IF([.BA67]&gt;0;ABS([.BA$2]);&quot; &quot;);&quot; &quot;)" office:value-type="string" office:string-value=" ">
            <text:p><text:s/></text:p>
          </table:table-cell>
          <table:table-cell table:style-name="ce18" table:formula="of:=IF(ISNUMBER([.BB67]);IF([.BB67]&gt;0;ABS([.BB$2]);&quot; &quot;);&quot; &quot;)" office:value-type="string" office:string-value=" ">
            <text:p><text:s/></text:p>
          </table:table-cell>
          <table:table-cell table:style-name="ce18" table:formula="of:=IF(ISNUMBER([.BC67]);IF([.BC67]&gt;0;ABS([.BC$2]);&quot; &quot;);&quot; &quot;)" office:value-type="string" office:string-value=" ">
            <text:p><text:s/></text:p>
          </table:table-cell>
          <table:table-cell table:style-name="ce18" table:formula="of:=IF(ISNUMBER([.BD67]);IF([.BD67]&gt;0;ABS([.BD$2]);&quot; &quot;);&quot; &quot;)" office:value-type="string" office:string-value=" ">
            <text:p><text:s/></text:p>
          </table:table-cell>
          <table:table-cell table:style-name="ce18" table:formula="of:=IF(ISNUMBER([.BE67]);IF([.BE67]&gt;0;ABS([.BE$2]);&quot; &quot;);&quot; &quot;)" office:value-type="string" office:string-value=" ">
            <text:p><text:s/></text:p>
          </table:table-cell>
          <table:table-cell table:style-name="ce18" table:formula="of:=IF(ISNUMBER([.BF67]);IF([.BF67]&gt;0;ABS([.BF$2]);&quot; &quot;);&quot; &quot;)" office:value-type="string" office:string-value=" ">
            <text:p><text:s/></text:p>
          </table:table-cell>
          <table:table-cell table:style-name="ce18" table:formula="of:=IF(ISNUMBER([.BG67]);IF([.BG67]&gt;0;ABS([.BG$2]);&quot; &quot;);&quot; &quot;)" office:value-type="string" office:string-value=" ">
            <text:p><text:s/></text:p>
          </table:table-cell>
          <table:table-cell table:style-name="ce18" table:formula="of:=IF(ISNUMBER([.BH67]);IF([.BH67]&gt;0;ABS([.BH$2]);&quot; &quot;);&quot; &quot;)" office:value-type="string" office:string-value=" ">
            <text:p><text:s/></text:p>
          </table:table-cell>
          <table:table-cell table:style-name="ce18" table:formula="of:=IF(ISNUMBER([.BI67]);IF([.BI67]&gt;0;ABS([.BI$2]);&quot; &quot;);&quot; &quot;)" office:value-type="string" office:string-value=" ">
            <text:p><text:s/></text:p>
          </table:table-cell>
          <table:table-cell table:style-name="ce18" table:formula="of:=IF(ISNUMBER([.BJ67]);IF([.BJ67]&gt;0;ABS([.BJ$2]);&quot; &quot;);&quot; &quot;)" office:value-type="string" office:string-value=" ">
            <text:p><text:s/></text:p>
          </table:table-cell>
          <table:table-cell table:style-name="ce18" table:formula="of:=IF(ISNUMBER([.BK67]);IF([.BK67]&gt;0;ABS([.BK$2]);&quot; &quot;);&quot; &quot;)" office:value-type="string" office:string-value=" ">
            <text:p><text:s/></text:p>
          </table:table-cell>
          <table:table-cell table:style-name="ce18" table:formula="of:=IF(ISNUMBER([.BL67]);IF([.BL67]&gt;0;ABS([.BL$2]);&quot; &quot;);&quot; &quot;)" office:value-type="string" office:string-value=" ">
            <text:p><text:s/></text:p>
          </table:table-cell>
          <table:table-cell table:style-name="ce18" table:formula="of:=IF(ISNUMBER([.BM67]);IF([.BM67]&gt;0;ABS([.BM$2]);&quot; &quot;);&quot; &quot;)" office:value-type="string" office:string-value=" ">
            <text:p><text:s/></text:p>
          </table:table-cell>
          <table:table-cell table:style-name="ce57" table:formula="of:=IF(ISNUMBER([.BN67]);IF([.BN67]&gt;0;ABS([.BN$2]);&quot; &quot;);&quot; &quot;)" office:value-type="float" office:value="20">
            <text:p>20</text:p>
          </table:table-cell>
          <table:table-cell table:style-name="ce57" table:formula="of:=IF(ISNUMBER([.BO67]);IF([.BO67]&gt;0;ABS([.BO$2]);&quot; &quot;);&quot; &quot;)" office:value-type="float" office:value="20">
            <text:p>20</text:p>
          </table:table-cell>
          <table:table-cell table:style-name="ce57" table:formula="of:=IF(ISNUMBER([.BP67]);IF([.BP67]&gt;0;ABS([.BP$2]);&quot; &quot;);&quot; &quot;)" office:value-type="string" office:string-value=" ">
            <text:p><text:s/></text:p>
          </table:table-cell>
          <table:table-cell table:style-name="ce57" table:formula="of:=IF(ISNUMBER([.BQ67]);IF([.BQ67]&gt;0;ABS([.BQ$2]);&quot; &quot;);&quot; &quot;)" office:value-type="string" office:string-value=" ">
            <text:p><text:s/></text:p>
          </table:table-cell>
          <table:table-cell table:style-name="ce57" table:formula="of:=IF(ISNUMBER([.BR67]);IF([.BR67]&gt;0;ABS([.BR$2]);&quot; &quot;);&quot; &quot;)" office:value-type="float" office:value="20">
            <text:p>20</text:p>
          </table:table-cell>
          <table:table-cell table:style-name="ce57" table:formula="of:=IF(ISNUMBER([.BS67]);IF([.BS67]&gt;0;ABS([.BS$2]);&quot; &quot;);&quot; &quot;)" office:value-type="float" office:value="20">
            <text:p>20</text:p>
          </table:table-cell>
          <table:table-cell table:style-name="ce57" table:formula="of:=IF(ISNUMBER([.BT67]);IF([.BT67]&gt;0;ABS([.BT$2]);&quot; &quot;);&quot; &quot;)" office:value-type="float" office:value="20">
            <text:p>20</text:p>
          </table:table-cell>
          <table:table-cell table:style-name="ce64" office:value-type="string">
            <text:p>Lck</text:p>
          </table:table-cell>
          <table:table-cell table:style-name="ce69" table:formula="of:=SUMIF([.$B$2:.$BT$2];&quot;&gt;0&quot;;[.$B69:.$BT69])" office:value-type="float" office:value="40">
            <text:p>40</text:p>
          </table:table-cell>
          <table:table-cell table:style-name="ce72" table:formula="of:=SUMIF([.$B$2:.$BT$2];&quot;&lt;0&quot;;[.$B69:.$BT69])" office:value-type="float" office:value="20">
            <text:p>20</text:p>
          </table:table-cell>
          <table:table-cell table:style-name="ce76" table:formula="of:=[.BV68]/[.BW68]" office:value-type="float" office:value="2">
            <text:p>2</text:p>
          </table:table-cell>
          <table:table-cell table:style-name="ce76" table:number-columns-repeated="2"/>
          <table:table-cell table:number-columns-repeated="946"/>
        </table:table-row>
        <table:table-row table:style-name="ro4">
          <table:table-cell/>
          <table:table-cell table:style-name="ce18" table:formula="of:=IF(ISNUMBER([.B67]);IF([.B67]&gt;0;&quot; &quot;;ABS([.B$2]));&quot; &quot;)" office:value-type="string" office:string-value=" ">
            <text:p><text:s/></text:p>
          </table:table-cell>
          <table:table-cell table:style-name="ce18" table:formula="of:=IF(ISNUMBER([.C67]);IF([.C67]&gt;0;&quot; &quot;;ABS([.C$2]));&quot; &quot;)" office:value-type="string" office:string-value=" ">
            <text:p><text:s/></text:p>
          </table:table-cell>
          <table:table-cell table:style-name="ce18" table:formula="of:=IF(ISNUMBER([.D67]);IF([.D67]&gt;0;&quot; &quot;;ABS([.D$2]));&quot; &quot;)" office:value-type="string" office:string-value=" ">
            <text:p><text:s/></text:p>
          </table:table-cell>
          <table:table-cell table:style-name="ce18" table:formula="of:=IF(ISNUMBER([.E67]);IF([.E67]&gt;0;&quot; &quot;;ABS([.E$2]));&quot; &quot;)" office:value-type="string" office:string-value=" ">
            <text:p><text:s/></text:p>
          </table:table-cell>
          <table:table-cell table:style-name="ce18" table:formula="of:=IF(ISNUMBER([.F67]);IF([.F67]&gt;0;&quot; &quot;;ABS([.F$2]));&quot; &quot;)" office:value-type="string" office:string-value=" ">
            <text:p><text:s/></text:p>
          </table:table-cell>
          <table:table-cell table:style-name="ce18" table:formula="of:=IF(ISNUMBER([.G67]);IF([.G67]&gt;0;&quot; &quot;;ABS([.G$2]));&quot; &quot;)" office:value-type="string" office:string-value=" ">
            <text:p><text:s/></text:p>
          </table:table-cell>
          <table:table-cell table:style-name="ce18" table:formula="of:=IF(ISNUMBER([.H67]);IF([.H67]&gt;0;&quot; &quot;;ABS([.H$2]));&quot; &quot;)" office:value-type="string" office:string-value=" ">
            <text:p><text:s/></text:p>
          </table:table-cell>
          <table:table-cell table:style-name="ce18" table:formula="of:=IF(ISNUMBER([.I67]);IF([.I67]&gt;0;&quot; &quot;;ABS([.I$2]));&quot; &quot;)" office:value-type="string" office:string-value=" ">
            <text:p><text:s/></text:p>
          </table:table-cell>
          <table:table-cell table:style-name="ce18" table:formula="of:=IF(ISNUMBER([.J67]);IF([.J67]&gt;0;&quot; &quot;;ABS([.J$2]));&quot; &quot;)" office:value-type="string" office:string-value=" ">
            <text:p><text:s/></text:p>
          </table:table-cell>
          <table:table-cell table:style-name="ce18" table:formula="of:=IF(ISNUMBER([.K67]);IF([.K67]&gt;0;&quot; &quot;;ABS([.K$2]));&quot; &quot;)" office:value-type="string" office:string-value=" ">
            <text:p><text:s/></text:p>
          </table:table-cell>
          <table:table-cell table:style-name="ce18" table:formula="of:=IF(ISNUMBER([.L67]);IF([.L67]&gt;0;&quot; &quot;;ABS([.L$2]));&quot; &quot;)" office:value-type="string" office:string-value=" ">
            <text:p><text:s/></text:p>
          </table:table-cell>
          <table:table-cell table:style-name="ce18" table:formula="of:=IF(ISNUMBER([.M67]);IF([.M67]&gt;0;&quot; &quot;;ABS([.M$2]));&quot; &quot;)" office:value-type="string" office:string-value=" ">
            <text:p><text:s/></text:p>
          </table:table-cell>
          <table:table-cell table:style-name="ce18" table:formula="of:=IF(ISNUMBER([.N67]);IF([.N67]&gt;0;&quot; &quot;;ABS([.N$2]));&quot; &quot;)" office:value-type="string" office:string-value=" ">
            <text:p><text:s/></text:p>
          </table:table-cell>
          <table:table-cell table:style-name="ce18" table:formula="of:=IF(ISNUMBER([.O67]);IF([.O67]&gt;0;&quot; &quot;;ABS([.O$2]));&quot; &quot;)" office:value-type="string" office:string-value=" ">
            <text:p><text:s/></text:p>
          </table:table-cell>
          <table:table-cell table:style-name="ce18" table:formula="of:=IF(ISNUMBER([.P67]);IF([.P67]&gt;0;&quot; &quot;;ABS([.P$2]));&quot; &quot;)" office:value-type="string" office:string-value=" ">
            <text:p><text:s/></text:p>
          </table:table-cell>
          <table:table-cell table:style-name="ce18" table:formula="of:=IF(ISNUMBER([.Q67]);IF([.Q67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&quot; &quot;;ABS([.S$2]));&quot; &quot;)" office:value-type="string" office:string-value=" ">
            <text:p><text:s/></text:p>
          </table:table-cell>
          <table:table-cell table:style-name="ce18" table:formula="of:=IF(ISNUMBER([.T67]);IF([.T67]&gt;0;&quot; &quot;;ABS([.T$2]));&quot; &quot;)" office:value-type="string" office:string-value=" ">
            <text:p><text:s/></text:p>
          </table:table-cell>
          <table:table-cell table:style-name="ce18" table:formula="of:=IF(ISNUMBER([.U67]);IF([.U67]&gt;0;&quot; &quot;;ABS([.U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W67]);IF([.W67]&gt;0;&quot; &quot;;ABS([.W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Y67]);IF([.Y67]&gt;0;&quot; &quot;;ABS([.Y$2]));&quot; &quot;)" office:value-type="string" office:string-value=" ">
            <text:p><text:s/></text:p>
          </table:table-cell>
          <table:table-cell table:style-name="ce18" table:formula="of:=IF(ISNUMBER([.Z67]);IF([.Z67]&gt;0;&quot; &quot;;ABS([.Z$2]));&quot; &quot;)" office:value-type="string" office:string-value=" ">
            <text:p><text:s/></text:p>
          </table:table-cell>
          <table:table-cell table:style-name="ce18" table:formula="of:=IF(ISNUMBER([.AA67]);IF([.AA67]&gt;0;&quot; &quot;;ABS([.AA$2]));&quot; &quot;)" office:value-type="string" office:string-value=" ">
            <text:p><text:s/></text:p>
          </table:table-cell>
          <table:table-cell table:style-name="ce18" table:formula="of:=IF(ISNUMBER([.AB67]);IF([.AB67]&gt;0;&quot; &quot;;ABS([.AB$2]));&quot; &quot;)" office:value-type="string" office:string-value=" ">
            <text:p><text:s/></text:p>
          </table:table-cell>
          <table:table-cell table:style-name="ce18" table:formula="of:=IF(ISNUMBER([.AC67]);IF([.AC67]&gt;0;&quot; &quot;;ABS([.AC$2]));&quot; &quot;)" office:value-type="string" office:string-value=" ">
            <text:p><text:s/></text:p>
          </table:table-cell>
          <table:table-cell table:style-name="ce18" table:formula="of:=IF(ISNUMBER([.AD67]);IF([.AD67]&gt;0;&quot; &quot;;ABS([.AD$2]));&quot; &quot;)" office:value-type="string" office:string-value=" ">
            <text:p><text:s/></text:p>
          </table:table-cell>
          <table:table-cell table:style-name="ce18" table:formula="of:=IF(ISNUMBER([.AE67]);IF([.AE67]&gt;0;&quot; &quot;;ABS([.AE$2]));&quot; &quot;)" office:value-type="string" office:string-value=" ">
            <text:p><text:s/></text:p>
          </table:table-cell>
          <table:table-cell table:style-name="ce18" table:formula="of:=IF(ISNUMBER([.AF67]);IF([.AF67]&gt;0;&quot; &quot;;ABS([.AF$2]));&quot; &quot;)" office:value-type="string" office:string-value=" ">
            <text:p><text:s/></text:p>
          </table:table-cell>
          <table:table-cell table:style-name="ce18" table:formula="of:=IF(ISNUMBER([.AG67]);IF([.AG67]&gt;0;&quot; &quot;;ABS([.AG$2]));&quot; &quot;)" office:value-type="string" office:string-value=" ">
            <text:p><text:s/></text:p>
          </table:table-cell>
          <table:table-cell table:style-name="ce18" table:formula="of:=IF(ISNUMBER([.AH67]);IF([.AH67]&gt;0;&quot; &quot;;ABS([.AH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P67]);IF([.AP67]&gt;0;&quot; &quot;;ABS([.AP$2]));&quot; &quot;)" office:value-type="string" office:string-value=" ">
            <text:p><text:s/></text:p>
          </table:table-cell>
          <table:table-cell table:style-name="ce18" table:formula="of:=IF(ISNUMBER([.AQ67]);IF([.AQ67]&gt;0;&quot; &quot;;ABS([.A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S67]);IF([.AS67]&gt;0;&quot; &quot;;ABS([.AS$2]));&quot; &quot;)" office:value-type="float" office:value="20">
            <text:p>20</text:p>
          </table:table-cell>
          <table:table-cell table:style-name="ce18" table:formula="of:=IF(ISNUMBER([.AT67]);IF([.AT67]&gt;0;&quot; &quot;;ABS([.AT$2]));&quot; &quot;)" office:value-type="string" office:string-value=" ">
            <text:p><text:s/></text:p>
          </table:table-cell>
          <table:table-cell table:style-name="ce18" table:formula="of:=IF(ISNUMBER([.AU67]);IF([.AU67]&gt;0;&quot; &quot;;ABS([.AU$2]));&quot; &quot;)" office:value-type="string" office:string-value=" ">
            <text:p><text:s/></text:p>
          </table:table-cell>
          <table:table-cell table:style-name="ce18" table:formula="of:=IF(ISNUMBER([.AV67]);IF([.AV67]&gt;0;&quot; &quot;;ABS([.AV$2]));&quot; &quot;)" office:value-type="string" office:string-value=" ">
            <text:p><text:s/></text:p>
          </table:table-cell>
          <table:table-cell table:style-name="ce18" table:formula="of:=IF(ISNUMBER([.AW67]);IF([.AW67]&gt;0;&quot; &quot;;ABS([.AW$2]));&quot; &quot;)" office:value-type="string" office:string-value=" ">
            <text:p><text:s/></text:p>
          </table:table-cell>
          <table:table-cell table:style-name="ce18" table:formula="of:=IF(ISNUMBER([.AX67]);IF([.AX67]&gt;0;&quot; &quot;;ABS([.AX$2]));&quot; &quot;)" office:value-type="string" office:string-value=" ">
            <text:p><text:s/></text:p>
          </table:table-cell>
          <table:table-cell table:style-name="ce18" table:formula="of:=IF(ISNUMBER([.AY67]);IF([.AY67]&gt;0;&quot; &quot;;ABS([.AY$2]));&quot; &quot;)" office:value-type="string" office:string-value=" ">
            <text:p><text:s/></text:p>
          </table:table-cell>
          <table:table-cell table:style-name="ce18" table:formula="of:=IF(ISNUMBER([.AZ67]);IF([.AZ67]&gt;0;&quot; &quot;;ABS([.AZ$2]));&quot; &quot;)" office:value-type="string" office:string-value=" ">
            <text:p><text:s/></text:p>
          </table:table-cell>
          <table:table-cell table:style-name="ce18" table:formula="of:=IF(ISNUMBER([.BA67]);IF([.BA67]&gt;0;&quot; &quot;;ABS([.BA$2]));&quot; &quot;)" office:value-type="string" office:string-value=" ">
            <text:p><text:s/></text:p>
          </table:table-cell>
          <table:table-cell table:style-name="ce18" table:formula="of:=IF(ISNUMBER([.BB67]);IF([.BB67]&gt;0;&quot; &quot;;ABS([.BB$2]));&quot; &quot;)" office:value-type="string" office:string-value=" ">
            <text:p><text:s/></text:p>
          </table:table-cell>
          <table:table-cell table:style-name="ce18" table:formula="of:=IF(ISNUMBER([.BC67]);IF([.BC67]&gt;0;&quot; &quot;;ABS([.BC$2]));&quot; &quot;)" office:value-type="string" office:string-value=" ">
            <text:p><text:s/></text:p>
          </table:table-cell>
          <table:table-cell table:style-name="ce18" table:formula="of:=IF(ISNUMBER([.BD67]);IF([.BD67]&gt;0;&quot; &quot;;ABS([.BD$2]));&quot; &quot;)" office:value-type="string" office:string-value=" ">
            <text:p><text:s/></text:p>
          </table:table-cell>
          <table:table-cell table:style-name="ce18" table:formula="of:=IF(ISNUMBER([.BE67]);IF([.BE67]&gt;0;&quot; &quot;;ABS([.BE$2]));&quot; &quot;)" office:value-type="string" office:string-value=" ">
            <text:p><text:s/></text:p>
          </table:table-cell>
          <table:table-cell table:style-name="ce18" table:formula="of:=IF(ISNUMBER([.BF67]);IF([.BF67]&gt;0;&quot; &quot;;ABS([.BF$2]));&quot; &quot;)" office:value-type="string" office:string-value=" ">
            <text:p><text:s/></text:p>
          </table:table-cell>
          <table:table-cell table:style-name="ce18" table:formula="of:=IF(ISNUMBER([.BG67]);IF([.BG67]&gt;0;&quot; &quot;;ABS([.BG$2]));&quot; &quot;)" office:value-type="string" office:string-value=" ">
            <text:p><text:s/></text:p>
          </table:table-cell>
          <table:table-cell table:style-name="ce18" table:formula="of:=IF(ISNUMBER([.BH67]);IF([.BH67]&gt;0;&quot; &quot;;ABS([.BH$2]));&quot; &quot;)" office:value-type="string" office:string-value=" ">
            <text:p><text:s/></text:p>
          </table:table-cell>
          <table:table-cell table:style-name="ce18" table:formula="of:=IF(ISNUMBER([.BI67]);IF([.BI67]&gt;0;&quot; &quot;;ABS([.BI$2]));&quot; &quot;)" office:value-type="string" office:string-value=" ">
            <text:p><text:s/></text:p>
          </table:table-cell>
          <table:table-cell table:style-name="ce18" table:formula="of:=IF(ISNUMBER([.BJ67]);IF([.BJ67]&gt;0;&quot; &quot;;ABS([.BJ$2]));&quot; &quot;)" office:value-type="string" office:string-value=" ">
            <text:p><text:s/></text:p>
          </table:table-cell>
          <table:table-cell table:style-name="ce18" table:formula="of:=IF(ISNUMBER([.BK67]);IF([.BK67]&gt;0;&quot; &quot;;ABS([.BK$2]));&quot; &quot;)" office:value-type="string" office:string-value=" ">
            <text:p><text:s/></text:p>
          </table:table-cell>
          <table:table-cell table:style-name="ce18" table:formula="of:=IF(ISNUMBER([.BL67]);IF([.BL67]&gt;0;&quot; &quot;;ABS([.BL$2]));&quot; &quot;)" office:value-type="string" office:string-value=" ">
            <text:p><text:s/></text:p>
          </table:table-cell>
          <table:table-cell table:style-name="ce18" table:formula="of:=IF(ISNUMBER([.BM67]);IF([.BM67]&gt;0;&quot; &quot;;ABS([.BM$2]));&quot; &quot;)" office:value-type="string" office:string-value=" ">
            <text:p><text:s/></text:p>
          </table:table-cell>
          <table:table-cell table:style-name="ce57" table:formula="of:=IF(ISNUMBER([.BN67]);IF([.BN67]&gt;0;&quot; &quot;;ABS([.BN$2]));&quot; &quot;)" office:value-type="string" office:string-value=" ">
            <text:p><text:s/></text:p>
          </table:table-cell>
          <table:table-cell table:style-name="ce57" table:formula="of:=IF(ISNUMBER([.BO67]);IF([.BO67]&gt;0;&quot; &quot;;ABS([.BO$2]));&quot; &quot;)" office:value-type="string" office:string-value=" ">
            <text:p><text:s/></text:p>
          </table:table-cell>
          <table:table-cell table:style-name="ce57" table:formula="of:=IF(ISNUMBER([.BP67]);IF([.BP67]&gt;0;&quot; &quot;;ABS([.BP$2]));&quot; &quot;)" office:value-type="float" office:value="20">
            <text:p>20</text:p>
          </table:table-cell>
          <table:table-cell table:style-name="ce57" table:formula="of:=IF(ISNUMBER([.BQ67]);IF([.BQ67]&gt;0;&quot; &quot;;ABS([.BQ$2]));&quot; &quot;)" office:value-type="float" office:value="20">
            <text:p>20</text:p>
          </table:table-cell>
          <table:table-cell table:style-name="ce57" table:formula="of:=IF(ISNUMBER([.BR67]);IF([.BR67]&gt;0;&quot; &quot;;ABS([.BR$2]));&quot; &quot;)" office:value-type="string" office:string-value=" ">
            <text:p><text:s/></text:p>
          </table:table-cell>
          <table:table-cell table:style-name="ce57" table:formula="of:=IF(ISNUMBER([.BS67]);IF([.BS67]&gt;0;&quot; &quot;;ABS([.BS$2]));&quot; &quot;)" office:value-type="string" office:string-value=" ">
            <text:p><text:s/></text:p>
          </table:table-cell>
          <table:table-cell table:style-name="ce57" table:formula="of:=IF(ISNUMBER([.BT67]);IF([.BT67]&gt;0;&quot; &quot;;ABS([.BT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V67]+[.BV68]" office:value-type="float" office:value="120">
            <text:p>120</text:p>
          </table:table-cell>
          <table:table-cell table:style-name="ce73" table:formula="of:=[.BW67]+[.BW68]" office:value-type="float" office:value="75">
            <text:p>75</text:p>
          </table:table-cell>
          <table:table-cell table:style-name="ce76" table:formula="of:=[.BV69]/[.BW69]" office:value-type="float" office:value="1.6">
            <text:p>1,6</text:p>
          </table:table-cell>
          <table:table-cell table:style-name="ce76" table:number-columns-repeated="948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07/10/2010</text:date>, <text:time>01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10-07T01:49:58</dc:date>
    <meta:editing-duration>PT66H50M20S</meta:editing-duration>
    <meta:editing-cycles>99</meta:editing-cycles>
    <meta:generator>OpenOffice.org/3.2$Unix OpenOffice.org_project/320m12$Build-9483</meta:generator>
    <dc:creator>Dark God</dc:creator>
    <meta:document-statistic meta:table-count="2" meta:cell-count="3396" meta:object-count="0"/>
    <meta:user-defined meta:name="Info 1"/>
    <meta:user-defined meta:name="Info 2"/>
    <meta:user-defined meta:name="Info 3"/>
    <meta:user-defined meta:name="Info 4"/>
  </office:meta>
</office:document-meta>
</file>